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 style:data-style-name="N114">
      <style:table-cell-properties fo:background-color="transparent"/>
      <style:text-properties fo:color="#000000"/>
    </style:style>
    <style:style style:name="ce3" style:family="table-cell" style:parent-style-name="Default" style:data-style-name="N114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8000" fo:border="none"/>
    </style:style>
    <style:style style:name="ce6" style:family="table-cell" style:parent-style-name="Default" style:data-style-name="N114">
      <style:table-cell-properties fo:background-color="transparent" fo:border="none"/>
      <style:text-properties fo:color="#000000"/>
    </style:style>
    <style:style style:name="ce7" style:family="table-cell" style:parent-style-name="Default" style:data-style-name="N114">
      <style:table-cell-properties fo:background-color="transparent" fo:border="none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ackground-color="#77bc65"/>
    </style:style>
    <style:style style:name="ce10" style:family="table-cell" style:parent-style-name="Default" style:data-style-name="N114">
      <style:table-cell-properties fo:background-color="#77bc65" fo:border="none"/>
      <style:text-properties fo:color="#000000"/>
    </style:style>
    <style:style style:name="ce11" style:family="table-cell" style:parent-style-name="Default" style:data-style-name="N114">
      <style:table-cell-properties fo:background-color="#77bc65" fo:border="none"/>
    </style:style>
    <style:style style:name="ce12" style:family="table-cell" style:parent-style-name="Default">
      <style:table-cell-properties fo:background-color="#77bc65" fo:border="none"/>
    </style:style>
    <style:style style:name="ce13" style:family="table-cell" style:parent-style-name="Default">
      <style:table-cell-properties fo:border-bottom="none" fo:background-color="#77bc65" fo:border-left="none" fo:border-right="0.74pt solid #000000" fo:border-top="none"/>
    </style:style>
    <style:style style:name="ce14" style:family="table-cell" style:parent-style-name="Default" style:data-style-name="N114">
      <style:table-cell-properties fo:border-bottom="none" fo:background-color="#77bc65" fo:border-left="none" fo:border-right="0.74pt solid #000000" fo:border-top="none"/>
      <style:text-properties fo:color="#000000"/>
    </style:style>
    <style:style style:name="ce15" style:family="table-cell" style:parent-style-name="Default" style:data-style-name="N114">
      <style:table-cell-properties fo:border-bottom="none" fo:background-color="#77bc65" fo:border-left="none" fo:border-right="0.74pt solid #000000" fo:border-top="none"/>
    </style:style>
    <style:style style:name="ce16" style:family="table-cell" style:parent-style-name="Default" style:data-style-name="N114">
      <style:table-cell-properties fo:background-color="#77bc65"/>
    </style:style>
    <style:style style:name="ce17" style:family="table-cell" style:parent-style-name="Default" style:data-style-name="N114">
      <style:table-cell-properties fo:background-color="#ffa6a6"/>
      <style:text-properties fo:color="#000000"/>
    </style:style>
    <style:style style:name="ce18" style:family="table-cell" style:parent-style-name="Default" style:data-style-name="N114"/>
    <style:style style:name="ce19" style:family="table-cell" style:parent-style-name="Default" style:data-style-name="N114">
      <style:text-properties fo:color="#ffaa95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ce4"/>
        <table:table-column table:style-name="co1" table:default-cell-style-name="ce8"/>
        <table:table-column table:style-name="co1" table:default-cell-style-name="ce12"/>
        <table:table-column table:style-name="co1" table:default-cell-style-name="ce13"/>
        <table:table-column table:style-name="co1" table:number-columns-repeated="7" table:default-cell-style-name="ce4"/>
        <table:table-column table:style-name="co1" table:number-columns-repeated="2" table:default-cell-style-name="ce9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>
            <text:p>CurrR</text:p>
          </table:table-cell>
          <table:table-cell table:style-name="ce1" office:value-type="string" calcext:value-type="string">
            <text:p>CurrL</text:p>
          </table:table-cell>
          <table:table-cell table:style-name="ce1" office:value-type="string" calcext:value-type="string">
            <text:p>AmplBack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mplBackL</text:p>
          </table:table-cell>
          <table:table-cell table:style-name="ce1" office:value-type="string" calcext:value-type="string">
            <text:p>DistSP_R</text:p>
          </table:table-cell>
          <table:table-cell table:style-name="ce5" office:value-type="string" calcext:value-type="string">
            <text:p>DistSP_L</text:p>
          </table:table-cell>
          <table:table-cell table:style-name="ce9" office:value-type="string" calcext:value-type="string">
            <text:p>dCurrR</text:p>
          </table:table-cell>
          <table:table-cell office:value-type="string" calcext:value-type="string">
            <text:p>dCurrL</text:p>
          </table:table-cell>
          <table:table-cell table:style-name="ce1" office:value-type="string" calcext:value-type="string">
            <text:p>CurrR</text:p>
          </table:table-cell>
          <table:table-cell table:style-name="ce1" office:value-type="string" calcext:value-type="string">
            <text:p>CurrL</text:p>
          </table:table-cell>
          <table:table-cell table:style-name="ce1" office:value-type="string" calcext:value-type="string">
            <text:p>AmplForw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AmplForwR</text:p>
          </table:table-cell>
          <table:table-cell table:style-name="ce1" office:value-type="string" calcext:value-type="string">
            <text:p>DistSP_R</text:p>
          </table:table-cell>
          <table:table-cell table:style-name="ce1" office:value-type="string" calcext:value-type="string">
            <text:p>DistSP_L</text:p>
          </table:table-cell>
          <table:table-cell office:value-type="string" calcext:value-type="string">
            <text:p>dCurrR</text:p>
          </table:table-cell>
          <table:table-cell office:value-type="string" calcext:value-type="string">
            <text:p>dCurrL</text:p>
          </table:table-cell>
          <table:table-cell table:style-name="ce1" office:value-type="string" calcext:value-type="string">
            <text:p>SetpointA</text:p>
          </table:table-cell>
          <table:table-cell table:style-name="ce1" office:value-type="string" calcext:value-type="string">
            <text:p>Coef</text:p>
          </table:table-cell>
          <table:table-cell table:style-name="ce1" table:number-columns-repeated="16364"/>
        </table:table-row>
        <table:table-row table:style-name="ro1">
          <table:table-cell table:number-columns-repeated="2" table:style-name="ce2" office:value-type="float" office:value="8" calcext:value-type="float">
            <text:p>8,000</text:p>
          </table:table-cell>
          <table:table-cell table:style-name="ce2" office:value-type="float" office:value="-10" calcext:value-type="float">
            <text:p>-10,000</text:p>
          </table:table-cell>
          <table:table-cell table:style-name="ce2" table:formula="of:=[.A2]-[.C2]" office:value-type="float" office:value="18" calcext:value-type="float">
            <text:p>18,000</text:p>
          </table:table-cell>
          <table:table-cell table:style-name="ce2" table:formula="of:=[.B2]-[.D2]+[.S2]*[.T2]" office:value-type="float" office:value="-7" calcext:value-type="float">
            <text:p>-7,000</text:p>
          </table:table-cell>
          <table:table-cell table:style-name="ce2" office:value-type="float" office:value="20" calcext:value-type="float">
            <text:p>20,000</text:p>
          </table:table-cell>
          <table:table-cell table:style-name="ce6" office:value-type="float" office:value="19" calcext:value-type="float">
            <text:p>19,000</text:p>
          </table:table-cell>
          <table:table-cell table:style-name="ce10" office:value-type="float" office:value="16" calcext:value-type="float">
            <text:p>16,000</text:p>
          </table:table-cell>
          <table:table-cell table:style-name="ce14" office:value-type="float" office:value="16" calcext:value-type="float">
            <text:p>16,000</text:p>
          </table:table-cell>
          <table:table-cell table:style-name="ce3" table:formula="of:=[.C2]*0.9-([.C2]-([.C2]+[.E2])/2)/11" office:value-type="float" office:value="-8.86363636363636" calcext:value-type="float">
            <text:p>-8,864</text:p>
          </table:table-cell>
          <table:table-cell table:style-name="ce3" table:formula="of:=[.E2]*0.9+(([.C2]+[.E2])/2-[.E2])/11" office:value-type="float" office:value="-6.43636363636364" calcext:value-type="float">
            <text:p>-6,436</text:p>
          </table:table-cell>
          <table:table-cell table:style-name="ce2" office:value-type="float" office:value="10" calcext:value-type="float">
            <text:p>10,000</text:p>
          </table:table-cell>
          <table:table-cell table:style-name="ce2" office:value-type="float" office:value="17.8" calcext:value-type="float">
            <text:p>17,800</text:p>
          </table:table-cell>
          <table:table-cell table:style-name="ce3" table:formula="of:=[.J2]+[.M2]-[.S2]*[.T2]" office:value-type="float" office:value="5.93636363636364" calcext:value-type="float">
            <text:p>5,936</text:p>
          </table:table-cell>
          <table:table-cell table:style-name="ce3" table:formula="of:=[.N2]-[.C2]" office:value-type="float" office:value="15.9363636363636" calcext:value-type="float">
            <text:p>15,936</text:p>
          </table:table-cell>
          <table:table-cell table:style-name="ce3" table:formula="of:=[.L2]-[.E2]" office:value-type="float" office:value="17" calcext:value-type="float">
            <text:p>17,000</text:p>
          </table:table-cell>
          <table:table-cell table:style-name="ce16" table:formula="of:=[.A2]-[.J2]" office:value-type="float" office:value="16.8636363636364" calcext:value-type="float">
            <text:p>16,864</text:p>
          </table:table-cell>
          <table:table-cell table:style-name="ce16" table:formula="of:=[.B2]-[.K2]" office:value-type="float" office:value="14.4363636363636" calcext:value-type="float">
            <text:p>14,436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office:value-type="float" office:value="0.3" calcext:value-type="float">
            <text:p>0,300</text:p>
          </table:table-cell>
          <table:table-cell table:style-name="ce17" table:number-columns-repeated="16364"/>
        </table:table-row>
        <table:table-row table:style-name="ro1">
          <table:table-cell table:style-name="ce3" table:formula="of:=[.N2]*0.9+(([.N2]+[.L2])/2-[.N2])/11" office:value-type="float" office:value="5.52743801652893" calcext:value-type="float">
            <text:p>5,527</text:p>
          </table:table-cell>
          <table:table-cell table:style-name="ce3" table:formula="of:=[.L2]*0.9-([.L2]-([.L2]+[.N2])/2)/11" office:value-type="float" office:value="8.81528925619835" calcext:value-type="float">
            <text:p>8,815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3]-[.C3]" office:value-type="float" office:value="15.5274380165289" calcext:value-type="float">
            <text:p>15,527</text:p>
          </table:table-cell>
          <table:table-cell table:style-name="ce2" table:formula="of:=[.B3]-[.D3]+[.S3]*[.T3]" office:value-type="float" office:value="-3.71214876033058" calcext:value-type="float">
            <text:p>-3,712</text:p>
          </table:table-cell>
          <table:table-cell table:style-name="ce3" table:formula="of:=[.N3]-[.C3]" office:value-type="float" office:value="11.9125567242675" calcext:value-type="float">
            <text:p>11,913</text:p>
          </table:table-cell>
          <table:table-cell table:style-name="ce7" table:formula="of:=[.L3]-[.E3]" office:value-type="float" office:value="13.7121487603306" calcext:value-type="float">
            <text:p>13,712</text:p>
          </table:table-cell>
          <table:table-cell table:style-name="ce11" table:formula="of:=[.A3]-[.J2]" office:value-type="float" office:value="14.3910743801653" calcext:value-type="float">
            <text:p>14,391</text:p>
          </table:table-cell>
          <table:table-cell table:style-name="ce15" table:formula="of:=[.B3]-[.K2]" office:value-type="float" office:value="15.251652892562" calcext:value-type="float">
            <text:p>15,252</text:p>
          </table:table-cell>
          <table:table-cell table:style-name="ce3" table:formula="of:=[.C3]*0.9-([.C3]-([.C3]+[.E3])/2)/11" office:value-type="float" office:value="-8.71418858001503" calcext:value-type="float">
            <text:p>-8,714</text:p>
          </table:table-cell>
          <table:table-cell table:style-name="ce3" table:formula="of:=[.E3]*0.9+(([.C3]+[.E3])/2-[.E3])/11" office:value-type="float" office:value="-3.62674530428249" calcext:value-type="float">
            <text:p>-3,627</text:p>
          </table:table-cell>
          <table:table-cell table:style-name="ce3" office:value-type="float" office:value="10" calcext:value-type="float">
            <text:p>10,000</text:p>
          </table:table-cell>
          <table:table-cell table:style-name="ce3" table:formula="of:=[.L3]-[.K3]" office:value-type="float" office:value="13.6267453042825" calcext:value-type="float">
            <text:p>13,627</text:p>
          </table:table-cell>
          <table:table-cell table:style-name="ce3" table:formula="of:=[.J3]+[.M3]-[.S3]*[.T3]" office:value-type="float" office:value="1.91255672426747" calcext:value-type="float">
            <text:p>1,913</text:p>
          </table:table-cell>
          <table:table-cell table:style-name="ce3" table:formula="of:=[.N3]-[.C3]" office:value-type="float" office:value="11.9125567242675" calcext:value-type="float">
            <text:p>11,913</text:p>
          </table:table-cell>
          <table:table-cell table:style-name="ce3" table:formula="of:=[.L3]-[.E3]" office:value-type="float" office:value="13.7121487603306" calcext:value-type="float">
            <text:p>13,712</text:p>
          </table:table-cell>
          <table:table-cell table:style-name="ce16" table:formula="of:=[.A3]-[.J3]" office:value-type="float" office:value="14.241626596544" calcext:value-type="float">
            <text:p>14,242</text:p>
          </table:table-cell>
          <table:table-cell table:style-name="ce16" table:formula="of:=[.B3]-[.K3]" office:value-type="float" office:value="12.4420345604808" calcext:value-type="float">
            <text:p>12,442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2]" office:value-type="float" office:value="0.3" calcext:value-type="float">
            <text:p>0,300</text:p>
          </table:table-cell>
          <table:table-cell table:style-name="ce18" table:number-columns-repeated="16364"/>
        </table:table-row>
        <table:table-row table:style-name="ro1">
          <table:table-cell table:style-name="ce3" table:formula="of:=[.N3]*0.9+(([.N3]+[.L3])/2-[.N3])/11" office:value-type="float" office:value="2.08891210982856" calcext:value-type="float">
            <text:p>2,089</text:p>
          </table:table-cell>
          <table:table-cell table:style-name="ce3" table:formula="of:=[.L3]*0.9-([.L3]-([.L3]+[.N3])/2)/11" office:value-type="float" office:value="8.63238894201216" calcext:value-type="float">
            <text:p>8,632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4]-[.C4]" office:value-type="float" office:value="12.0889121098286" calcext:value-type="float">
            <text:p>12,089</text:p>
          </table:table-cell>
          <table:table-cell table:style-name="ce2" table:formula="of:=[.B4]-[.D4]+[.S4]*[.T4]" office:value-type="float" office:value="-0.456523167816405" calcext:value-type="float">
            <text:p>-0,457</text:p>
          </table:table-cell>
          <table:table-cell table:style-name="ce3" table:formula="of:=[.N4]-[.C4]" office:value-type="float" office:value="9.27845965396055" calcext:value-type="float">
            <text:p>9,278</text:p>
          </table:table-cell>
          <table:table-cell table:style-name="ce7" table:formula="of:=[.L4]-[.E4]" office:value-type="float" office:value="10.4565231678164" calcext:value-type="float">
            <text:p>10,457</text:p>
          </table:table-cell>
          <table:table-cell table:style-name="ce11" table:formula="of:=[.A4]-[.J3]" office:value-type="float" office:value="10.8031006898436" calcext:value-type="float">
            <text:p>10,803</text:p>
          </table:table-cell>
          <table:table-cell table:style-name="ce15" table:formula="of:=[.B4]-[.K3]" office:value-type="float" office:value="12.2591342462947" calcext:value-type="float">
            <text:p>12,259</text:p>
          </table:table-cell>
          <table:table-cell table:style-name="ce3" table:formula="of:=[.C4]*0.9-([.C4]-([.C4]+[.E4])/2)/11" office:value-type="float" office:value="-8.56620559853711" calcext:value-type="float">
            <text:p>-8,566</text:p>
          </table:table-cell>
          <table:table-cell table:style-name="ce3" table:formula="of:=[.E4]*0.9+(([.C4]+[.E4])/2-[.E4])/11" office:value-type="float" office:value="-0.844665252497655" calcext:value-type="float">
            <text:p>-0,845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4]-[.K4]" office:value-type="float" office:value="10.8446652524977" calcext:value-type="float">
            <text:p>10,845</text:p>
          </table:table-cell>
          <table:table-cell table:style-name="ce3" table:formula="of:=[.J4]+[.M4]-[.S4]*[.T4]" office:value-type="float" office:value="-0.721540346039454" calcext:value-type="float">
            <text:p>-0,722</text:p>
          </table:table-cell>
          <table:table-cell table:style-name="ce3" table:formula="of:=[.N4]-[.C4]" office:value-type="float" office:value="9.27845965396055" calcext:value-type="float">
            <text:p>9,278</text:p>
          </table:table-cell>
          <table:table-cell table:style-name="ce3" table:formula="of:=[.L4]-[.E4]" office:value-type="float" office:value="10.4565231678164" calcext:value-type="float">
            <text:p>10,457</text:p>
          </table:table-cell>
          <table:table-cell table:style-name="ce16" table:formula="of:=[.A4]-[.J4]" office:value-type="float" office:value="10.6551177083657" calcext:value-type="float">
            <text:p>10,655</text:p>
          </table:table-cell>
          <table:table-cell table:style-name="ce16" table:formula="of:=[.B4]-[.K4]" office:value-type="float" office:value="9.47705419450981" calcext:value-type="float">
            <text:p>9,47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3]" office:value-type="float" office:value="0.3" calcext:value-type="float">
            <text:p>0,300</text:p>
          </table:table-cell>
          <table:table-cell table:style-name="ce17" table:number-columns-repeated="16364"/>
        </table:table-row>
        <table:table-row table:style-name="ro1">
          <table:table-cell table:style-name="ce3" table:formula="of:=[.N4]*0.9+(([.N4]+[.L4])/2-[.N4])/11" office:value-type="float" office:value="-0.162043568433715" calcext:value-type="float">
            <text:p>-0,162</text:p>
          </table:table-cell>
          <table:table-cell table:style-name="ce3" table:formula="of:=[.L4]*0.9-([.L4]-([.L4]+[.N4])/2)/11" office:value-type="float" office:value="8.51265725699821" calcext:value-type="float">
            <text:p>8,513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5]-[.C5]" office:value-type="float" office:value="9.83795643156629" calcext:value-type="float">
            <text:p>9,838</text:p>
          </table:table-cell>
          <table:table-cell table:style-name="ce2" table:formula="of:=[.B5]-[.D5]+[.S5]*[.T5]" office:value-type="float" office:value="1.67470082543192" calcext:value-type="float">
            <text:p>1,675</text:p>
          </table:table-cell>
          <table:table-cell table:style-name="ce3" table:formula="of:=[.N5]-[.C5]" office:value-type="float" office:value="7.5541056957869" calcext:value-type="float">
            <text:p>7,554</text:p>
          </table:table-cell>
          <table:table-cell table:style-name="ce7" table:formula="of:=[.L5]-[.E5]" office:value-type="float" office:value="8.32529917456808" calcext:value-type="float">
            <text:p>8,325</text:p>
          </table:table-cell>
          <table:table-cell table:style-name="ce11" table:formula="of:=[.A5]-[.J4]" office:value-type="float" office:value="8.4041620301034" calcext:value-type="float">
            <text:p>8,404</text:p>
          </table:table-cell>
          <table:table-cell table:style-name="ce15" table:formula="of:=[.B5]-[.K4]" office:value-type="float" office:value="9.35732250949586" calcext:value-type="float">
            <text:p>9,357</text:p>
          </table:table-cell>
          <table:table-cell table:style-name="ce3" table:formula="of:=[.C5]*0.9-([.C5]-([.C5]+[.E5])/2)/11" office:value-type="float" office:value="-8.46933178066219" calcext:value-type="float">
            <text:p>-8,469</text:p>
          </table:table-cell>
          <table:table-cell table:style-name="ce3" table:formula="of:=[.E5]*0.9+(([.C5]+[.E5])/2-[.E5])/11" office:value-type="float" office:value="0.976562523550915" calcext:value-type="float">
            <text:p>0,977</text:p>
          </table:table-cell>
          <table:table-cell table:style-name="ce3" office:value-type="float" office:value="10" calcext:value-type="float">
            <text:p>10,000</text:p>
          </table:table-cell>
          <table:table-cell table:style-name="ce3" table:formula="of:=[.L5]-[.K5]" office:value-type="float" office:value="9.02343747644909" calcext:value-type="float">
            <text:p>9,023</text:p>
          </table:table-cell>
          <table:table-cell table:style-name="ce3" table:formula="of:=[.J5]+[.M5]-[.S5]*[.T5]" office:value-type="float" office:value="-2.4458943042131" calcext:value-type="float">
            <text:p>-2,446</text:p>
          </table:table-cell>
          <table:table-cell table:style-name="ce3" table:formula="of:=[.N5]-[.C5]" office:value-type="float" office:value="7.5541056957869" calcext:value-type="float">
            <text:p>7,554</text:p>
          </table:table-cell>
          <table:table-cell table:style-name="ce3" table:formula="of:=[.L5]-[.E5]" office:value-type="float" office:value="8.32529917456808" calcext:value-type="float">
            <text:p>8,325</text:p>
          </table:table-cell>
          <table:table-cell table:style-name="ce16" table:formula="of:=[.A5]-[.J5]" office:value-type="float" office:value="8.30728821222847" calcext:value-type="float">
            <text:p>8,307</text:p>
          </table:table-cell>
          <table:table-cell table:style-name="ce16" table:formula="of:=[.B5]-[.K5]" office:value-type="float" office:value="7.53609473344729" calcext:value-type="float">
            <text:p>7,536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4]" office:value-type="float" office:value="0.3" calcext:value-type="float">
            <text:p>0,300</text:p>
          </table:table-cell>
          <table:table-cell table:style-name="ce18" table:number-columns-repeated="16364"/>
        </table:table-row>
        <table:table-row table:style-name="ro1">
          <table:table-cell table:style-name="ce3" table:formula="of:=[.N5]*0.9+(([.N5]+[.L5])/2-[.N5])/11" office:value-type="float" office:value="-1.63558240541847" calcext:value-type="float">
            <text:p>-1,636</text:p>
          </table:table-cell>
          <table:table-cell table:style-name="ce3" table:formula="of:=[.L5]*0.9-([.L5]-([.L5]+[.N5])/2)/11" office:value-type="float" office:value="8.43427753162668" calcext:value-type="float">
            <text:p>8,434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6]-[.C6]" office:value-type="float" office:value="8.36441759458153" calcext:value-type="float">
            <text:p>8,364</text:p>
          </table:table-cell>
          <table:table-cell table:style-name="ce2" table:formula="of:=[.B6]-[.D6]+[.S6]*[.T6]" office:value-type="float" office:value="3.06985993704514" calcext:value-type="float">
            <text:p>3,070</text:p>
          </table:table-cell>
          <table:table-cell table:style-name="ce3" table:formula="of:=[.N6]-[.C6]" office:value-type="float" office:value="6.42529514184529" calcext:value-type="float">
            <text:p>6,425</text:p>
          </table:table-cell>
          <table:table-cell table:style-name="ce7" table:formula="of:=[.L6]-[.E6]" office:value-type="float" office:value="6.93014006295486" calcext:value-type="float">
            <text:p>6,930</text:p>
          </table:table-cell>
          <table:table-cell table:style-name="ce11" table:formula="of:=[.A6]-[.J5]" office:value-type="float" office:value="6.83374937524372" calcext:value-type="float">
            <text:p>6,834</text:p>
          </table:table-cell>
          <table:table-cell table:style-name="ce15" table:formula="of:=[.B6]-[.K5]" office:value-type="float" office:value="7.45771500807576" calcext:value-type="float">
            <text:p>7,458</text:p>
          </table:table-cell>
          <table:table-cell table:style-name="ce3" table:formula="of:=[.C6]*0.9-([.C6]-([.C6]+[.E6])/2)/11" office:value-type="float" office:value="-8.40591545740704" calcext:value-type="float">
            <text:p>-8,406</text:p>
          </table:table-cell>
          <table:table-cell table:style-name="ce3" table:formula="of:=[.E6]*0.9+(([.C6]+[.E6])/2-[.E6])/11" office:value-type="float" office:value="2.16878940074767" calcext:value-type="float">
            <text:p>2,16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6]-[.K6]" office:value-type="float" office:value="7.83121059925233" calcext:value-type="float">
            <text:p>7,831</text:p>
          </table:table-cell>
          <table:table-cell table:style-name="ce3" table:formula="of:=[.J6]+[.M6]-[.S6]*[.T6]" office:value-type="float" office:value="-3.57470485815471" calcext:value-type="float">
            <text:p>-3,575</text:p>
          </table:table-cell>
          <table:table-cell table:style-name="ce3" table:formula="of:=[.N6]-[.C6]" office:value-type="float" office:value="6.42529514184529" calcext:value-type="float">
            <text:p>6,425</text:p>
          </table:table-cell>
          <table:table-cell table:style-name="ce3" table:formula="of:=[.L6]-[.E6]" office:value-type="float" office:value="6.93014006295486" calcext:value-type="float">
            <text:p>6,930</text:p>
          </table:table-cell>
          <table:table-cell table:style-name="ce16" table:formula="of:=[.A6]-[.J6]" office:value-type="float" office:value="6.77033305198857" calcext:value-type="float">
            <text:p>6,770</text:p>
          </table:table-cell>
          <table:table-cell table:style-name="ce16" table:formula="of:=[.B6]-[.K6]" office:value-type="float" office:value="6.26548813087901" calcext:value-type="float">
            <text:p>6,265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5]" office:value-type="float" office:value="0.3" calcext:value-type="float">
            <text:p>0,300</text:p>
          </table:table-cell>
          <table:table-cell table:style-name="ce17" table:number-columns-repeated="16364"/>
        </table:table-row>
        <table:table-row table:style-name="ro1">
          <table:table-cell table:style-name="ce3" table:formula="of:=[.N6]*0.9+(([.N6]+[.L6])/2-[.N6])/11" office:value-type="float" office:value="-2.60020233333221" calcext:value-type="float">
            <text:p>-2,600</text:p>
          </table:table-cell>
          <table:table-cell table:style-name="ce3" table:formula="of:=[.L6]*0.9-([.L6]-([.L6]+[.N6])/2)/11" office:value-type="float" office:value="8.38296796099297" calcext:value-type="float">
            <text:p>8,383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7]-[.C7]" office:value-type="float" office:value="7.3997976666678" calcext:value-type="float">
            <text:p>7,400</text:p>
          </table:table-cell>
          <table:table-cell table:style-name="ce2" table:formula="of:=[.B7]-[.D7]+[.S7]*[.T7]" office:value-type="float" office:value="3.98317029432517" calcext:value-type="float">
            <text:p>3,983</text:p>
          </table:table-cell>
          <table:table-cell table:style-name="ce3" table:formula="of:=[.N7]-[.C7]" office:value-type="float" office:value="5.68634403459145" calcext:value-type="float">
            <text:p>5,686</text:p>
          </table:table-cell>
          <table:table-cell table:style-name="ce7" table:formula="of:=[.L7]-[.E7]" office:value-type="float" office:value="6.01682970567483" calcext:value-type="float">
            <text:p>6,017</text:p>
          </table:table-cell>
          <table:table-cell table:style-name="ce11" table:formula="of:=[.A7]-[.J6]" office:value-type="float" office:value="5.80571312407483" calcext:value-type="float">
            <text:p>5,806</text:p>
          </table:table-cell>
          <table:table-cell table:style-name="ce15" table:formula="of:=[.B7]-[.K6]" office:value-type="float" office:value="6.2141785602453" calcext:value-type="float">
            <text:p>6,214</text:p>
          </table:table-cell>
          <table:table-cell table:style-name="ce3" table:formula="of:=[.C7]*0.9-([.C7]-([.C7]+[.E7])/2)/11" office:value-type="float" office:value="-8.36440135025795" calcext:value-type="float">
            <text:p>-8,364</text:p>
          </table:table-cell>
          <table:table-cell table:style-name="ce3" table:formula="of:=[.E7]*0.9+(([.C7]+[.E7])/2-[.E7])/11" office:value-type="float" office:value="2.9492546151506" calcext:value-type="float">
            <text:p>2,949</text:p>
          </table:table-cell>
          <table:table-cell table:style-name="ce3" office:value-type="float" office:value="10" calcext:value-type="float">
            <text:p>10,000</text:p>
          </table:table-cell>
          <table:table-cell table:style-name="ce3" table:formula="of:=[.L7]-[.K7]" office:value-type="float" office:value="7.0507453848494" calcext:value-type="float">
            <text:p>7,051</text:p>
          </table:table-cell>
          <table:table-cell table:style-name="ce3" table:formula="of:=[.J7]+[.M7]-[.S7]*[.T7]" office:value-type="float" office:value="-4.31365596540855" calcext:value-type="float">
            <text:p>-4,314</text:p>
          </table:table-cell>
          <table:table-cell table:style-name="ce3" table:formula="of:=[.N7]-[.C7]" office:value-type="float" office:value="5.68634403459145" calcext:value-type="float">
            <text:p>5,686</text:p>
          </table:table-cell>
          <table:table-cell table:style-name="ce3" table:formula="of:=[.L7]-[.E7]" office:value-type="float" office:value="6.01682970567483" calcext:value-type="float">
            <text:p>6,017</text:p>
          </table:table-cell>
          <table:table-cell table:style-name="ce16" table:formula="of:=[.A7]-[.J7]" office:value-type="float" office:value="5.76419901692574" calcext:value-type="float">
            <text:p>5,764</text:p>
          </table:table-cell>
          <table:table-cell table:style-name="ce16" table:formula="of:=[.B7]-[.K7]" office:value-type="float" office:value="5.43371334584237" calcext:value-type="float">
            <text:p>5,434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6]" office:value-type="float" office:value="0.3" calcext:value-type="float">
            <text:p>0,300</text:p>
          </table:table-cell>
          <table:table-cell table:style-name="ce18" table:number-columns-repeated="16364"/>
        </table:table-row>
        <table:table-row table:style-name="ro1">
          <table:table-cell table:style-name="ce3" table:formula="of:=[.N7]*0.9+(([.N7]+[.L7])/2-[.N7])/11" office:value-type="float" office:value="-3.23166964316731" calcext:value-type="float">
            <text:p>-3,232</text:p>
          </table:table-cell>
          <table:table-cell table:style-name="ce3" table:formula="of:=[.L7]*0.9-([.L7]-([.L7]+[.N7])/2)/11" office:value-type="float" office:value="8.34937927429961" calcext:value-type="float">
            <text:p>8,349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8]-[.C8]" office:value-type="float" office:value="6.7683303568327" calcext:value-type="float">
            <text:p>6,768</text:p>
          </table:table-cell>
          <table:table-cell table:style-name="ce2" table:formula="of:=[.B8]-[.D8]+[.S8]*[.T8]" office:value-type="float" office:value="4.58104891746692" calcext:value-type="float">
            <text:p>4,581</text:p>
          </table:table-cell>
          <table:table-cell table:style-name="ce3" table:formula="of:=[.N8]-[.C8]" office:value-type="float" office:value="5.20260587586768" calcext:value-type="float">
            <text:p>5,203</text:p>
          </table:table-cell>
          <table:table-cell table:style-name="ce7" table:formula="of:=[.L8]-[.E8]" office:value-type="float" office:value="5.41895108253308" calcext:value-type="float">
            <text:p>5,419</text:p>
          </table:table-cell>
          <table:table-cell table:style-name="ce11" table:formula="of:=[.A8]-[.J7]" office:value-type="float" office:value="5.13273170709064" calcext:value-type="float">
            <text:p>5,133</text:p>
          </table:table-cell>
          <table:table-cell table:style-name="ce15" table:formula="of:=[.B8]-[.K7]" office:value-type="float" office:value="5.40012465914901" calcext:value-type="float">
            <text:p>5,400</text:p>
          </table:table-cell>
          <table:table-cell table:style-name="ce3" table:formula="of:=[.C8]*0.9-([.C8]-([.C8]+[.E8])/2)/11" office:value-type="float" office:value="-8.33722504920605" calcext:value-type="float">
            <text:p>-8,337</text:p>
          </table:table-cell>
          <table:table-cell table:style-name="ce3" table:formula="of:=[.E8]*0.9+(([.C8]+[.E8])/2-[.E8])/11" office:value-type="float" office:value="3.46016907492627" calcext:value-type="float">
            <text:p>3,460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8]-[.K8]" office:value-type="float" office:value="6.53983092507373" calcext:value-type="float">
            <text:p>6,540</text:p>
          </table:table-cell>
          <table:table-cell table:style-name="ce3" table:formula="of:=[.J8]+[.M8]-[.S8]*[.T8]" office:value-type="float" office:value="-4.79739412413232" calcext:value-type="float">
            <text:p>-4,797</text:p>
          </table:table-cell>
          <table:table-cell table:style-name="ce3" table:formula="of:=[.N8]-[.C8]" office:value-type="float" office:value="5.20260587586768" calcext:value-type="float">
            <text:p>5,203</text:p>
          </table:table-cell>
          <table:table-cell table:style-name="ce3" table:formula="of:=[.L8]-[.E8]" office:value-type="float" office:value="5.41895108253308" calcext:value-type="float">
            <text:p>5,419</text:p>
          </table:table-cell>
          <table:table-cell table:style-name="ce16" table:formula="of:=[.A8]-[.J8]" office:value-type="float" office:value="5.10555540603875" calcext:value-type="float">
            <text:p>5,106</text:p>
          </table:table-cell>
          <table:table-cell table:style-name="ce16" table:formula="of:=[.B8]-[.K8]" office:value-type="float" office:value="4.88921019937334" calcext:value-type="float">
            <text:p>4,889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7]" office:value-type="float" office:value="0.3" calcext:value-type="float">
            <text:p>0,300</text:p>
          </table:table-cell>
          <table:table-cell table:style-name="ce17" table:number-columns-repeated="16364"/>
        </table:table-row>
        <table:table-row table:style-name="ro1">
          <table:table-cell table:style-name="ce3" table:formula="of:=[.N8]*0.9+(([.N8]+[.L8])/2-[.N8])/11" office:value-type="float" office:value="-3.64504588789489" calcext:value-type="float">
            <text:p>-3,645</text:p>
          </table:table-cell>
          <table:table-cell table:style-name="ce3" table:formula="of:=[.L8]*0.9-([.L8]-([.L8]+[.N8])/2)/11" office:value-type="float" office:value="8.3273911761758" calcext:value-type="float">
            <text:p>8,327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9]-[.C9]" office:value-type="float" office:value="6.35495411210511" calcext:value-type="float">
            <text:p>6,355</text:p>
          </table:table-cell>
          <table:table-cell table:style-name="ce2" table:formula="of:=[.B9]-[.D9]+[.S9]*[.T9]" office:value-type="float" office:value="4.9724370640707" calcext:value-type="float">
            <text:p>4,972</text:p>
          </table:table-cell>
          <table:table-cell table:style-name="ce3" table:formula="of:=[.N9]-[.C9]" office:value-type="float" office:value="4.88593728452462" calcext:value-type="float">
            <text:p>4,886</text:p>
          </table:table-cell>
          <table:table-cell table:style-name="ce7" table:formula="of:=[.L9]-[.E9]" office:value-type="float" office:value="5.0275629359293" calcext:value-type="float">
            <text:p>5,028</text:p>
          </table:table-cell>
          <table:table-cell table:style-name="ce11" table:formula="of:=[.A9]-[.J8]" office:value-type="float" office:value="4.69217916131116" calcext:value-type="float">
            <text:p>4,692</text:p>
          </table:table-cell>
          <table:table-cell table:style-name="ce15" table:formula="of:=[.B9]-[.K8]" office:value-type="float" office:value="4.86722210124953" calcext:value-type="float">
            <text:p>4,867</text:p>
          </table:table-cell>
          <table:table-cell table:style-name="ce3" table:formula="of:=[.C9]*0.9-([.C9]-([.C9]+[.E9])/2)/11" office:value-type="float" office:value="-8.31943467890588" calcext:value-type="float">
            <text:p>-8,319</text:p>
          </table:table-cell>
          <table:table-cell table:style-name="ce3" table:formula="of:=[.E9]*0.9+(([.C9]+[.E9])/2-[.E9])/11" office:value-type="float" office:value="3.79462803656951" calcext:value-type="float">
            <text:p>3,795</text:p>
          </table:table-cell>
          <table:table-cell table:style-name="ce3" office:value-type="float" office:value="10" calcext:value-type="float">
            <text:p>10,000</text:p>
          </table:table-cell>
          <table:table-cell table:style-name="ce3" table:formula="of:=[.L9]-[.K9]" office:value-type="float" office:value="6.2053719634305" calcext:value-type="float">
            <text:p>6,205</text:p>
          </table:table-cell>
          <table:table-cell table:style-name="ce3" table:formula="of:=[.J9]+[.M9]-[.S9]*[.T9]" office:value-type="float" office:value="-5.11406271547538" calcext:value-type="float">
            <text:p>-5,114</text:p>
          </table:table-cell>
          <table:table-cell table:style-name="ce3" table:formula="of:=[.N9]-[.C9]" office:value-type="float" office:value="4.88593728452462" calcext:value-type="float">
            <text:p>4,886</text:p>
          </table:table-cell>
          <table:table-cell table:style-name="ce3" table:formula="of:=[.L9]-[.E9]" office:value-type="float" office:value="5.0275629359293" calcext:value-type="float">
            <text:p>5,028</text:p>
          </table:table-cell>
          <table:table-cell table:style-name="ce16" table:formula="of:=[.A9]-[.J9]" office:value-type="float" office:value="4.67438879101098" calcext:value-type="float">
            <text:p>4,674</text:p>
          </table:table-cell>
          <table:table-cell table:style-name="ce16" table:formula="of:=[.B9]-[.K9]" office:value-type="float" office:value="4.5327631396063" calcext:value-type="float">
            <text:p>4,533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8]" office:value-type="float" office:value="0.3" calcext:value-type="float">
            <text:p>0,300</text:p>
          </table:table-cell>
          <table:table-cell table:style-name="ce18" table:number-columns-repeated="16364"/>
        </table:table-row>
        <table:table-row table:style-name="ro1">
          <table:table-cell table:style-name="ce3" table:formula="of:=[.N9]*0.9+(([.N9]+[.L9])/2-[.N9])/11" office:value-type="float" office:value="-3.91565359322442" calcext:value-type="float">
            <text:p>-3,916</text:p>
          </table:table-cell>
          <table:table-cell table:style-name="ce3" table:formula="of:=[.L9]*0.9-([.L9]-([.L9]+[.N9])/2)/11" office:value-type="float" office:value="8.31299714929657" calcext:value-type="float">
            <text:p>8,313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10]-[.C10]" office:value-type="float" office:value="6.08434640677558" calcext:value-type="float">
            <text:p>6,084</text:p>
          </table:table-cell>
          <table:table-cell table:style-name="ce2" table:formula="of:=[.B10]-[.D10]+[.S10]*[.T10]" office:value-type="float" office:value="5.22865074252099" calcext:value-type="float">
            <text:p>5,229</text:p>
          </table:table-cell>
          <table:table-cell table:style-name="ce3" table:formula="of:=[.N10]-[.C10]" office:value-type="float" office:value="4.67863712650574" calcext:value-type="float">
            <text:p>4,679</text:p>
          </table:table-cell>
          <table:table-cell table:style-name="ce7" table:formula="of:=[.L10]-[.E10]" office:value-type="float" office:value="4.77134925747901" calcext:value-type="float">
            <text:p>4,771</text:p>
          </table:table-cell>
          <table:table-cell table:style-name="ce11" table:formula="of:=[.A10]-[.J9]" office:value-type="float" office:value="4.40378108568146" calcext:value-type="float">
            <text:p>4,404</text:p>
          </table:table-cell>
          <table:table-cell table:style-name="ce15" table:formula="of:=[.B10]-[.K9]" office:value-type="float" office:value="4.51836911272707" calcext:value-type="float">
            <text:p>4,518</text:p>
          </table:table-cell>
          <table:table-cell table:style-name="ce3" table:formula="of:=[.C10]*0.9-([.C10]-([.C10]+[.E10])/2)/11" office:value-type="float" office:value="-8.30778860261268" calcext:value-type="float">
            <text:p>-8,308</text:p>
          </table:table-cell>
          <table:table-cell table:style-name="ce3" table:formula="of:=[.E10]*0.9+(([.C10]+[.E10])/2-[.E10])/11" office:value-type="float" office:value="4.01357427088157" calcext:value-type="float">
            <text:p>4,014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10]-[.K10]" office:value-type="float" office:value="5.98642572911843" calcext:value-type="float">
            <text:p>5,986</text:p>
          </table:table-cell>
          <table:table-cell table:style-name="ce3" table:formula="of:=[.J10]+[.M10]-[.S10]*[.T10]" office:value-type="float" office:value="-5.32136287349426" calcext:value-type="float">
            <text:p>-5,321</text:p>
          </table:table-cell>
          <table:table-cell table:style-name="ce3" table:formula="of:=[.N10]-[.C10]" office:value-type="float" office:value="4.67863712650574" calcext:value-type="float">
            <text:p>4,679</text:p>
          </table:table-cell>
          <table:table-cell table:style-name="ce3" table:formula="of:=[.L10]-[.E10]" office:value-type="float" office:value="4.77134925747901" calcext:value-type="float">
            <text:p>4,771</text:p>
          </table:table-cell>
          <table:table-cell table:style-name="ce16" table:formula="of:=[.A10]-[.J10]" office:value-type="float" office:value="4.39213500938827" calcext:value-type="float">
            <text:p>4,392</text:p>
          </table:table-cell>
          <table:table-cell table:style-name="ce16" table:formula="of:=[.B10]-[.K10]" office:value-type="float" office:value="4.299422878415" calcext:value-type="float">
            <text:p>4,299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9]" office:value-type="float" office:value="0.3" calcext:value-type="float">
            <text:p>0,300</text:p>
          </table:table-cell>
          <table:table-cell table:style-name="ce17" table:number-columns-repeated="16364"/>
        </table:table-row>
        <table:table-row table:style-name="ro1">
          <table:table-cell table:style-name="ce3" table:formula="of:=[.N10]*0.9+(([.N10]+[.L10])/2-[.N10])/11" office:value-type="float" office:value="-4.092801000986" calcext:value-type="float">
            <text:p>-4,093</text:p>
          </table:table-cell>
          <table:table-cell table:style-name="ce3" table:formula="of:=[.L10]*0.9-([.L10]-([.L10]+[.N10])/2)/11" office:value-type="float" office:value="8.30357441484117" calcext:value-type="float">
            <text:p>8,304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11]-[.C11]" office:value-type="float" office:value="5.907198999014" calcext:value-type="float">
            <text:p>5,907</text:p>
          </table:table-cell>
          <table:table-cell table:style-name="ce2" table:formula="of:=[.B11]-[.D11]+[.S11]*[.T11]" office:value-type="float" office:value="5.39637541582717" calcext:value-type="float">
            <text:p>5,396</text:p>
          </table:table-cell>
          <table:table-cell table:style-name="ce3" table:formula="of:=[.N11]-[.C11]" office:value-type="float" office:value="4.54293261810347" calcext:value-type="float">
            <text:p>4,543</text:p>
          </table:table-cell>
          <table:table-cell table:style-name="ce7" table:formula="of:=[.L11]-[.E11]" office:value-type="float" office:value="4.60362458417283" calcext:value-type="float">
            <text:p>4,604</text:p>
          </table:table-cell>
          <table:table-cell table:style-name="ce11" table:formula="of:=[.A11]-[.J10]" office:value-type="float" office:value="4.21498760162668" calcext:value-type="float">
            <text:p>4,215</text:p>
          </table:table-cell>
          <table:table-cell table:style-name="ce15" table:formula="of:=[.B11]-[.K10]" office:value-type="float" office:value="4.2900001439596" calcext:value-type="float">
            <text:p>4,290</text:p>
          </table:table-cell>
          <table:table-cell table:style-name="ce3" table:formula="of:=[.C11]*0.9-([.C11]-([.C11]+[.E11])/2)/11" office:value-type="float" office:value="-8.30016475382604" calcext:value-type="float">
            <text:p>-8,300</text:p>
          </table:table-cell>
          <table:table-cell table:style-name="ce3" table:formula="of:=[.E11]*0.9+(([.C11]+[.E11])/2-[.E11])/11" office:value-type="float" office:value="4.15690262807049" calcext:value-type="float">
            <text:p>4,157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11]-[.K11]" office:value-type="float" office:value="5.84309737192951" calcext:value-type="float">
            <text:p>5,843</text:p>
          </table:table-cell>
          <table:table-cell table:style-name="ce3" table:formula="of:=[.J11]+[.M11]-[.S11]*[.T11]" office:value-type="float" office:value="-5.45706738189653" calcext:value-type="float">
            <text:p>-5,457</text:p>
          </table:table-cell>
          <table:table-cell table:style-name="ce3" table:formula="of:=[.N11]-[.C11]" office:value-type="float" office:value="4.54293261810347" calcext:value-type="float">
            <text:p>4,543</text:p>
          </table:table-cell>
          <table:table-cell table:style-name="ce3" table:formula="of:=[.L11]-[.E11]" office:value-type="float" office:value="4.60362458417283" calcext:value-type="float">
            <text:p>4,604</text:p>
          </table:table-cell>
          <table:table-cell table:style-name="ce16" table:formula="of:=[.A11]-[.J11]" office:value-type="float" office:value="4.20736375284004" calcext:value-type="float">
            <text:p>4,207</text:p>
          </table:table-cell>
          <table:table-cell table:style-name="ce16" table:formula="of:=[.B11]-[.K11]" office:value-type="float" office:value="4.14667178677068" calcext:value-type="float">
            <text:p>4,14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10]" office:value-type="float" office:value="0.3" calcext:value-type="float">
            <text:p>0,300</text:p>
          </table:table-cell>
          <table:table-cell table:style-name="ce18" table:number-columns-repeated="16364"/>
        </table:table-row>
        <table:table-row table:style-name="ro1">
          <table:table-cell table:style-name="ce3" table:formula="of:=[.N11]*0.9+(([.N11]+[.L11])/2-[.N11])/11" office:value-type="float" office:value="-4.20876667180249" calcext:value-type="float">
            <text:p>-4,209</text:p>
          </table:table-cell>
          <table:table-cell table:style-name="ce3" table:formula="of:=[.L11]*0.9-([.L11]-([.L11]+[.N11])/2)/11" office:value-type="float" office:value="8.29740602809561" calcext:value-type="float">
            <text:p>8,297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12]-[.C12]" office:value-type="float" office:value="5.79123332819751" calcext:value-type="float">
            <text:p>5,791</text:p>
          </table:table-cell>
          <table:table-cell table:style-name="ce2" table:formula="of:=[.B12]-[.D12]+[.S12]*[.T12]" office:value-type="float" office:value="5.5061726998981" calcext:value-type="float">
            <text:p>5,506</text:p>
          </table:table-cell>
          <table:table-cell table:style-name="ce3" table:formula="of:=[.N12]-[.C12]" office:value-type="float" office:value="4.45409663371881" calcext:value-type="float">
            <text:p>4,454</text:p>
          </table:table-cell>
          <table:table-cell table:style-name="ce7" table:formula="of:=[.L12]-[.E12]" office:value-type="float" office:value="4.4938273001019" calcext:value-type="float">
            <text:p>4,494</text:p>
          </table:table-cell>
          <table:table-cell table:style-name="ce11" table:formula="of:=[.A12]-[.J11]" office:value-type="float" office:value="4.09139808202355" calcext:value-type="float">
            <text:p>4,091</text:p>
          </table:table-cell>
          <table:table-cell table:style-name="ce15" table:formula="of:=[.B12]-[.K11]" office:value-type="float" office:value="4.14050340002512" calcext:value-type="float">
            <text:p>4,141</text:p>
          </table:table-cell>
          <table:table-cell table:style-name="ce3" table:formula="of:=[.C12]*0.9-([.C12]-([.C12]+[.E12])/2)/11" office:value-type="float" office:value="-8.29517396818645" calcext:value-type="float">
            <text:p>-8,295</text:p>
          </table:table-cell>
          <table:table-cell table:style-name="ce3" table:formula="of:=[.E12]*0.9+(([.C12]+[.E12])/2-[.E12])/11" office:value-type="float" office:value="4.25072939809474" calcext:value-type="float">
            <text:p>4,251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12]-[.K12]" office:value-type="float" office:value="5.74927060190526" calcext:value-type="float">
            <text:p>5,749</text:p>
          </table:table-cell>
          <table:table-cell table:style-name="ce3" table:formula="of:=[.J12]+[.M12]-[.S12]*[.T12]" office:value-type="float" office:value="-5.54590336628119" calcext:value-type="float">
            <text:p>-5,546</text:p>
          </table:table-cell>
          <table:table-cell table:style-name="ce3" table:formula="of:=[.N12]-[.C12]" office:value-type="float" office:value="4.45409663371881" calcext:value-type="float">
            <text:p>4,454</text:p>
          </table:table-cell>
          <table:table-cell table:style-name="ce3" table:formula="of:=[.L12]-[.E12]" office:value-type="float" office:value="4.4938273001019" calcext:value-type="float">
            <text:p>4,494</text:p>
          </table:table-cell>
          <table:table-cell table:style-name="ce16" table:formula="of:=[.A12]-[.J12]" office:value-type="float" office:value="4.08640729638396" calcext:value-type="float">
            <text:p>4,086</text:p>
          </table:table-cell>
          <table:table-cell table:style-name="ce16" table:formula="of:=[.B12]-[.K12]" office:value-type="float" office:value="4.04667663000087" calcext:value-type="float">
            <text:p>4,04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11]" office:value-type="float" office:value="0.3" calcext:value-type="float">
            <text:p>0,300</text:p>
          </table:table-cell>
          <table:table-cell table:style-name="ce19" table:number-columns-repeated="16364"/>
        </table:table-row>
        <table:table-row table:style-name="ro1">
          <table:table-cell table:style-name="ce3" table:formula="of:=[.N12]*0.9+(([.N12]+[.L12])/2-[.N12])/11" office:value-type="float" office:value="-4.28468105845847" calcext:value-type="float">
            <text:p>-4,285</text:p>
          </table:table-cell>
          <table:table-cell table:style-name="ce3" table:formula="of:=[.L12]*0.9-([.L12]-([.L12]+[.N12])/2)/11" office:value-type="float" office:value="8.2933680288054" calcext:value-type="float">
            <text:p>8,293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13]-[.C13]" office:value-type="float" office:value="5.71531894154153" calcext:value-type="float">
            <text:p>5,715</text:p>
          </table:table-cell>
          <table:table-cell table:style-name="ce2" table:formula="of:=[.B13]-[.D13]+[.S13]*[.T13]" office:value-type="float" office:value="5.57804908726387" calcext:value-type="float">
            <text:p>5,578</text:p>
          </table:table-cell>
          <table:table-cell table:style-name="ce3" table:formula="of:=[.N13]-[.C13]" office:value-type="float" office:value="4.39594210212287" calcext:value-type="float">
            <text:p>4,396</text:p>
          </table:table-cell>
          <table:table-cell table:style-name="ce7" table:formula="of:=[.L13]-[.E13]" office:value-type="float" office:value="4.42195091273613" calcext:value-type="float">
            <text:p>4,422</text:p>
          </table:table-cell>
          <table:table-cell table:style-name="ce11" table:formula="of:=[.A13]-[.J12]" office:value-type="float" office:value="4.01049290972798" calcext:value-type="float">
            <text:p>4,010</text:p>
          </table:table-cell>
          <table:table-cell table:style-name="ce15" table:formula="of:=[.B13]-[.K12]" office:value-type="float" office:value="4.04263863071066" calcext:value-type="float">
            <text:p>4,043</text:p>
          </table:table-cell>
          <table:table-cell table:style-name="ce3" table:formula="of:=[.C13]*0.9-([.C13]-([.C13]+[.E13])/2)/11" office:value-type="float" office:value="-8.29190685966982" calcext:value-type="float">
            <text:p>-8,292</text:p>
          </table:table-cell>
          <table:table-cell table:style-name="ce3" table:formula="of:=[.E13]*0.9+(([.C13]+[.E13])/2-[.E13])/11" office:value-type="float" office:value="4.31215103820731" calcext:value-type="float">
            <text:p>4,312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13]-[.K13]" office:value-type="float" office:value="5.68784896179269" calcext:value-type="float">
            <text:p>5,688</text:p>
          </table:table-cell>
          <table:table-cell table:style-name="ce3" table:formula="of:=[.J13]+[.M13]-[.S13]*[.T13]" office:value-type="float" office:value="-5.60405789787713" calcext:value-type="float">
            <text:p>-5,604</text:p>
          </table:table-cell>
          <table:table-cell table:style-name="ce3" table:formula="of:=[.N13]-[.C13]" office:value-type="float" office:value="4.39594210212287" calcext:value-type="float">
            <text:p>4,396</text:p>
          </table:table-cell>
          <table:table-cell table:style-name="ce3" table:formula="of:=[.L13]-[.E13]" office:value-type="float" office:value="4.42195091273613" calcext:value-type="float">
            <text:p>4,422</text:p>
          </table:table-cell>
          <table:table-cell table:style-name="ce16" table:formula="of:=[.A13]-[.J13]" office:value-type="float" office:value="4.00722580121135" calcext:value-type="float">
            <text:p>4,007</text:p>
          </table:table-cell>
          <table:table-cell table:style-name="ce16" table:formula="of:=[.B13]-[.K13]" office:value-type="float" office:value="3.98121699059809" calcext:value-type="float">
            <text:p>3,981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12]" office:value-type="float" office:value="0.3" calcext:value-type="float">
            <text:p>0,300</text:p>
          </table:table-cell>
          <table:table-cell table:style-name="ce18" table:number-columns-repeated="16364"/>
        </table:table-row>
        <table:table-row table:style-name="ro1">
          <table:table-cell table:style-name="ce3" table:formula="of:=[.N13]*0.9+(([.N13]+[.L13])/2-[.N13])/11" office:value-type="float" office:value="-4.33437674909501" calcext:value-type="float">
            <text:p>-4,334</text:p>
          </table:table-cell>
          <table:table-cell table:style-name="ce3" table:formula="of:=[.L13]*0.9-([.L13]-([.L13]+[.N13])/2)/11" office:value-type="float" office:value="8.29072464100559" calcext:value-type="float">
            <text:p>8,291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14]-[.C14]" office:value-type="float" office:value="5.665623250905" calcext:value-type="float">
            <text:p>5,666</text:p>
          </table:table-cell>
          <table:table-cell table:style-name="ce2" table:formula="of:=[.B14]-[.D14]+[.S14]*[.T14]" office:value-type="float" office:value="5.62510139010059" calcext:value-type="float">
            <text:p>5,625</text:p>
          </table:table-cell>
          <table:table-cell table:style-name="ce3" table:formula="of:=[.N14]-[.C14]" office:value-type="float" office:value="4.35787251164589" calcext:value-type="float">
            <text:p>4,358</text:p>
          </table:table-cell>
          <table:table-cell table:style-name="ce7" table:formula="of:=[.L14]-[.E14]" office:value-type="float" office:value="4.37489860989941" calcext:value-type="float">
            <text:p>4,375</text:p>
          </table:table-cell>
          <table:table-cell table:style-name="ce11" table:formula="of:=[.A14]-[.J13]" office:value-type="float" office:value="3.95753011057482" calcext:value-type="float">
            <text:p>3,958</text:p>
          </table:table-cell>
          <table:table-cell table:style-name="ce15" table:formula="of:=[.B14]-[.K13]" office:value-type="float" office:value="3.97857360279828" calcext:value-type="float">
            <text:p>3,979</text:p>
          </table:table-cell>
          <table:table-cell table:style-name="ce3" table:formula="of:=[.C14]*0.9-([.C14]-([.C14]+[.E14])/2)/11" office:value-type="float" office:value="-8.28976811863179" calcext:value-type="float">
            <text:p>-8,290</text:p>
          </table:table-cell>
          <table:table-cell table:style-name="ce3" table:formula="of:=[.E14]*0.9+(([.C14]+[.E14])/2-[.E14])/11" office:value-type="float" office:value="4.35235936972232" calcext:value-type="float">
            <text:p>4,352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14]-[.K14]" office:value-type="float" office:value="5.64764063027768" calcext:value-type="float">
            <text:p>5,648</text:p>
          </table:table-cell>
          <table:table-cell table:style-name="ce3" table:formula="of:=[.J14]+[.M14]-[.S14]*[.T14]" office:value-type="float" office:value="-5.64212748835411" calcext:value-type="float">
            <text:p>-5,642</text:p>
          </table:table-cell>
          <table:table-cell table:style-name="ce3" table:formula="of:=[.N14]-[.C14]" office:value-type="float" office:value="4.35787251164589" calcext:value-type="float">
            <text:p>4,358</text:p>
          </table:table-cell>
          <table:table-cell table:style-name="ce3" table:formula="of:=[.L14]-[.E14]" office:value-type="float" office:value="4.37489860989941" calcext:value-type="float">
            <text:p>4,375</text:p>
          </table:table-cell>
          <table:table-cell table:style-name="ce16" table:formula="of:=[.A14]-[.J14]" office:value-type="float" office:value="3.95539136953679" calcext:value-type="float">
            <text:p>3,955</text:p>
          </table:table-cell>
          <table:table-cell table:style-name="ce16" table:formula="of:=[.B14]-[.K14]" office:value-type="float" office:value="3.93836527128326" calcext:value-type="float">
            <text:p>3,938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13]" office:value-type="float" office:value="0.3" calcext:value-type="float">
            <text:p>0,300</text:p>
          </table:table-cell>
          <table:table-cell table:style-name="ce19" table:number-columns-repeated="16364"/>
        </table:table-row>
        <table:table-row table:style-name="ro1">
          <table:table-cell table:style-name="ce3" table:formula="of:=[.N14]*0.9+(([.N14]+[.L14])/2-[.N14])/11" office:value-type="float" office:value="-4.36690894459352" calcext:value-type="float">
            <text:p>-4,367</text:p>
          </table:table-cell>
          <table:table-cell table:style-name="ce3" table:formula="of:=[.L14]*0.9-([.L14]-([.L14]+[.N14])/2)/11" office:value-type="float" office:value="8.28899420507481" calcext:value-type="float">
            <text:p>8,289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15]-[.C15]" office:value-type="float" office:value="5.63309105540648" calcext:value-type="float">
            <text:p>5,633</text:p>
          </table:table-cell>
          <table:table-cell table:style-name="ce2" table:formula="of:=[.B15]-[.D15]+[.S15]*[.T15]" office:value-type="float" office:value="5.65590314966833" calcext:value-type="float">
            <text:p>5,656</text:p>
          </table:table-cell>
          <table:table-cell table:style-name="ce3" table:formula="of:=[.N15]-[.C15]" office:value-type="float" office:value="4.33295108799563" calcext:value-type="float">
            <text:p>4,333</text:p>
          </table:table-cell>
          <table:table-cell table:style-name="ce7" table:formula="of:=[.L15]-[.E15]" office:value-type="float" office:value="4.34409685033167" calcext:value-type="float">
            <text:p>4,344</text:p>
          </table:table-cell>
          <table:table-cell table:style-name="ce11" table:formula="of:=[.A15]-[.J14]" office:value-type="float" office:value="3.92285917403828" calcext:value-type="float">
            <text:p>3,923</text:p>
          </table:table-cell>
          <table:table-cell table:style-name="ce15" table:formula="of:=[.B15]-[.K14]" office:value-type="float" office:value="3.93663483535249" calcext:value-type="float">
            <text:p>3,937</text:p>
          </table:table-cell>
          <table:table-cell table:style-name="ce3" table:formula="of:=[.C15]*0.9-([.C15]-([.C15]+[.E15])/2)/11" office:value-type="float" office:value="-8.28836803865144" calcext:value-type="float">
            <text:p>-8,288</text:p>
          </table:table-cell>
          <table:table-cell table:style-name="ce3" table:formula="of:=[.E15]*0.9+(([.C15]+[.E15])/2-[.E15])/11" office:value-type="float" office:value="4.37868087335294" calcext:value-type="float">
            <text:p>4,37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15]-[.K15]" office:value-type="float" office:value="5.62131912664706" calcext:value-type="float">
            <text:p>5,621</text:p>
          </table:table-cell>
          <table:table-cell table:style-name="ce3" table:formula="of:=[.J15]+[.M15]-[.S15]*[.T15]" office:value-type="float" office:value="-5.66704891200438" calcext:value-type="float">
            <text:p>-5,667</text:p>
          </table:table-cell>
          <table:table-cell table:style-name="ce3" table:formula="of:=[.N15]-[.C15]" office:value-type="float" office:value="4.33295108799563" calcext:value-type="float">
            <text:p>4,333</text:p>
          </table:table-cell>
          <table:table-cell table:style-name="ce3" table:formula="of:=[.L15]-[.E15]" office:value-type="float" office:value="4.34409685033167" calcext:value-type="float">
            <text:p>4,344</text:p>
          </table:table-cell>
          <table:table-cell table:style-name="ce16" table:formula="of:=[.A15]-[.J15]" office:value-type="float" office:value="3.92145909405792" calcext:value-type="float">
            <text:p>3,921</text:p>
          </table:table-cell>
          <table:table-cell table:style-name="ce16" table:formula="of:=[.B15]-[.K15]" office:value-type="float" office:value="3.91031333172188" calcext:value-type="float">
            <text:p>3,910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14]" office:value-type="float" office:value="0.3" calcext:value-type="float">
            <text:p>0,300</text:p>
          </table:table-cell>
          <table:table-cell table:style-name="ce18" table:number-columns-repeated="16364"/>
        </table:table-row>
        <table:table-row table:style-name="ro1">
          <table:table-cell table:style-name="ce3" table:formula="of:=[.N15]*0.9+(([.N15]+[.L15])/2-[.N15])/11" office:value-type="float" office:value="-4.38820543389465" calcext:value-type="float">
            <text:p>-4,388</text:p>
          </table:table-cell>
          <table:table-cell table:style-name="ce3" table:formula="of:=[.L15]*0.9-([.L15]-([.L15]+[.N15])/2)/11" office:value-type="float" office:value="8.28786141309071" calcext:value-type="float">
            <text:p>8,288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16]-[.C16]" office:value-type="float" office:value="5.61179456610535" calcext:value-type="float">
            <text:p>5,612</text:p>
          </table:table-cell>
          <table:table-cell table:style-name="ce2" table:formula="of:=[.B16]-[.D16]+[.S16]*[.T16]" office:value-type="float" office:value="5.67606684698536" calcext:value-type="float">
            <text:p>5,676</text:p>
          </table:table-cell>
          <table:table-cell table:style-name="ce3" table:formula="of:=[.N16]-[.C16]" office:value-type="float" office:value="4.31663682380276" calcext:value-type="float">
            <text:p>4,317</text:p>
          </table:table-cell>
          <table:table-cell table:style-name="ce7" table:formula="of:=[.L16]-[.E16]" office:value-type="float" office:value="4.32393315301464" calcext:value-type="float">
            <text:p>4,324</text:p>
          </table:table-cell>
          <table:table-cell table:style-name="ce11" table:formula="of:=[.A16]-[.J15]" office:value-type="float" office:value="3.90016260475679" calcext:value-type="float">
            <text:p>3,900</text:p>
          </table:table-cell>
          <table:table-cell table:style-name="ce15" table:formula="of:=[.B16]-[.K15]" office:value-type="float" office:value="3.90918053973777" calcext:value-type="float">
            <text:p>3,909</text:p>
          </table:table-cell>
          <table:table-cell table:style-name="ce3" table:formula="of:=[.C16]*0.9-([.C16]-([.C16]+[.E16])/2)/11" office:value-type="float" office:value="-8.28745150695521" calcext:value-type="float">
            <text:p>-8,287</text:p>
          </table:table-cell>
          <table:table-cell table:style-name="ce3" table:formula="of:=[.E16]*0.9+(([.C16]+[.E16])/2-[.E16])/11" office:value-type="float" office:value="4.39591166924203" calcext:value-type="float">
            <text:p>4,396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16]-[.K16]" office:value-type="float" office:value="5.60408833075797" calcext:value-type="float">
            <text:p>5,604</text:p>
          </table:table-cell>
          <table:table-cell table:style-name="ce3" table:formula="of:=[.J16]+[.M16]-[.S16]*[.T16]" office:value-type="float" office:value="-5.68336317619724" calcext:value-type="float">
            <text:p>-5,683</text:p>
          </table:table-cell>
          <table:table-cell table:style-name="ce3" table:formula="of:=[.N16]-[.C16]" office:value-type="float" office:value="4.31663682380276" calcext:value-type="float">
            <text:p>4,317</text:p>
          </table:table-cell>
          <table:table-cell table:style-name="ce3" table:formula="of:=[.L16]-[.E16]" office:value-type="float" office:value="4.32393315301464" calcext:value-type="float">
            <text:p>4,324</text:p>
          </table:table-cell>
          <table:table-cell table:style-name="ce16" table:formula="of:=[.A16]-[.J16]" office:value-type="float" office:value="3.89924607306056" calcext:value-type="float">
            <text:p>3,899</text:p>
          </table:table-cell>
          <table:table-cell table:style-name="ce16" table:formula="of:=[.B16]-[.K16]" office:value-type="float" office:value="3.89194974384868" calcext:value-type="float">
            <text:p>3,892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15]" office:value-type="float" office:value="0.3" calcext:value-type="float">
            <text:p>0,300</text:p>
          </table:table-cell>
          <table:table-cell table:style-name="ce18" table:number-columns-repeated="16364"/>
        </table:table-row>
        <table:table-row table:style-name="ro1">
          <table:table-cell table:style-name="ce3" table:formula="of:=[.N16]*0.9+(([.N16]+[.L16])/2-[.N16])/11" office:value-type="float" office:value="-4.40214671420492" calcext:value-type="float">
            <text:p>-4,402</text:p>
          </table:table-cell>
          <table:table-cell table:style-name="ce3" table:formula="of:=[.L16]*0.9-([.L16]-([.L16]+[.N16])/2)/11" office:value-type="float" office:value="8.2871198556274" calcext:value-type="float">
            <text:p>8,287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17]-[.C17]" office:value-type="float" office:value="5.59785328579508" calcext:value-type="float">
            <text:p>5,598</text:p>
          </table:table-cell>
          <table:table-cell table:style-name="ce2" table:formula="of:=[.B17]-[.D17]+[.S17]*[.T17]" office:value-type="float" office:value="5.68926656983232" calcext:value-type="float">
            <text:p>5,689</text:p>
          </table:table-cell>
          <table:table-cell table:style-name="ce3" table:formula="of:=[.N17]-[.C17]" office:value-type="float" office:value="4.30595704804476" calcext:value-type="float">
            <text:p>4,306</text:p>
          </table:table-cell>
          <table:table-cell table:style-name="ce7" table:formula="of:=[.L17]-[.E17]" office:value-type="float" office:value="4.31073343016768" calcext:value-type="float">
            <text:p>4,311</text:p>
          </table:table-cell>
          <table:table-cell table:style-name="ce11" table:formula="of:=[.A17]-[.J16]" office:value-type="float" office:value="3.88530479275029" calcext:value-type="float">
            <text:p>3,885</text:p>
          </table:table-cell>
          <table:table-cell table:style-name="ce15" table:formula="of:=[.B17]-[.K16]" office:value-type="float" office:value="3.89120818638537" calcext:value-type="float">
            <text:p>3,891</text:p>
          </table:table-cell>
          <table:table-cell table:style-name="ce3" table:formula="of:=[.C17]*0.9-([.C17]-([.C17]+[.E17])/2)/11" office:value-type="float" office:value="-8.28685151955308" calcext:value-type="float">
            <text:p>-8,287</text:p>
          </table:table-cell>
          <table:table-cell table:style-name="ce3" table:formula="of:=[.E17]*0.9+(([.C17]+[.E17])/2-[.E17])/11" office:value-type="float" office:value="4.40719143240216" calcext:value-type="float">
            <text:p>4,407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17]-[.K17]" office:value-type="float" office:value="5.59280856759784" calcext:value-type="float">
            <text:p>5,593</text:p>
          </table:table-cell>
          <table:table-cell table:style-name="ce3" table:formula="of:=[.J17]+[.M17]-[.S17]*[.T17]" office:value-type="float" office:value="-5.69404295195524" calcext:value-type="float">
            <text:p>-5,694</text:p>
          </table:table-cell>
          <table:table-cell table:style-name="ce3" table:formula="of:=[.N17]-[.C17]" office:value-type="float" office:value="4.30595704804476" calcext:value-type="float">
            <text:p>4,306</text:p>
          </table:table-cell>
          <table:table-cell table:style-name="ce3" table:formula="of:=[.L17]-[.E17]" office:value-type="float" office:value="4.31073343016768" calcext:value-type="float">
            <text:p>4,311</text:p>
          </table:table-cell>
          <table:table-cell table:style-name="ce16" table:formula="of:=[.A17]-[.J17]" office:value-type="float" office:value="3.88470480534816" calcext:value-type="float">
            <text:p>3,885</text:p>
          </table:table-cell>
          <table:table-cell table:style-name="ce16" table:formula="of:=[.B17]-[.K17]" office:value-type="float" office:value="3.87992842322524" calcext:value-type="float">
            <text:p>3,880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16]" office:value-type="float" office:value="0.3" calcext:value-type="float">
            <text:p>0,300</text:p>
          </table:table-cell>
          <table:table-cell table:style-name="ce18" table:number-columns-repeated="16364"/>
        </table:table-row>
        <table:table-row table:style-name="ro1">
          <table:table-cell table:style-name="ce3" table:formula="of:=[.N17]*0.9+(([.N17]+[.L17])/2-[.N17])/11" office:value-type="float" office:value="-4.41127306803448" calcext:value-type="float">
            <text:p>-4,411</text:p>
          </table:table-cell>
          <table:table-cell table:style-name="ce3" table:formula="of:=[.L17]*0.9-([.L17]-([.L17]+[.N17])/2)/11" office:value-type="float" office:value="8.28663441127476" calcext:value-type="float">
            <text:p>8,287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18]-[.C18]" office:value-type="float" office:value="5.58872693196552" calcext:value-type="float">
            <text:p>5,589</text:p>
          </table:table-cell>
          <table:table-cell table:style-name="ce2" table:formula="of:=[.B18]-[.D18]+[.S18]*[.T18]" office:value-type="float" office:value="5.69790747930924" calcext:value-type="float">
            <text:p>5,698</text:p>
          </table:table-cell>
          <table:table-cell table:style-name="ce3" table:formula="of:=[.N18]-[.C18]" office:value-type="float" office:value="4.29896576674071" calcext:value-type="float">
            <text:p>4,299</text:p>
          </table:table-cell>
          <table:table-cell table:style-name="ce7" table:formula="of:=[.L18]-[.E18]" office:value-type="float" office:value="4.30209252069076" calcext:value-type="float">
            <text:p>4,302</text:p>
          </table:table-cell>
          <table:table-cell table:style-name="ce11" table:formula="of:=[.A18]-[.J17]" office:value-type="float" office:value="3.8755784515186" calcext:value-type="float">
            <text:p>3,876</text:p>
          </table:table-cell>
          <table:table-cell table:style-name="ce15" table:formula="of:=[.B18]-[.K17]" office:value-type="float" office:value="3.8794429788726" calcext:value-type="float">
            <text:p>3,879</text:p>
          </table:table-cell>
          <table:table-cell table:style-name="ce3" table:formula="of:=[.C18]*0.9-([.C18]-([.C18]+[.E18])/2)/11" office:value-type="float" office:value="-8.28645875094049" calcext:value-type="float">
            <text:p>-8,286</text:p>
          </table:table-cell>
          <table:table-cell table:style-name="ce3" table:formula="of:=[.E18]*0.9+(([.C18]+[.E18])/2-[.E18])/11" office:value-type="float" office:value="4.4145754823188" calcext:value-type="float">
            <text:p>4,415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18]-[.K18]" office:value-type="float" office:value="5.5854245176812" calcext:value-type="float">
            <text:p>5,585</text:p>
          </table:table-cell>
          <table:table-cell table:style-name="ce3" table:formula="of:=[.J18]+[.M18]-[.S18]*[.T18]" office:value-type="float" office:value="-5.70103423325929" calcext:value-type="float">
            <text:p>-5,701</text:p>
          </table:table-cell>
          <table:table-cell table:style-name="ce3" table:formula="of:=[.N18]-[.C18]" office:value-type="float" office:value="4.29896576674071" calcext:value-type="float">
            <text:p>4,299</text:p>
          </table:table-cell>
          <table:table-cell table:style-name="ce3" table:formula="of:=[.L18]-[.E18]" office:value-type="float" office:value="4.30209252069076" calcext:value-type="float">
            <text:p>4,302</text:p>
          </table:table-cell>
          <table:table-cell table:style-name="ce16" table:formula="of:=[.A18]-[.J18]" office:value-type="float" office:value="3.87518568290601" calcext:value-type="float">
            <text:p>3,875</text:p>
          </table:table-cell>
          <table:table-cell table:style-name="ce16" table:formula="of:=[.B18]-[.K18]" office:value-type="float" office:value="3.87205892895596" calcext:value-type="float">
            <text:p>3,872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17]" office:value-type="float" office:value="0.3" calcext:value-type="float">
            <text:p>0,300</text:p>
          </table:table-cell>
          <table:table-cell table:style-name="ce18" table:number-columns-repeated="16364"/>
        </table:table-row>
        <table:table-row table:style-name="ro1">
          <table:table-cell table:style-name="ce3" table:formula="of:=[.N18]*0.9+(([.N18]+[.L18])/2-[.N18])/11" office:value-type="float" office:value="-4.4172474356943" calcext:value-type="float">
            <text:p>-4,417</text:p>
          </table:table-cell>
          <table:table-cell table:style-name="ce3" table:formula="of:=[.L18]*0.9-([.L18]-([.L18]+[.N18])/2)/11" office:value-type="float" office:value="8.28631662576094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19]-[.C19]" office:value-type="float" office:value="5.5827525643057" calcext:value-type="float">
            <text:p>5,583</text:p>
          </table:table-cell>
          <table:table-cell table:style-name="ce2" table:formula="of:=[.B19]-[.D19]+[.S19]*[.T19]" office:value-type="float" office:value="5.70356406145525" calcext:value-type="float">
            <text:p>5,704</text:p>
          </table:table-cell>
          <table:table-cell table:style-name="ce3" table:formula="of:=[.N19]-[.C19]" office:value-type="float" office:value="4.29438907754985" calcext:value-type="float">
            <text:p>4,294</text:p>
          </table:table-cell>
          <table:table-cell table:style-name="ce7" table:formula="of:=[.L19]-[.E19]" office:value-type="float" office:value="4.29643593854476" calcext:value-type="float">
            <text:p>4,296</text:p>
          </table:table-cell>
          <table:table-cell table:style-name="ce11" table:formula="of:=[.A19]-[.J18]" office:value-type="float" office:value="3.86921131524619" calcext:value-type="float">
            <text:p>3,869</text:p>
          </table:table-cell>
          <table:table-cell table:style-name="ce15" table:formula="of:=[.B19]-[.K18]" office:value-type="float" office:value="3.87174114344214" calcext:value-type="float">
            <text:p>3,872</text:p>
          </table:table-cell>
          <table:table-cell table:style-name="ce3" table:formula="of:=[.C19]*0.9-([.C19]-([.C19]+[.E19])/2)/11" office:value-type="float" office:value="-8.28620163357022" calcext:value-type="float">
            <text:p>-8,286</text:p>
          </table:table-cell>
          <table:table-cell table:style-name="ce3" table:formula="of:=[.E19]*0.9+(([.C19]+[.E19])/2-[.E19])/11" office:value-type="float" office:value="4.41940928887994" calcext:value-type="float">
            <text:p>4,41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19]-[.K19]" office:value-type="float" office:value="5.58059071112006" calcext:value-type="float">
            <text:p>5,581</text:p>
          </table:table-cell>
          <table:table-cell table:style-name="ce3" table:formula="of:=[.J19]+[.M19]-[.S19]*[.T19]" office:value-type="float" office:value="-5.70561092245015" calcext:value-type="float">
            <text:p>-5,706</text:p>
          </table:table-cell>
          <table:table-cell table:style-name="ce3" table:formula="of:=[.N19]-[.C19]" office:value-type="float" office:value="4.29438907754985" calcext:value-type="float">
            <text:p>4,294</text:p>
          </table:table-cell>
          <table:table-cell table:style-name="ce3" table:formula="of:=[.L19]-[.E19]" office:value-type="float" office:value="4.29643593854476" calcext:value-type="float">
            <text:p>4,296</text:p>
          </table:table-cell>
          <table:table-cell table:style-name="ce16" table:formula="of:=[.A19]-[.J19]" office:value-type="float" office:value="3.86895419787591" calcext:value-type="float">
            <text:p>3,869</text:p>
          </table:table-cell>
          <table:table-cell table:style-name="ce16" table:formula="of:=[.B19]-[.K19]" office:value-type="float" office:value="3.866907336881" calcext:value-type="float">
            <text:p>3,86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18]" office:value-type="float" office:value="0.3" calcext:value-type="float">
            <text:p>0,300</text:p>
          </table:table-cell>
          <table:table-cell table:style-name="ce18" table:number-columns-repeated="16364"/>
        </table:table-row>
        <table:table-row table:style-name="ro1">
          <table:table-cell table:style-name="ce3" table:formula="of:=[.N19]*0.9+(([.N19]+[.L19])/2-[.N19])/11" office:value-type="float" office:value="-4.42115842463922" calcext:value-type="float">
            <text:p>-4,421</text:p>
          </table:table-cell>
          <table:table-cell table:style-name="ce3" table:formula="of:=[.L19]*0.9-([.L19]-([.L19]+[.N19])/2)/11" office:value-type="float" office:value="8.28610859443409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20]-[.C20]" office:value-type="float" office:value="5.57884157536078" calcext:value-type="float">
            <text:p>5,579</text:p>
          </table:table-cell>
          <table:table-cell table:style-name="ce2" table:formula="of:=[.B20]-[.D20]+[.S20]*[.T20]" office:value-type="float" office:value="5.70726701907331" calcext:value-type="float">
            <text:p>5,707</text:p>
          </table:table-cell>
          <table:table-cell table:style-name="ce3" table:formula="of:=[.N20]-[.C20]" office:value-type="float" office:value="4.29139304820432" calcext:value-type="float">
            <text:p>4,291</text:p>
          </table:table-cell>
          <table:table-cell table:style-name="ce7" table:formula="of:=[.L20]-[.E20]" office:value-type="float" office:value="4.29273298092669" calcext:value-type="float">
            <text:p>4,293</text:p>
          </table:table-cell>
          <table:table-cell table:style-name="ce11" table:formula="of:=[.A20]-[.J19]" office:value-type="float" office:value="3.86504320893099" calcext:value-type="float">
            <text:p>3,865</text:p>
          </table:table-cell>
          <table:table-cell table:style-name="ce15" table:formula="of:=[.B20]-[.K19]" office:value-type="float" office:value="3.86669930555415" calcext:value-type="float">
            <text:p>3,867</text:p>
          </table:table-cell>
          <table:table-cell table:style-name="ce3" table:formula="of:=[.C20]*0.9-([.C20]-([.C20]+[.E20])/2)/11" office:value-type="float" office:value="-8.28603331731485" calcext:value-type="float">
            <text:p>-8,286</text:p>
          </table:table-cell>
          <table:table-cell table:style-name="ce3" table:formula="of:=[.E20]*0.9+(([.C20]+[.E20])/2-[.E20])/11" office:value-type="float" office:value="4.42257363448083" calcext:value-type="float">
            <text:p>4,423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20]-[.K20]" office:value-type="float" office:value="5.57742636551917" calcext:value-type="float">
            <text:p>5,577</text:p>
          </table:table-cell>
          <table:table-cell table:style-name="ce3" table:formula="of:=[.J20]+[.M20]-[.S20]*[.T20]" office:value-type="float" office:value="-5.70860695179568" calcext:value-type="float">
            <text:p>-5,709</text:p>
          </table:table-cell>
          <table:table-cell table:style-name="ce3" table:formula="of:=[.N20]-[.C20]" office:value-type="float" office:value="4.29139304820432" calcext:value-type="float">
            <text:p>4,291</text:p>
          </table:table-cell>
          <table:table-cell table:style-name="ce3" table:formula="of:=[.L20]-[.E20]" office:value-type="float" office:value="4.29273298092669" calcext:value-type="float">
            <text:p>4,293</text:p>
          </table:table-cell>
          <table:table-cell table:style-name="ce16" table:formula="of:=[.A20]-[.J20]" office:value-type="float" office:value="3.86487489267563" calcext:value-type="float">
            <text:p>3,865</text:p>
          </table:table-cell>
          <table:table-cell table:style-name="ce16" table:formula="of:=[.B20]-[.K20]" office:value-type="float" office:value="3.86353495995326" calcext:value-type="float">
            <text:p>3,864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19]" office:value-type="float" office:value="0.3" calcext:value-type="float">
            <text:p>0,300</text:p>
          </table:table-cell>
          <table:table-cell table:style-name="ce18" table:number-columns-repeated="16364"/>
        </table:table-row>
        <table:table-row table:style-name="ro1">
          <table:table-cell table:style-name="ce3" table:formula="of:=[.N20]*0.9+(([.N20]+[.L20])/2-[.N20])/11" office:value-type="float" office:value="-4.42371866789812" calcext:value-type="float">
            <text:p>-4,424</text:p>
          </table:table-cell>
          <table:table-cell table:style-name="ce3" table:formula="of:=[.L20]*0.9-([.L20]-([.L20]+[.N20])/2)/11" office:value-type="float" office:value="8.28597241128201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21]-[.C21]" office:value-type="float" office:value="5.57628133210188" calcext:value-type="float">
            <text:p>5,576</text:p>
          </table:table-cell>
          <table:table-cell table:style-name="ce2" table:formula="of:=[.B21]-[.D21]+[.S21]*[.T21]" office:value-type="float" office:value="5.70969107918014" calcext:value-type="float">
            <text:p>5,710</text:p>
          </table:table-cell>
          <table:table-cell table:style-name="ce3" table:formula="of:=[.N21]-[.C21]" office:value-type="float" office:value="4.2894317632088" calcext:value-type="float">
            <text:p>4,289</text:p>
          </table:table-cell>
          <table:table-cell table:style-name="ce7" table:formula="of:=[.L21]-[.E21]" office:value-type="float" office:value="4.29030892081986" calcext:value-type="float">
            <text:p>4,290</text:p>
          </table:table-cell>
          <table:table-cell table:style-name="ce11" table:formula="of:=[.A21]-[.J20]" office:value-type="float" office:value="3.86231464941673" calcext:value-type="float">
            <text:p>3,862</text:p>
          </table:table-cell>
          <table:table-cell table:style-name="ce15" table:formula="of:=[.B21]-[.K20]" office:value-type="float" office:value="3.86339877680119" calcext:value-type="float">
            <text:p>3,863</text:p>
          </table:table-cell>
          <table:table-cell table:style-name="ce3" table:formula="of:=[.C21]*0.9-([.C21]-([.C21]+[.E21])/2)/11" office:value-type="float" office:value="-8.28592313276454" calcext:value-type="float">
            <text:p>-8,286</text:p>
          </table:table-cell>
          <table:table-cell table:style-name="ce3" table:formula="of:=[.E21]*0.9+(([.C21]+[.E21])/2-[.E21])/11" office:value-type="float" office:value="4.42464510402666" calcext:value-type="float">
            <text:p>4,425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21]-[.K21]" office:value-type="float" office:value="5.57535489597334" calcext:value-type="float">
            <text:p>5,575</text:p>
          </table:table-cell>
          <table:table-cell table:style-name="ce3" table:formula="of:=[.J21]+[.M21]-[.S21]*[.T21]" office:value-type="float" office:value="-5.7105682367912" calcext:value-type="float">
            <text:p>-5,711</text:p>
          </table:table-cell>
          <table:table-cell table:style-name="ce3" table:formula="of:=[.N21]-[.C21]" office:value-type="float" office:value="4.2894317632088" calcext:value-type="float">
            <text:p>4,289</text:p>
          </table:table-cell>
          <table:table-cell table:style-name="ce3" table:formula="of:=[.L21]-[.E21]" office:value-type="float" office:value="4.29030892081986" calcext:value-type="float">
            <text:p>4,290</text:p>
          </table:table-cell>
          <table:table-cell table:style-name="ce16" table:formula="of:=[.A21]-[.J21]" office:value-type="float" office:value="3.86220446486642" calcext:value-type="float">
            <text:p>3,862</text:p>
          </table:table-cell>
          <table:table-cell table:style-name="ce16" table:formula="of:=[.B21]-[.K21]" office:value-type="float" office:value="3.86132730725535" calcext:value-type="float">
            <text:p>3,861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20]" office:value-type="float" office:value="0.3" calcext:value-type="float">
            <text:p>0,300</text:p>
          </table:table-cell>
          <table:table-cell table:style-name="ce18" table:number-columns-repeated="16364"/>
        </table:table-row>
        <table:table-row table:style-name="ro1">
          <table:table-cell table:style-name="ce3" table:formula="of:=[.N21]*0.9+(([.N21]+[.L21])/2-[.N21])/11" office:value-type="float" office:value="-4.42539467507612" calcext:value-type="float">
            <text:p>-4,425</text:p>
          </table:table-cell>
          <table:table-cell table:style-name="ce3" table:formula="of:=[.L21]*0.9-([.L21]-([.L21]+[.N21])/2)/11" office:value-type="float" office:value="8.28588326196404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22]-[.C22]" office:value-type="float" office:value="5.57460532492388" calcext:value-type="float">
            <text:p>5,575</text:p>
          </table:table-cell>
          <table:table-cell table:style-name="ce2" table:formula="of:=[.B22]-[.D22]+[.S22]*[.T22]" office:value-type="float" office:value="5.71127793704015" calcext:value-type="float">
            <text:p>5,711</text:p>
          </table:table-cell>
          <table:table-cell table:style-name="ce3" table:formula="of:=[.N22]-[.C22]" office:value-type="float" office:value="4.28814785094024" calcext:value-type="float">
            <text:p>4,288</text:p>
          </table:table-cell>
          <table:table-cell table:style-name="ce7" table:formula="of:=[.L22]-[.E22]" office:value-type="float" office:value="4.28872206295985" calcext:value-type="float">
            <text:p>4,289</text:p>
          </table:table-cell>
          <table:table-cell table:style-name="ce11" table:formula="of:=[.A22]-[.J21]" office:value-type="float" office:value="3.86052845768842" calcext:value-type="float">
            <text:p>3,861</text:p>
          </table:table-cell>
          <table:table-cell table:style-name="ce15" table:formula="of:=[.B22]-[.K21]" office:value-type="float" office:value="3.86123815793737" calcext:value-type="float">
            <text:p>3,861</text:p>
          </table:table-cell>
          <table:table-cell table:style-name="ce3" table:formula="of:=[.C22]*0.9-([.C22]-([.C22]+[.E22])/2)/11" office:value-type="float" office:value="-8.28585100286181" calcext:value-type="float">
            <text:p>-8,286</text:p>
          </table:table-cell>
          <table:table-cell table:style-name="ce3" table:formula="of:=[.E22]*0.9+(([.C22]+[.E22])/2-[.E22])/11" office:value-type="float" office:value="4.42600114619795" calcext:value-type="float">
            <text:p>4,426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22]-[.K22]" office:value-type="float" office:value="5.57399885380205" calcext:value-type="float">
            <text:p>5,574</text:p>
          </table:table-cell>
          <table:table-cell table:style-name="ce3" table:formula="of:=[.J22]+[.M22]-[.S22]*[.T22]" office:value-type="float" office:value="-5.71185214905976" calcext:value-type="float">
            <text:p>-5,712</text:p>
          </table:table-cell>
          <table:table-cell table:style-name="ce3" table:formula="of:=[.N22]-[.C22]" office:value-type="float" office:value="4.28814785094024" calcext:value-type="float">
            <text:p>4,288</text:p>
          </table:table-cell>
          <table:table-cell table:style-name="ce3" table:formula="of:=[.L22]-[.E22]" office:value-type="float" office:value="4.28872206295985" calcext:value-type="float">
            <text:p>4,289</text:p>
          </table:table-cell>
          <table:table-cell table:style-name="ce16" table:formula="of:=[.A22]-[.J22]" office:value-type="float" office:value="3.86045632778569" calcext:value-type="float">
            <text:p>3,860</text:p>
          </table:table-cell>
          <table:table-cell table:style-name="ce16" table:formula="of:=[.B22]-[.K22]" office:value-type="float" office:value="3.85988211576609" calcext:value-type="float">
            <text:p>3,860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21]" office:value-type="float" office:value="0.3" calcext:value-type="float">
            <text:p>0,300</text:p>
          </table:table-cell>
          <table:table-cell table:style-name="ce18" table:number-columns-repeated="16364"/>
        </table:table-row>
        <table:table-row table:style-name="ro1">
          <table:table-cell table:style-name="ce3" table:formula="of:=[.N22]*0.9+(([.N22]+[.L22])/2-[.N22])/11" office:value-type="float" office:value="-4.42649183646925" calcext:value-type="float">
            <text:p>-4,426</text:p>
          </table:table-cell>
          <table:table-cell table:style-name="ce3" table:formula="of:=[.L22]*0.9-([.L22]-([.L22]+[.N22])/2)/11" office:value-type="float" office:value="8.28582490231547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23]-[.C23]" office:value-type="float" office:value="5.57350816353075" calcext:value-type="float">
            <text:p>5,574</text:p>
          </table:table-cell>
          <table:table-cell table:style-name="ce2" table:formula="of:=[.B23]-[.D23]+[.S23]*[.T23]" office:value-type="float" office:value="5.71231673878472" calcext:value-type="float">
            <text:p>5,712</text:p>
          </table:table-cell>
          <table:table-cell table:style-name="ce3" table:formula="of:=[.N23]-[.C23]" office:value-type="float" office:value="4.28730736589237" calcext:value-type="float">
            <text:p>4,287</text:p>
          </table:table-cell>
          <table:table-cell table:style-name="ce7" table:formula="of:=[.L23]-[.E23]" office:value-type="float" office:value="4.28768326121529" calcext:value-type="float">
            <text:p>4,288</text:p>
          </table:table-cell>
          <table:table-cell table:style-name="ce11" table:formula="of:=[.A23]-[.J22]" office:value-type="float" office:value="3.85935916639256" calcext:value-type="float">
            <text:p>3,859</text:p>
          </table:table-cell>
          <table:table-cell table:style-name="ce15" table:formula="of:=[.B23]-[.K22]" office:value-type="float" office:value="3.85982375611752" calcext:value-type="float">
            <text:p>3,860</text:p>
          </table:table-cell>
          <table:table-cell table:style-name="ce3" table:formula="of:=[.C23]*0.9-([.C23]-([.C23]+[.E23])/2)/11" office:value-type="float" office:value="-8.2858037846007" calcext:value-type="float">
            <text:p>-8,286</text:p>
          </table:table-cell>
          <table:table-cell table:style-name="ce3" table:formula="of:=[.E23]*0.9+(([.C23]+[.E23])/2-[.E23])/11" office:value-type="float" office:value="4.42688884950694" calcext:value-type="float">
            <text:p>4,427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23]-[.K23]" office:value-type="float" office:value="5.57311115049306" calcext:value-type="float">
            <text:p>5,573</text:p>
          </table:table-cell>
          <table:table-cell table:style-name="ce3" table:formula="of:=[.J23]+[.M23]-[.S23]*[.T23]" office:value-type="float" office:value="-5.71269263410763" calcext:value-type="float">
            <text:p>-5,713</text:p>
          </table:table-cell>
          <table:table-cell table:style-name="ce3" table:formula="of:=[.N23]-[.C23]" office:value-type="float" office:value="4.28730736589237" calcext:value-type="float">
            <text:p>4,287</text:p>
          </table:table-cell>
          <table:table-cell table:style-name="ce3" table:formula="of:=[.L23]-[.E23]" office:value-type="float" office:value="4.28768326121529" calcext:value-type="float">
            <text:p>4,288</text:p>
          </table:table-cell>
          <table:table-cell table:style-name="ce16" table:formula="of:=[.A23]-[.J23]" office:value-type="float" office:value="3.85931194813145" calcext:value-type="float">
            <text:p>3,859</text:p>
          </table:table-cell>
          <table:table-cell table:style-name="ce16" table:formula="of:=[.B23]-[.K23]" office:value-type="float" office:value="3.85893605280853" calcext:value-type="float">
            <text:p>3,859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22]" office:value-type="float" office:value="0.3" calcext:value-type="float">
            <text:p>0,300</text:p>
          </table:table-cell>
          <table:table-cell table:style-name="ce18" table:number-columns-repeated="16364"/>
        </table:table-row>
        <table:table-row table:style-name="ro1">
          <table:table-cell table:style-name="ce3" table:formula="of:=[.N23]*0.9+(([.N23]+[.L23])/2-[.N23])/11" office:value-type="float" office:value="-4.42721006914652" calcext:value-type="float">
            <text:p>-4,427</text:p>
          </table:table-cell>
          <table:table-cell table:style-name="ce3" table:formula="of:=[.L23]*0.9-([.L23]-([.L23]+[.N23])/2)/11" office:value-type="float" office:value="8.28578669844965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24]-[.C24]" office:value-type="float" office:value="5.57278993085348" calcext:value-type="float">
            <text:p>5,573</text:p>
          </table:table-cell>
          <table:table-cell table:style-name="ce2" table:formula="of:=[.B24]-[.D24]+[.S24]*[.T24]" office:value-type="float" office:value="5.71299676759618" calcext:value-type="float">
            <text:p>5,713</text:p>
          </table:table-cell>
          <table:table-cell table:style-name="ce3" table:formula="of:=[.N24]-[.C24]" office:value-type="float" office:value="4.28675716076309" calcext:value-type="float">
            <text:p>4,287</text:p>
          </table:table-cell>
          <table:table-cell table:style-name="ce7" table:formula="of:=[.L24]-[.E24]" office:value-type="float" office:value="4.28700323240382" calcext:value-type="float">
            <text:p>4,287</text:p>
          </table:table-cell>
          <table:table-cell table:style-name="ce11" table:formula="of:=[.A24]-[.J23]" office:value-type="float" office:value="3.85859371545417" calcext:value-type="float">
            <text:p>3,859</text:p>
          </table:table-cell>
          <table:table-cell table:style-name="ce15" table:formula="of:=[.B24]-[.K23]" office:value-type="float" office:value="3.85889784894272" calcext:value-type="float">
            <text:p>3,859</text:p>
          </table:table-cell>
          <table:table-cell table:style-name="ce3" table:formula="of:=[.C24]*0.9-([.C24]-([.C24]+[.E24])/2)/11" office:value-type="float" office:value="-8.28577287420017" calcext:value-type="float">
            <text:p>-8,286</text:p>
          </table:table-cell>
          <table:table-cell table:style-name="ce3" table:formula="of:=[.E24]*0.9+(([.C24]+[.E24])/2-[.E24])/11" office:value-type="float" office:value="4.42746996503673" calcext:value-type="float">
            <text:p>4,427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24]-[.K24]" office:value-type="float" office:value="5.57253003496327" calcext:value-type="float">
            <text:p>5,573</text:p>
          </table:table-cell>
          <table:table-cell table:style-name="ce3" table:formula="of:=[.J24]+[.M24]-[.S24]*[.T24]" office:value-type="float" office:value="-5.71324283923691" calcext:value-type="float">
            <text:p>-5,713</text:p>
          </table:table-cell>
          <table:table-cell table:style-name="ce3" table:formula="of:=[.N24]-[.C24]" office:value-type="float" office:value="4.28675716076309" calcext:value-type="float">
            <text:p>4,287</text:p>
          </table:table-cell>
          <table:table-cell table:style-name="ce3" table:formula="of:=[.L24]-[.E24]" office:value-type="float" office:value="4.28700323240382" calcext:value-type="float">
            <text:p>4,287</text:p>
          </table:table-cell>
          <table:table-cell table:style-name="ce16" table:formula="of:=[.A24]-[.J24]" office:value-type="float" office:value="3.85856280505365" calcext:value-type="float">
            <text:p>3,859</text:p>
          </table:table-cell>
          <table:table-cell table:style-name="ce16" table:formula="of:=[.B24]-[.K24]" office:value-type="float" office:value="3.85831673341292" calcext:value-type="float">
            <text:p>3,858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23]" office:value-type="float" office:value="0.3" calcext:value-type="float">
            <text:p>0,300</text:p>
          </table:table-cell>
          <table:table-cell table:style-name="ce18" table:number-columns-repeated="16364"/>
        </table:table-row>
        <table:table-row table:style-name="ro1">
          <table:table-cell table:style-name="ce3" table:formula="of:=[.N24]*0.9+(([.N24]+[.L24])/2-[.N24])/11" office:value-type="float" office:value="-4.42768024443881" calcext:value-type="float">
            <text:p>-4,428</text:p>
          </table:table-cell>
          <table:table-cell table:style-name="ce3" table:formula="of:=[.L24]*0.9-([.L24]-([.L24]+[.N24])/2)/11" office:value-type="float" office:value="8.2857616891256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25]-[.C25]" office:value-type="float" office:value="5.57231975556119" calcext:value-type="float">
            <text:p>5,572</text:p>
          </table:table-cell>
          <table:table-cell table:style-name="ce2" table:formula="of:=[.B25]-[.D25]+[.S25]*[.T25]" office:value-type="float" office:value="5.71344193356441" calcext:value-type="float">
            <text:p>5,713</text:p>
          </table:table-cell>
          <table:table-cell table:style-name="ce3" table:formula="of:=[.N25]-[.C25]" office:value-type="float" office:value="4.28639698102516" calcext:value-type="float">
            <text:p>4,286</text:p>
          </table:table-cell>
          <table:table-cell table:style-name="ce7" table:formula="of:=[.L25]-[.E25]" office:value-type="float" office:value="4.28655806643559" calcext:value-type="float">
            <text:p>4,287</text:p>
          </table:table-cell>
          <table:table-cell table:style-name="ce11" table:formula="of:=[.A25]-[.J24]" office:value-type="float" office:value="3.85809262976136" calcext:value-type="float">
            <text:p>3,858</text:p>
          </table:table-cell>
          <table:table-cell table:style-name="ce15" table:formula="of:=[.B25]-[.K24]" office:value-type="float" office:value="3.85829172408886" calcext:value-type="float">
            <text:p>3,858</text:p>
          </table:table-cell>
          <table:table-cell table:style-name="ce3" table:formula="of:=[.C25]*0.9-([.C25]-([.C25]+[.E25])/2)/11" office:value-type="float" office:value="-8.28575263938344" calcext:value-type="float">
            <text:p>-8,286</text:p>
          </table:table-cell>
          <table:table-cell table:style-name="ce3" table:formula="of:=[.E25]*0.9+(([.C25]+[.E25])/2-[.E25])/11" office:value-type="float" office:value="4.4278503795914" calcext:value-type="float">
            <text:p>4,428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25]-[.K25]" office:value-type="float" office:value="5.5721496204086" calcext:value-type="float">
            <text:p>5,572</text:p>
          </table:table-cell>
          <table:table-cell table:style-name="ce3" table:formula="of:=[.J25]+[.M25]-[.S25]*[.T25]" office:value-type="float" office:value="-5.71360301897484" calcext:value-type="float">
            <text:p>-5,714</text:p>
          </table:table-cell>
          <table:table-cell table:style-name="ce3" table:formula="of:=[.N25]-[.C25]" office:value-type="float" office:value="4.28639698102516" calcext:value-type="float">
            <text:p>4,286</text:p>
          </table:table-cell>
          <table:table-cell table:style-name="ce3" table:formula="of:=[.L25]-[.E25]" office:value-type="float" office:value="4.28655806643559" calcext:value-type="float">
            <text:p>4,287</text:p>
          </table:table-cell>
          <table:table-cell table:style-name="ce16" table:formula="of:=[.A25]-[.J25]" office:value-type="float" office:value="3.85807239494462" calcext:value-type="float">
            <text:p>3,858</text:p>
          </table:table-cell>
          <table:table-cell table:style-name="ce16" table:formula="of:=[.B25]-[.K25]" office:value-type="float" office:value="3.85791130953419" calcext:value-type="float">
            <text:p>3,858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24]" office:value-type="float" office:value="0.3" calcext:value-type="float">
            <text:p>0,300</text:p>
          </table:table-cell>
          <table:table-cell table:style-name="ce18" table:number-columns-repeated="16364"/>
        </table:table-row>
        <table:table-row table:style-name="ro1">
          <table:table-cell table:style-name="ce3" table:formula="of:=[.N25]*0.9+(([.N25]+[.L25])/2-[.N25])/11" office:value-type="float" office:value="-4.42798803439668" calcext:value-type="float">
            <text:p>-4,428</text:p>
          </table:table-cell>
          <table:table-cell table:style-name="ce3" table:formula="of:=[.L25]*0.9-([.L25]-([.L25]+[.N25])/2)/11" office:value-type="float" office:value="8.28574531731933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26]-[.C26]" office:value-type="float" office:value="5.57201196560332" calcext:value-type="float">
            <text:p>5,572</text:p>
          </table:table-cell>
          <table:table-cell table:style-name="ce2" table:formula="of:=[.B26]-[.D26]+[.S26]*[.T26]" office:value-type="float" office:value="5.71373335171601" calcext:value-type="float">
            <text:p>5,714</text:p>
          </table:table-cell>
          <table:table-cell table:style-name="ce3" table:formula="of:=[.N26]-[.C26]" office:value-type="float" office:value="4.28616119724796" calcext:value-type="float">
            <text:p>4,286</text:p>
          </table:table-cell>
          <table:table-cell table:style-name="ce7" table:formula="of:=[.L26]-[.E26]" office:value-type="float" office:value="4.286266648284" calcext:value-type="float">
            <text:p>4,286</text:p>
          </table:table-cell>
          <table:table-cell table:style-name="ce11" table:formula="of:=[.A26]-[.J25]" office:value-type="float" office:value="3.85776460498676" calcext:value-type="float">
            <text:p>3,858</text:p>
          </table:table-cell>
          <table:table-cell table:style-name="ce15" table:formula="of:=[.B26]-[.K25]" office:value-type="float" office:value="3.85789493772792" calcext:value-type="float">
            <text:p>3,858</text:p>
          </table:table-cell>
          <table:table-cell table:style-name="ce3" table:formula="of:=[.C26]*0.9-([.C26]-([.C26]+[.E26])/2)/11" office:value-type="float" office:value="-8.28573939310382" calcext:value-type="float">
            <text:p>-8,286</text:p>
          </table:table-cell>
          <table:table-cell table:style-name="ce3" table:formula="of:=[.E26]*0.9+(([.C26]+[.E26])/2-[.E26])/11" office:value-type="float" office:value="4.42809940964822" calcext:value-type="float">
            <text:p>4,428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26]-[.K26]" office:value-type="float" office:value="5.57190059035178" calcext:value-type="float">
            <text:p>5,572</text:p>
          </table:table-cell>
          <table:table-cell table:style-name="ce3" table:formula="of:=[.J26]+[.M26]-[.S26]*[.T26]" office:value-type="float" office:value="-5.71383880275204" calcext:value-type="float">
            <text:p>-5,714</text:p>
          </table:table-cell>
          <table:table-cell table:style-name="ce3" table:formula="of:=[.N26]-[.C26]" office:value-type="float" office:value="4.28616119724796" calcext:value-type="float">
            <text:p>4,286</text:p>
          </table:table-cell>
          <table:table-cell table:style-name="ce3" table:formula="of:=[.L26]-[.E26]" office:value-type="float" office:value="4.286266648284" calcext:value-type="float">
            <text:p>4,286</text:p>
          </table:table-cell>
          <table:table-cell table:style-name="ce16" table:formula="of:=[.A26]-[.J26]" office:value-type="float" office:value="3.85775135870714" calcext:value-type="float">
            <text:p>3,858</text:p>
          </table:table-cell>
          <table:table-cell table:style-name="ce16" table:formula="of:=[.B26]-[.K26]" office:value-type="float" office:value="3.8576459076711" calcext:value-type="float">
            <text:p>3,858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25]" office:value-type="float" office:value="0.3" calcext:value-type="float">
            <text:p>0,300</text:p>
          </table:table-cell>
          <table:table-cell table:style-name="ce18" table:number-columns-repeated="16364"/>
        </table:table-row>
        <table:table-row table:style-name="ro1">
          <table:table-cell table:style-name="ce3" table:formula="of:=[.N26]*0.9+(([.N26]+[.L26])/2-[.N26])/11" office:value-type="float" office:value="-4.42818952235174" calcext:value-type="float">
            <text:p>-4,428</text:p>
          </table:table-cell>
          <table:table-cell table:style-name="ce3" table:formula="of:=[.L26]*0.9-([.L26]-([.L26]+[.N26])/2)/11" office:value-type="float" office:value="8.28573459987491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27]-[.C27]" office:value-type="float" office:value="5.57181047764826" calcext:value-type="float">
            <text:p>5,572</text:p>
          </table:table-cell>
          <table:table-cell table:style-name="ce2" table:formula="of:=[.B27]-[.D27]+[.S27]*[.T27]" office:value-type="float" office:value="5.71392412222665" calcext:value-type="float">
            <text:p>5,714</text:p>
          </table:table-cell>
          <table:table-cell table:style-name="ce3" table:formula="of:=[.N27]-[.C27]" office:value-type="float" office:value="4.28600684656207" calcext:value-type="float">
            <text:p>4,286</text:p>
          </table:table-cell>
          <table:table-cell table:style-name="ce7" table:formula="of:=[.L27]-[.E27]" office:value-type="float" office:value="4.28607587777335" calcext:value-type="float">
            <text:p>4,286</text:p>
          </table:table-cell>
          <table:table-cell table:style-name="ce11" table:formula="of:=[.A27]-[.J26]" office:value-type="float" office:value="3.85754987075207" calcext:value-type="float">
            <text:p>3,858</text:p>
          </table:table-cell>
          <table:table-cell table:style-name="ce15" table:formula="of:=[.B27]-[.K26]" office:value-type="float" office:value="3.85763519022668" calcext:value-type="float">
            <text:p>3,858</text:p>
          </table:table-cell>
          <table:table-cell table:style-name="ce3" table:formula="of:=[.C27]*0.9-([.C27]-([.C27]+[.E27])/2)/11" office:value-type="float" office:value="-8.28573072171697" calcext:value-type="float">
            <text:p>-8,286</text:p>
          </table:table-cell>
          <table:table-cell table:style-name="ce3" table:formula="of:=[.E27]*0.9+(([.C27]+[.E27])/2-[.E27])/11" office:value-type="float" office:value="4.42826243172096" calcext:value-type="float">
            <text:p>4,428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27]-[.K27]" office:value-type="float" office:value="5.57173756827904" calcext:value-type="float">
            <text:p>5,572</text:p>
          </table:table-cell>
          <table:table-cell table:style-name="ce3" table:formula="of:=[.J27]+[.M27]-[.S27]*[.T27]" office:value-type="float" office:value="-5.71399315343793" calcext:value-type="float">
            <text:p>-5,714</text:p>
          </table:table-cell>
          <table:table-cell table:style-name="ce3" table:formula="of:=[.N27]-[.C27]" office:value-type="float" office:value="4.28600684656207" calcext:value-type="float">
            <text:p>4,286</text:p>
          </table:table-cell>
          <table:table-cell table:style-name="ce3" table:formula="of:=[.L27]-[.E27]" office:value-type="float" office:value="4.28607587777335" calcext:value-type="float">
            <text:p>4,286</text:p>
          </table:table-cell>
          <table:table-cell table:style-name="ce16" table:formula="of:=[.A27]-[.J27]" office:value-type="float" office:value="3.85754119936523" calcext:value-type="float">
            <text:p>3,858</text:p>
          </table:table-cell>
          <table:table-cell table:style-name="ce16" table:formula="of:=[.B27]-[.K27]" office:value-type="float" office:value="3.85747216815395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26]" office:value-type="float" office:value="0.3" calcext:value-type="float">
            <text:p>0,300</text:p>
          </table:table-cell>
          <table:table-cell table:style-name="ce18" table:number-columns-repeated="16364"/>
        </table:table-row>
        <table:table-row table:style-name="ro1">
          <table:table-cell table:style-name="ce3" table:formula="of:=[.N27]*0.9+(([.N27]+[.L27])/2-[.N27])/11" office:value-type="float" office:value="-4.42832142202877" calcext:value-type="float">
            <text:p>-4,428</text:p>
          </table:table-cell>
          <table:table-cell table:style-name="ce3" table:formula="of:=[.L27]*0.9-([.L27]-([.L27]+[.N27])/2)/11" office:value-type="float" office:value="8.28572758393464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28]-[.C28]" office:value-type="float" office:value="5.57167857797123" calcext:value-type="float">
            <text:p>5,572</text:p>
          </table:table-cell>
          <table:table-cell table:style-name="ce2" table:formula="of:=[.B28]-[.D28]+[.S28]*[.T28]" office:value-type="float" office:value="5.71404900596341" calcext:value-type="float">
            <text:p>5,714</text:p>
          </table:table-cell>
          <table:table-cell table:style-name="ce3" table:formula="of:=[.N28]-[.C28]" office:value-type="float" office:value="4.28590580426597" calcext:value-type="float">
            <text:p>4,286</text:p>
          </table:table-cell>
          <table:table-cell table:style-name="ce7" table:formula="of:=[.L28]-[.E28]" office:value-type="float" office:value="4.28595099403659" calcext:value-type="float">
            <text:p>4,286</text:p>
          </table:table-cell>
          <table:table-cell table:style-name="ce11" table:formula="of:=[.A28]-[.J27]" office:value-type="float" office:value="3.8574092996882" calcext:value-type="float">
            <text:p>3,857</text:p>
          </table:table-cell>
          <table:table-cell table:style-name="ce15" table:formula="of:=[.B28]-[.K27]" office:value-type="float" office:value="3.85746515221368" calcext:value-type="float">
            <text:p>3,857</text:p>
          </table:table-cell>
          <table:table-cell table:style-name="ce3" table:formula="of:=[.C28]*0.9-([.C28]-([.C28]+[.E28])/2)/11" office:value-type="float" office:value="-8.28572504518348" calcext:value-type="float">
            <text:p>-8,286</text:p>
          </table:table-cell>
          <table:table-cell table:style-name="ce3" table:formula="of:=[.E28]*0.9+(([.C28]+[.E28])/2-[.E28])/11" office:value-type="float" office:value="4.42836915055055" calcext:value-type="float">
            <text:p>4,428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28]-[.K28]" office:value-type="float" office:value="5.57163084944945" calcext:value-type="float">
            <text:p>5,572</text:p>
          </table:table-cell>
          <table:table-cell table:style-name="ce3" table:formula="of:=[.J28]+[.M28]-[.S28]*[.T28]" office:value-type="float" office:value="-5.71409419573403" calcext:value-type="float">
            <text:p>-5,714</text:p>
          </table:table-cell>
          <table:table-cell table:style-name="ce3" table:formula="of:=[.N28]-[.C28]" office:value-type="float" office:value="4.28590580426597" calcext:value-type="float">
            <text:p>4,286</text:p>
          </table:table-cell>
          <table:table-cell table:style-name="ce3" table:formula="of:=[.L28]-[.E28]" office:value-type="float" office:value="4.28595099403659" calcext:value-type="float">
            <text:p>4,286</text:p>
          </table:table-cell>
          <table:table-cell table:style-name="ce16" table:formula="of:=[.A28]-[.J28]" office:value-type="float" office:value="3.85740362315471" calcext:value-type="float">
            <text:p>3,857</text:p>
          </table:table-cell>
          <table:table-cell table:style-name="ce16" table:formula="of:=[.B28]-[.K28]" office:value-type="float" office:value="3.85735843338409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27]" office:value-type="float" office:value="0.3" calcext:value-type="float">
            <text:p>0,300</text:p>
          </table:table-cell>
          <table:table-cell table:style-name="ce18" table:number-columns-repeated="16364"/>
        </table:table-row>
        <table:table-row table:style-name="ro1">
          <table:table-cell table:style-name="ce3" table:formula="of:=[.N28]*0.9+(([.N28]+[.L28])/2-[.N28])/11" office:value-type="float" office:value="-4.42840776726363" calcext:value-type="float">
            <text:p>-4,428</text:p>
          </table:table-cell>
          <table:table-cell table:style-name="ce3" table:formula="of:=[.L28]*0.9-([.L28]-([.L28]+[.N28])/2)/11" office:value-type="float" office:value="8.285722991103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29]-[.C29]" office:value-type="float" office:value="5.57159223273637" calcext:value-type="float">
            <text:p>5,572</text:p>
          </table:table-cell>
          <table:table-cell table:style-name="ce2" table:formula="of:=[.B29]-[.D29]+[.S29]*[.T29]" office:value-type="float" office:value="5.71413075836663" calcext:value-type="float">
            <text:p>5,714</text:p>
          </table:table-cell>
          <table:table-cell table:style-name="ce3" table:formula="of:=[.N29]-[.C29]" office:value-type="float" office:value="4.28583965913973" calcext:value-type="float">
            <text:p>4,286</text:p>
          </table:table-cell>
          <table:table-cell table:style-name="ce7" table:formula="of:=[.L29]-[.E29]" office:value-type="float" office:value="4.28586924163337" calcext:value-type="float">
            <text:p>4,286</text:p>
          </table:table-cell>
          <table:table-cell table:style-name="ce11" table:formula="of:=[.A29]-[.J28]" office:value-type="float" office:value="3.85731727791985" calcext:value-type="float">
            <text:p>3,857</text:p>
          </table:table-cell>
          <table:table-cell table:style-name="ce15" table:formula="of:=[.B29]-[.K28]" office:value-type="float" office:value="3.85735384055245" calcext:value-type="float">
            <text:p>3,857</text:p>
          </table:table-cell>
          <table:table-cell table:style-name="ce3" table:formula="of:=[.C29]*0.9-([.C29]-([.C29]+[.E29])/2)/11" office:value-type="float" office:value="-8.28572132916515" calcext:value-type="float">
            <text:p>-8,286</text:p>
          </table:table-cell>
          <table:table-cell table:style-name="ce3" table:formula="of:=[.E29]*0.9+(([.C29]+[.E29])/2-[.E29])/11" office:value-type="float" office:value="4.42843901169512" calcext:value-type="float">
            <text:p>4,428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29]-[.K29]" office:value-type="float" office:value="5.57156098830488" calcext:value-type="float">
            <text:p>5,572</text:p>
          </table:table-cell>
          <table:table-cell table:style-name="ce3" table:formula="of:=[.J29]+[.M29]-[.S29]*[.T29]" office:value-type="float" office:value="-5.71416034086027" calcext:value-type="float">
            <text:p>-5,714</text:p>
          </table:table-cell>
          <table:table-cell table:style-name="ce3" table:formula="of:=[.N29]-[.C29]" office:value-type="float" office:value="4.28583965913973" calcext:value-type="float">
            <text:p>4,286</text:p>
          </table:table-cell>
          <table:table-cell table:style-name="ce3" table:formula="of:=[.L29]-[.E29]" office:value-type="float" office:value="4.28586924163337" calcext:value-type="float">
            <text:p>4,286</text:p>
          </table:table-cell>
          <table:table-cell table:style-name="ce16" table:formula="of:=[.A29]-[.J29]" office:value-type="float" office:value="3.85731356190152" calcext:value-type="float">
            <text:p>3,857</text:p>
          </table:table-cell>
          <table:table-cell table:style-name="ce16" table:formula="of:=[.B29]-[.K29]" office:value-type="float" office:value="3.85728397940788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28]" office:value-type="float" office:value="0.3" calcext:value-type="float">
            <text:p>0,300</text:p>
          </table:table-cell>
          <table:table-cell table:style-name="ce18" table:number-columns-repeated="16364"/>
        </table:table-row>
        <table:table-row table:style-name="ro1">
          <table:table-cell table:style-name="ce3" table:formula="of:=[.N29]*0.9+(([.N29]+[.L29])/2-[.N29])/11" office:value-type="float" office:value="-4.4284642912806" calcext:value-type="float">
            <text:p>-4,428</text:p>
          </table:table-cell>
          <table:table-cell table:style-name="ce3" table:formula="of:=[.L29]*0.9-([.L29]-([.L29]+[.N29])/2)/11" office:value-type="float" office:value="8.28571998450635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30]-[.C30]" office:value-type="float" office:value="5.57153570871941" calcext:value-type="float">
            <text:p>5,572</text:p>
          </table:table-cell>
          <table:table-cell table:style-name="ce2" table:formula="of:=[.B30]-[.D30]+[.S30]*[.T30]" office:value-type="float" office:value="5.71418427578695" calcext:value-type="float">
            <text:p>5,714</text:p>
          </table:table-cell>
          <table:table-cell table:style-name="ce3" table:formula="of:=[.N30]-[.C30]" office:value-type="float" office:value="4.28579635868147" calcext:value-type="float">
            <text:p>4,286</text:p>
          </table:table-cell>
          <table:table-cell table:style-name="ce7" table:formula="of:=[.L30]-[.E30]" office:value-type="float" office:value="4.28581572421305" calcext:value-type="float">
            <text:p>4,286</text:p>
          </table:table-cell>
          <table:table-cell table:style-name="ce11" table:formula="of:=[.A30]-[.J29]" office:value-type="float" office:value="3.85725703788456" calcext:value-type="float">
            <text:p>3,857</text:p>
          </table:table-cell>
          <table:table-cell table:style-name="ce15" table:formula="of:=[.B30]-[.K29]" office:value-type="float" office:value="3.85728097281123" calcext:value-type="float">
            <text:p>3,857</text:p>
          </table:table-cell>
          <table:table-cell table:style-name="ce3" table:formula="of:=[.C30]*0.9-([.C30]-([.C30]+[.E30])/2)/11" office:value-type="float" office:value="-8.28571889655514" calcext:value-type="float">
            <text:p>-8,286</text:p>
          </table:table-cell>
          <table:table-cell table:style-name="ce3" table:formula="of:=[.E30]*0.9+(([.C30]+[.E30])/2-[.E30])/11" office:value-type="float" office:value="4.42848474476339" calcext:value-type="float">
            <text:p>4,428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30]-[.K30]" office:value-type="float" office:value="5.57151525523661" calcext:value-type="float">
            <text:p>5,572</text:p>
          </table:table-cell>
          <table:table-cell table:style-name="ce3" table:formula="of:=[.J30]+[.M30]-[.S30]*[.T30]" office:value-type="float" office:value="-5.71420364131853" calcext:value-type="float">
            <text:p>-5,714</text:p>
          </table:table-cell>
          <table:table-cell table:style-name="ce3" table:formula="of:=[.N30]-[.C30]" office:value-type="float" office:value="4.28579635868147" calcext:value-type="float">
            <text:p>4,286</text:p>
          </table:table-cell>
          <table:table-cell table:style-name="ce3" table:formula="of:=[.L30]-[.E30]" office:value-type="float" office:value="4.28581572421305" calcext:value-type="float">
            <text:p>4,286</text:p>
          </table:table-cell>
          <table:table-cell table:style-name="ce16" table:formula="of:=[.A30]-[.J30]" office:value-type="float" office:value="3.85725460527454" calcext:value-type="float">
            <text:p>3,857</text:p>
          </table:table-cell>
          <table:table-cell table:style-name="ce16" table:formula="of:=[.B30]-[.K30]" office:value-type="float" office:value="3.85723523974296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29]" office:value-type="float" office:value="0.3" calcext:value-type="float">
            <text:p>0,300</text:p>
          </table:table-cell>
          <table:table-cell table:style-name="ce18" table:number-columns-repeated="16364"/>
        </table:table-row>
        <table:table-row table:style-name="ro1">
          <table:table-cell table:style-name="ce3" table:formula="of:=[.N30]*0.9+(([.N30]+[.L30])/2-[.N30])/11" office:value-type="float" office:value="-4.42850129349038" calcext:value-type="float">
            <text:p>-4,429</text:p>
          </table:table-cell>
          <table:table-cell table:style-name="ce3" table:formula="of:=[.L30]*0.9-([.L30]-([.L30]+[.N30])/2)/11" office:value-type="float" office:value="8.2857180163037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31]-[.C31]" office:value-type="float" office:value="5.57149870650962" calcext:value-type="float">
            <text:p>5,571</text:p>
          </table:table-cell>
          <table:table-cell table:style-name="ce2" table:formula="of:=[.B31]-[.D31]+[.S31]*[.T31]" office:value-type="float" office:value="5.71421930979408" calcext:value-type="float">
            <text:p>5,714</text:p>
          </table:table-cell>
          <table:table-cell table:style-name="ce3" table:formula="of:=[.N31]-[.C31]" office:value-type="float" office:value="4.28576801298479" calcext:value-type="float">
            <text:p>4,286</text:p>
          </table:table-cell>
          <table:table-cell table:style-name="ce7" table:formula="of:=[.L31]-[.E31]" office:value-type="float" office:value="4.28578069020592" calcext:value-type="float">
            <text:p>4,286</text:p>
          </table:table-cell>
          <table:table-cell table:style-name="ce11" table:formula="of:=[.A31]-[.J30]" office:value-type="float" office:value="3.85721760306476" calcext:value-type="float">
            <text:p>3,857</text:p>
          </table:table-cell>
          <table:table-cell table:style-name="ce15" table:formula="of:=[.B31]-[.K30]" office:value-type="float" office:value="3.85723327154031" calcext:value-type="float">
            <text:p>3,857</text:p>
          </table:table-cell>
          <table:table-cell table:style-name="ce3" table:formula="of:=[.C31]*0.9-([.C31]-([.C31]+[.E31])/2)/11" office:value-type="float" office:value="-8.28571730410027" calcext:value-type="float">
            <text:p>-8,286</text:p>
          </table:table-cell>
          <table:table-cell table:style-name="ce3" table:formula="of:=[.E31]*0.9+(([.C31]+[.E31])/2-[.E31])/11" office:value-type="float" office:value="4.42851468291494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31]-[.K31]" office:value-type="float" office:value="5.57148531708506" calcext:value-type="float">
            <text:p>5,571</text:p>
          </table:table-cell>
          <table:table-cell table:style-name="ce3" table:formula="of:=[.J31]+[.M31]-[.S31]*[.T31]" office:value-type="float" office:value="-5.71423198701521" calcext:value-type="float">
            <text:p>-5,714</text:p>
          </table:table-cell>
          <table:table-cell table:style-name="ce3" table:formula="of:=[.N31]-[.C31]" office:value-type="float" office:value="4.28576801298479" calcext:value-type="float">
            <text:p>4,286</text:p>
          </table:table-cell>
          <table:table-cell table:style-name="ce3" table:formula="of:=[.L31]-[.E31]" office:value-type="float" office:value="4.28578069020592" calcext:value-type="float">
            <text:p>4,286</text:p>
          </table:table-cell>
          <table:table-cell table:style-name="ce16" table:formula="of:=[.A31]-[.J31]" office:value-type="float" office:value="3.85721601060989" calcext:value-type="float">
            <text:p>3,857</text:p>
          </table:table-cell>
          <table:table-cell table:style-name="ce16" table:formula="of:=[.B31]-[.K31]" office:value-type="float" office:value="3.85720333338876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30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31]*0.9+(([.N31]+[.L31])/2-[.N31])/11" office:value-type="float" office:value="-4.42852551617663" calcext:value-type="float">
            <text:p>-4,429</text:p>
          </table:table-cell>
          <table:table-cell table:style-name="ce3" table:formula="of:=[.L31]*0.9-([.L31]-([.L31]+[.N31])/2)/11" office:value-type="float" office:value="8.28571672786295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32]-[.C32]" office:value-type="float" office:value="5.57147448382337" calcext:value-type="float">
            <text:p>5,571</text:p>
          </table:table-cell>
          <table:table-cell table:style-name="ce2" table:formula="of:=[.B32]-[.D32]+[.S32]*[.T32]" office:value-type="float" office:value="5.71424224403958" calcext:value-type="float">
            <text:p>5,714</text:p>
          </table:table-cell>
          <table:table-cell table:style-name="ce3" table:formula="of:=[.N32]-[.C32]" office:value-type="float" office:value="4.28574945709525" calcext:value-type="float">
            <text:p>4,286</text:p>
          </table:table-cell>
          <table:table-cell table:style-name="ce7" table:formula="of:=[.L32]-[.E32]" office:value-type="float" office:value="4.28575775596042" calcext:value-type="float">
            <text:p>4,286</text:p>
          </table:table-cell>
          <table:table-cell table:style-name="ce11" table:formula="of:=[.A32]-[.J31]" office:value-type="float" office:value="3.85719178792363" calcext:value-type="float">
            <text:p>3,857</text:p>
          </table:table-cell>
          <table:table-cell table:style-name="ce15" table:formula="of:=[.B32]-[.K31]" office:value-type="float" office:value="3.857202044948" calcext:value-type="float">
            <text:p>3,857</text:p>
          </table:table-cell>
          <table:table-cell table:style-name="ce3" table:formula="of:=[.C32]*0.9-([.C32]-([.C32]+[.E32])/2)/11" office:value-type="float" office:value="-8.28571626163457" calcext:value-type="float">
            <text:p>-8,286</text:p>
          </table:table-cell>
          <table:table-cell table:style-name="ce3" table:formula="of:=[.E32]*0.9+(([.C32]+[.E32])/2-[.E32])/11" office:value-type="float" office:value="4.42853428127019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32]-[.K32]" office:value-type="float" office:value="5.57146571872981" calcext:value-type="float">
            <text:p>5,571</text:p>
          </table:table-cell>
          <table:table-cell table:style-name="ce3" table:formula="of:=[.J32]+[.M32]-[.S32]*[.T32]" office:value-type="float" office:value="-5.71425054290475" calcext:value-type="float">
            <text:p>-5,714</text:p>
          </table:table-cell>
          <table:table-cell table:style-name="ce3" table:formula="of:=[.N32]-[.C32]" office:value-type="float" office:value="4.28574945709525" calcext:value-type="float">
            <text:p>4,286</text:p>
          </table:table-cell>
          <table:table-cell table:style-name="ce3" table:formula="of:=[.L32]-[.E32]" office:value-type="float" office:value="4.28575775596042" calcext:value-type="float">
            <text:p>4,286</text:p>
          </table:table-cell>
          <table:table-cell table:style-name="ce16" table:formula="of:=[.A32]-[.J32]" office:value-type="float" office:value="3.85719074545793" calcext:value-type="float">
            <text:p>3,857</text:p>
          </table:table-cell>
          <table:table-cell table:style-name="ce16" table:formula="of:=[.B32]-[.K32]" office:value-type="float" office:value="3.85718244659276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31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32]*0.9+(([.N32]+[.L32])/2-[.N32])/11" office:value-type="float" office:value="-4.4285413730277" calcext:value-type="float">
            <text:p>-4,429</text:p>
          </table:table-cell>
          <table:table-cell table:style-name="ce3" table:formula="of:=[.L32]*0.9-([.L32]-([.L32]+[.N32])/2)/11" office:value-type="float" office:value="8.28571588441342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33]-[.C33]" office:value-type="float" office:value="5.5714586269723" calcext:value-type="float">
            <text:p>5,571</text:p>
          </table:table-cell>
          <table:table-cell table:style-name="ce2" table:formula="of:=[.B33]-[.D33]+[.S33]*[.T33]" office:value-type="float" office:value="5.71425725744112" calcext:value-type="float">
            <text:p>5,714</text:p>
          </table:table-cell>
          <table:table-cell table:style-name="ce3" table:formula="of:=[.N33]-[.C33]" office:value-type="float" office:value="4.28573730988855" calcext:value-type="float">
            <text:p>4,286</text:p>
          </table:table-cell>
          <table:table-cell table:style-name="ce7" table:formula="of:=[.L33]-[.E33]" office:value-type="float" office:value="4.28574274255888" calcext:value-type="float">
            <text:p>4,286</text:p>
          </table:table-cell>
          <table:table-cell table:style-name="ce11" table:formula="of:=[.A33]-[.J32]" office:value-type="float" office:value="3.85717488860687" calcext:value-type="float">
            <text:p>3,857</text:p>
          </table:table-cell>
          <table:table-cell table:style-name="ce15" table:formula="of:=[.B33]-[.K32]" office:value-type="float" office:value="3.85718160314323" calcext:value-type="float">
            <text:p>3,857</text:p>
          </table:table-cell>
          <table:table-cell table:style-name="ce3" table:formula="of:=[.C33]*0.9-([.C33]-([.C33]+[.E33])/2)/11" office:value-type="float" office:value="-8.28571557920722" calcext:value-type="float">
            <text:p>-8,286</text:p>
          </table:table-cell>
          <table:table-cell table:style-name="ce3" table:formula="of:=[.E33]*0.9+(([.C33]+[.E33])/2-[.E33])/11" office:value-type="float" office:value="4.42854711090423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33]-[.K33]" office:value-type="float" office:value="5.57145288909577" calcext:value-type="float">
            <text:p>5,571</text:p>
          </table:table-cell>
          <table:table-cell table:style-name="ce3" table:formula="of:=[.J33]+[.M33]-[.S33]*[.T33]" office:value-type="float" office:value="-5.71426269011145" calcext:value-type="float">
            <text:p>-5,714</text:p>
          </table:table-cell>
          <table:table-cell table:style-name="ce3" table:formula="of:=[.N33]-[.C33]" office:value-type="float" office:value="4.28573730988855" calcext:value-type="float">
            <text:p>4,286</text:p>
          </table:table-cell>
          <table:table-cell table:style-name="ce3" table:formula="of:=[.L33]-[.E33]" office:value-type="float" office:value="4.28574274255888" calcext:value-type="float">
            <text:p>4,286</text:p>
          </table:table-cell>
          <table:table-cell table:style-name="ce16" table:formula="of:=[.A33]-[.J33]" office:value-type="float" office:value="3.85717420617952" calcext:value-type="float">
            <text:p>3,857</text:p>
          </table:table-cell>
          <table:table-cell table:style-name="ce16" table:formula="of:=[.B33]-[.K33]" office:value-type="float" office:value="3.85716877350919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32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33]*0.9+(([.N33]+[.L33])/2-[.N33])/11" office:value-type="float" office:value="-4.42855175336797" calcext:value-type="float">
            <text:p>-4,429</text:p>
          </table:table-cell>
          <table:table-cell table:style-name="ce3" table:formula="of:=[.L33]*0.9-([.L33]-([.L33]+[.N33])/2)/11" office:value-type="float" office:value="8.28571533226766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34]-[.C34]" office:value-type="float" office:value="5.57144824663203" calcext:value-type="float">
            <text:p>5,571</text:p>
          </table:table-cell>
          <table:table-cell table:style-name="ce2" table:formula="of:=[.B34]-[.D34]+[.S34]*[.T34]" office:value-type="float" office:value="5.71426708563563" calcext:value-type="float">
            <text:p>5,714</text:p>
          </table:table-cell>
          <table:table-cell table:style-name="ce3" table:formula="of:=[.N34]-[.C34]" office:value-type="float" office:value="4.28572935798572" calcext:value-type="float">
            <text:p>4,286</text:p>
          </table:table-cell>
          <table:table-cell table:style-name="ce7" table:formula="of:=[.L34]-[.E34]" office:value-type="float" office:value="4.28573291436437" calcext:value-type="float">
            <text:p>4,286</text:p>
          </table:table-cell>
          <table:table-cell table:style-name="ce11" table:formula="of:=[.A34]-[.J33]" office:value-type="float" office:value="3.85716382583926" calcext:value-type="float">
            <text:p>3,857</text:p>
          </table:table-cell>
          <table:table-cell table:style-name="ce15" table:formula="of:=[.B34]-[.K33]" office:value-type="float" office:value="3.85716822136343" calcext:value-type="float">
            <text:p>3,857</text:p>
          </table:table-cell>
          <table:table-cell table:style-name="ce3" table:formula="of:=[.C34]*0.9-([.C34]-([.C34]+[.E34])/2)/11" office:value-type="float" office:value="-8.28571513247111" calcext:value-type="float">
            <text:p>-8,286</text:p>
          </table:table-cell>
          <table:table-cell table:style-name="ce3" table:formula="of:=[.E34]*0.9+(([.C34]+[.E34])/2-[.E34])/11" office:value-type="float" office:value="4.42855550954317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34]-[.K34]" office:value-type="float" office:value="5.57144449045683" calcext:value-type="float">
            <text:p>5,571</text:p>
          </table:table-cell>
          <table:table-cell table:style-name="ce3" table:formula="of:=[.J34]+[.M34]-[.S34]*[.T34]" office:value-type="float" office:value="-5.71427064201428" calcext:value-type="float">
            <text:p>-5,714</text:p>
          </table:table-cell>
          <table:table-cell table:style-name="ce3" table:formula="of:=[.N34]-[.C34]" office:value-type="float" office:value="4.28572935798572" calcext:value-type="float">
            <text:p>4,286</text:p>
          </table:table-cell>
          <table:table-cell table:style-name="ce3" table:formula="of:=[.L34]-[.E34]" office:value-type="float" office:value="4.28573291436437" calcext:value-type="float">
            <text:p>4,286</text:p>
          </table:table-cell>
          <table:table-cell table:style-name="ce16" table:formula="of:=[.A34]-[.J34]" office:value-type="float" office:value="3.85716337910314" calcext:value-type="float">
            <text:p>3,857</text:p>
          </table:table-cell>
          <table:table-cell table:style-name="ce16" table:formula="of:=[.B34]-[.K34]" office:value-type="float" office:value="3.85715982272449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33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34]*0.9+(([.N34]+[.L34])/2-[.N34])/11" office:value-type="float" office:value="-4.42855854863039" calcext:value-type="float">
            <text:p>-4,429</text:p>
          </table:table-cell>
          <table:table-cell table:style-name="ce3" table:formula="of:=[.L34]*0.9-([.L34]-([.L34]+[.N34])/2)/11" office:value-type="float" office:value="8.28571497081753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35]-[.C35]" office:value-type="float" office:value="5.57144145136962" calcext:value-type="float">
            <text:p>5,571</text:p>
          </table:table-cell>
          <table:table-cell table:style-name="ce2" table:formula="of:=[.B35]-[.D35]+[.S35]*[.T35]" office:value-type="float" office:value="5.71427351944792" calcext:value-type="float">
            <text:p>5,714</text:p>
          </table:table-cell>
          <table:table-cell table:style-name="ce3" table:formula="of:=[.N35]-[.C35]" office:value-type="float" office:value="4.28572415244668" calcext:value-type="float">
            <text:p>4,286</text:p>
          </table:table-cell>
          <table:table-cell table:style-name="ce7" table:formula="of:=[.L35]-[.E35]" office:value-type="float" office:value="4.28572648055208" calcext:value-type="float">
            <text:p>4,286</text:p>
          </table:table-cell>
          <table:table-cell table:style-name="ce11" table:formula="of:=[.A35]-[.J34]" office:value-type="float" office:value="3.85715658384072" calcext:value-type="float">
            <text:p>3,857</text:p>
          </table:table-cell>
          <table:table-cell table:style-name="ce15" table:formula="of:=[.B35]-[.K34]" office:value-type="float" office:value="3.85715946127436" calcext:value-type="float">
            <text:p>3,857</text:p>
          </table:table-cell>
          <table:table-cell table:style-name="ce3" table:formula="of:=[.C35]*0.9-([.C35]-([.C35]+[.E35])/2)/11" office:value-type="float" office:value="-8.2857148400251" calcext:value-type="float">
            <text:p>-8,286</text:p>
          </table:table-cell>
          <table:table-cell table:style-name="ce3" table:formula="of:=[.E35]*0.9+(([.C35]+[.E35])/2-[.E35])/11" office:value-type="float" office:value="4.42856100752822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35]-[.K35]" office:value-type="float" office:value="5.57143899247178" calcext:value-type="float">
            <text:p>5,571</text:p>
          </table:table-cell>
          <table:table-cell table:style-name="ce3" table:formula="of:=[.J35]+[.M35]-[.S35]*[.T35]" office:value-type="float" office:value="-5.71427584755332" calcext:value-type="float">
            <text:p>-5,714</text:p>
          </table:table-cell>
          <table:table-cell table:style-name="ce3" table:formula="of:=[.N35]-[.C35]" office:value-type="float" office:value="4.28572415244668" calcext:value-type="float">
            <text:p>4,286</text:p>
          </table:table-cell>
          <table:table-cell table:style-name="ce3" table:formula="of:=[.L35]-[.E35]" office:value-type="float" office:value="4.28572648055208" calcext:value-type="float">
            <text:p>4,286</text:p>
          </table:table-cell>
          <table:table-cell table:style-name="ce16" table:formula="of:=[.A35]-[.J35]" office:value-type="float" office:value="3.85715629139471" calcext:value-type="float">
            <text:p>3,857</text:p>
          </table:table-cell>
          <table:table-cell table:style-name="ce16" table:formula="of:=[.B35]-[.K35]" office:value-type="float" office:value="3.85715396328931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34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35]*0.9+(([.N35]+[.L35])/2-[.N35])/11" office:value-type="float" office:value="-4.42856299700011" calcext:value-type="float">
            <text:p>-4,429</text:p>
          </table:table-cell>
          <table:table-cell table:style-name="ce3" table:formula="of:=[.L35]*0.9-([.L35]-([.L35]+[.N35])/2)/11" office:value-type="float" office:value="8.28571473420212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36]-[.C36]" office:value-type="float" office:value="5.57143700299989" calcext:value-type="float">
            <text:p>5,571</text:p>
          </table:table-cell>
          <table:table-cell table:style-name="ce2" table:formula="of:=[.B36]-[.D36]+[.S36]*[.T36]" office:value-type="float" office:value="5.71427773120223" calcext:value-type="float">
            <text:p>5,714</text:p>
          </table:table-cell>
          <table:table-cell table:style-name="ce3" table:formula="of:=[.N36]-[.C36]" office:value-type="float" office:value="4.28572074475456" calcext:value-type="float">
            <text:p>4,286</text:p>
          </table:table-cell>
          <table:table-cell table:style-name="ce7" table:formula="of:=[.L36]-[.E36]" office:value-type="float" office:value="4.28572226879777" calcext:value-type="float">
            <text:p>4,286</text:p>
          </table:table-cell>
          <table:table-cell table:style-name="ce11" table:formula="of:=[.A36]-[.J35]" office:value-type="float" office:value="3.85715184302499" calcext:value-type="float">
            <text:p>3,857</text:p>
          </table:table-cell>
          <table:table-cell table:style-name="ce15" table:formula="of:=[.B36]-[.K35]" office:value-type="float" office:value="3.8571537266739" calcext:value-type="float">
            <text:p>3,857</text:p>
          </table:table-cell>
          <table:table-cell table:style-name="ce3" table:formula="of:=[.C36]*0.9-([.C36]-([.C36]+[.E36])/2)/11" office:value-type="float" office:value="-8.28571464858172" calcext:value-type="float">
            <text:p>-8,286</text:p>
          </table:table-cell>
          <table:table-cell table:style-name="ce3" table:formula="of:=[.E36]*0.9+(([.C36]+[.E36])/2-[.E36])/11" office:value-type="float" office:value="4.42856460666372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36]-[.K36]" office:value-type="float" office:value="5.57143539333628" calcext:value-type="float">
            <text:p>5,571</text:p>
          </table:table-cell>
          <table:table-cell table:style-name="ce3" table:formula="of:=[.J36]+[.M36]-[.S36]*[.T36]" office:value-type="float" office:value="-5.71427925524544" calcext:value-type="float">
            <text:p>-5,714</text:p>
          </table:table-cell>
          <table:table-cell table:style-name="ce3" table:formula="of:=[.N36]-[.C36]" office:value-type="float" office:value="4.28572074475456" calcext:value-type="float">
            <text:p>4,286</text:p>
          </table:table-cell>
          <table:table-cell table:style-name="ce3" table:formula="of:=[.L36]-[.E36]" office:value-type="float" office:value="4.28572226879777" calcext:value-type="float">
            <text:p>4,286</text:p>
          </table:table-cell>
          <table:table-cell table:style-name="ce16" table:formula="of:=[.A36]-[.J36]" office:value-type="float" office:value="3.85715165158161" calcext:value-type="float">
            <text:p>3,857</text:p>
          </table:table-cell>
          <table:table-cell table:style-name="ce16" table:formula="of:=[.B36]-[.K36]" office:value-type="float" office:value="3.8571501275384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35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36]*0.9+(([.N36]+[.L36])/2-[.N36])/11" office:value-type="float" office:value="-4.42856590902792" calcext:value-type="float">
            <text:p>-4,429</text:p>
          </table:table-cell>
          <table:table-cell table:style-name="ce3" table:formula="of:=[.L36]*0.9-([.L36]-([.L36]+[.N36])/2)/11" office:value-type="float" office:value="8.28571457930703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37]-[.C37]" office:value-type="float" office:value="5.57143409097208" calcext:value-type="float">
            <text:p>5,571</text:p>
          </table:table-cell>
          <table:table-cell table:style-name="ce2" table:formula="of:=[.B37]-[.D37]+[.S37]*[.T37]" office:value-type="float" office:value="5.71428048833495" calcext:value-type="float">
            <text:p>5,714</text:p>
          </table:table-cell>
          <table:table-cell table:style-name="ce3" table:formula="of:=[.N37]-[.C37]" office:value-type="float" office:value="4.28571851398354" calcext:value-type="float">
            <text:p>4,286</text:p>
          </table:table-cell>
          <table:table-cell table:style-name="ce7" table:formula="of:=[.L37]-[.E37]" office:value-type="float" office:value="4.28571951166505" calcext:value-type="float">
            <text:p>4,286</text:p>
          </table:table-cell>
          <table:table-cell table:style-name="ce11" table:formula="of:=[.A37]-[.J36]" office:value-type="float" office:value="3.85714873955379" calcext:value-type="float">
            <text:p>3,857</text:p>
          </table:table-cell>
          <table:table-cell table:style-name="ce15" table:formula="of:=[.B37]-[.K36]" office:value-type="float" office:value="3.8571499726433" calcext:value-type="float">
            <text:p>3,857</text:p>
          </table:table-cell>
          <table:table-cell table:style-name="ce3" table:formula="of:=[.C37]*0.9-([.C37]-([.C37]+[.E37])/2)/11" office:value-type="float" office:value="-8.2857145232575" calcext:value-type="float">
            <text:p>-8,286</text:p>
          </table:table-cell>
          <table:table-cell table:style-name="ce3" table:formula="of:=[.E37]*0.9+(([.C37]+[.E37])/2-[.E37])/11" office:value-type="float" office:value="4.42856696275896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37]-[.K37]" office:value-type="float" office:value="5.57143303724104" calcext:value-type="float">
            <text:p>5,571</text:p>
          </table:table-cell>
          <table:table-cell table:style-name="ce3" table:formula="of:=[.J37]+[.M37]-[.S37]*[.T37]" office:value-type="float" office:value="-5.71428148601646" calcext:value-type="float">
            <text:p>-5,714</text:p>
          </table:table-cell>
          <table:table-cell table:style-name="ce3" table:formula="of:=[.N37]-[.C37]" office:value-type="float" office:value="4.28571851398354" calcext:value-type="float">
            <text:p>4,286</text:p>
          </table:table-cell>
          <table:table-cell table:style-name="ce3" table:formula="of:=[.L37]-[.E37]" office:value-type="float" office:value="4.28571951166505" calcext:value-type="float">
            <text:p>4,286</text:p>
          </table:table-cell>
          <table:table-cell table:style-name="ce16" table:formula="of:=[.A37]-[.J37]" office:value-type="float" office:value="3.85714861422958" calcext:value-type="float">
            <text:p>3,857</text:p>
          </table:table-cell>
          <table:table-cell table:style-name="ce16" table:formula="of:=[.B37]-[.K37]" office:value-type="float" office:value="3.85714761654807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36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37]*0.9+(([.N37]+[.L37])/2-[.N37])/11" office:value-type="float" office:value="-4.42856781532316" calcext:value-type="float">
            <text:p>-4,429</text:p>
          </table:table-cell>
          <table:table-cell table:style-name="ce3" table:formula="of:=[.L37]*0.9-([.L37]-([.L37]+[.N37])/2)/11" office:value-type="float" office:value="8.28571447790834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38]-[.C38]" office:value-type="float" office:value="5.57143218467685" calcext:value-type="float">
            <text:p>5,571</text:p>
          </table:table-cell>
          <table:table-cell table:style-name="ce2" table:formula="of:=[.B38]-[.D38]+[.S38]*[.T38]" office:value-type="float" office:value="5.7142822932315" calcext:value-type="float">
            <text:p>5,714</text:p>
          </table:table-cell>
          <table:table-cell table:style-name="ce3" table:formula="of:=[.N38]-[.C38]" office:value-type="float" office:value="4.28571705365815" calcext:value-type="float">
            <text:p>4,286</text:p>
          </table:table-cell>
          <table:table-cell table:style-name="ce7" table:formula="of:=[.L38]-[.E38]" office:value-type="float" office:value="4.2857177067685" calcext:value-type="float">
            <text:p>4,286</text:p>
          </table:table-cell>
          <table:table-cell table:style-name="ce11" table:formula="of:=[.A38]-[.J37]" office:value-type="float" office:value="3.85714670793435" calcext:value-type="float">
            <text:p>3,857</text:p>
          </table:table-cell>
          <table:table-cell table:style-name="ce15" table:formula="of:=[.B38]-[.K37]" office:value-type="float" office:value="3.85714751514939" calcext:value-type="float">
            <text:p>3,857</text:p>
          </table:table-cell>
          <table:table-cell table:style-name="ce3" table:formula="of:=[.C38]*0.9-([.C38]-([.C38]+[.E38])/2)/11" office:value-type="float" office:value="-8.28571444121675" calcext:value-type="float">
            <text:p>-8,286</text:p>
          </table:table-cell>
          <table:table-cell table:style-name="ce3" table:formula="of:=[.E38]*0.9+(([.C38]+[.E38])/2-[.E38])/11" office:value-type="float" office:value="4.4285685051251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38]-[.K38]" office:value-type="float" office:value="5.5714314948749" calcext:value-type="float">
            <text:p>5,571</text:p>
          </table:table-cell>
          <table:table-cell table:style-name="ce3" table:formula="of:=[.J38]+[.M38]-[.S38]*[.T38]" office:value-type="float" office:value="-5.71428294634185" calcext:value-type="float">
            <text:p>-5,714</text:p>
          </table:table-cell>
          <table:table-cell table:style-name="ce3" table:formula="of:=[.N38]-[.C38]" office:value-type="float" office:value="4.28571705365815" calcext:value-type="float">
            <text:p>4,286</text:p>
          </table:table-cell>
          <table:table-cell table:style-name="ce3" table:formula="of:=[.L38]-[.E38]" office:value-type="float" office:value="4.2857177067685" calcext:value-type="float">
            <text:p>4,286</text:p>
          </table:table-cell>
          <table:table-cell table:style-name="ce16" table:formula="of:=[.A38]-[.J38]" office:value-type="float" office:value="3.8571466258936" calcext:value-type="float">
            <text:p>3,857</text:p>
          </table:table-cell>
          <table:table-cell table:style-name="ce16" table:formula="of:=[.B38]-[.K38]" office:value-type="float" office:value="3.85714597278325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37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38]*0.9+(([.N38]+[.L38])/2-[.N38])/11" office:value-type="float" office:value="-4.42856906323758" calcext:value-type="float">
            <text:p>-4,429</text:p>
          </table:table-cell>
          <table:table-cell table:style-name="ce3" table:formula="of:=[.L38]*0.9-([.L38]-([.L38]+[.N38])/2)/11" office:value-type="float" office:value="8.28571441152992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39]-[.C39]" office:value-type="float" office:value="5.57143093676242" calcext:value-type="float">
            <text:p>5,571</text:p>
          </table:table-cell>
          <table:table-cell table:style-name="ce2" table:formula="of:=[.B39]-[.D39]+[.S39]*[.T39]" office:value-type="float" office:value="5.7142834747675" calcext:value-type="float">
            <text:p>5,714</text:p>
          </table:table-cell>
          <table:table-cell table:style-name="ce3" table:formula="of:=[.N39]-[.C39]" office:value-type="float" office:value="4.28571609768812" calcext:value-type="float">
            <text:p>4,286</text:p>
          </table:table-cell>
          <table:table-cell table:style-name="ce7" table:formula="of:=[.L39]-[.E39]" office:value-type="float" office:value="4.2857165252325" calcext:value-type="float">
            <text:p>4,286</text:p>
          </table:table-cell>
          <table:table-cell table:style-name="ce11" table:formula="of:=[.A39]-[.J38]" office:value-type="float" office:value="3.85714537797917" calcext:value-type="float">
            <text:p>3,857</text:p>
          </table:table-cell>
          <table:table-cell table:style-name="ce15" table:formula="of:=[.B39]-[.K38]" office:value-type="float" office:value="3.85714590640482" calcext:value-type="float">
            <text:p>3,857</text:p>
          </table:table-cell>
          <table:table-cell table:style-name="ce3" table:formula="of:=[.C39]*0.9-([.C39]-([.C39]+[.E39])/2)/11" office:value-type="float" office:value="-8.28571438751057" calcext:value-type="float">
            <text:p>-8,286</text:p>
          </table:table-cell>
          <table:table-cell table:style-name="ce3" table:formula="of:=[.E39]*0.9+(([.C39]+[.E39])/2-[.E39])/11" office:value-type="float" office:value="4.42856951480132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39]-[.K39]" office:value-type="float" office:value="5.57143048519869" calcext:value-type="float">
            <text:p>5,571</text:p>
          </table:table-cell>
          <table:table-cell table:style-name="ce3" table:formula="of:=[.J39]+[.M39]-[.S39]*[.T39]" office:value-type="float" office:value="-5.71428390231188" calcext:value-type="float">
            <text:p>-5,714</text:p>
          </table:table-cell>
          <table:table-cell table:style-name="ce3" table:formula="of:=[.N39]-[.C39]" office:value-type="float" office:value="4.28571609768812" calcext:value-type="float">
            <text:p>4,286</text:p>
          </table:table-cell>
          <table:table-cell table:style-name="ce3" table:formula="of:=[.L39]-[.E39]" office:value-type="float" office:value="4.2857165252325" calcext:value-type="float">
            <text:p>4,286</text:p>
          </table:table-cell>
          <table:table-cell table:style-name="ce16" table:formula="of:=[.A39]-[.J39]" office:value-type="float" office:value="3.85714532427299" calcext:value-type="float">
            <text:p>3,857</text:p>
          </table:table-cell>
          <table:table-cell table:style-name="ce16" table:formula="of:=[.B39]-[.K39]" office:value-type="float" office:value="3.8571448967286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38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39]*0.9+(([.N39]+[.L39])/2-[.N39])/11" office:value-type="float" office:value="-4.42856988015743" calcext:value-type="float">
            <text:p>-4,429</text:p>
          </table:table-cell>
          <table:table-cell table:style-name="ce3" table:formula="of:=[.L39]*0.9-([.L39]-([.L39]+[.N39])/2)/11" office:value-type="float" office:value="8.28571436807673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40]-[.C40]" office:value-type="float" office:value="5.57143011984257" calcext:value-type="float">
            <text:p>5,571</text:p>
          </table:table-cell>
          <table:table-cell table:style-name="ce2" table:formula="of:=[.B40]-[.D40]+[.S40]*[.T40]" office:value-type="float" office:value="5.71428424823416" calcext:value-type="float">
            <text:p>5,714</text:p>
          </table:table-cell>
          <table:table-cell table:style-name="ce3" table:formula="of:=[.N40]-[.C40]" office:value-type="float" office:value="4.28571547188327" calcext:value-type="float">
            <text:p>4,286</text:p>
          </table:table-cell>
          <table:table-cell table:style-name="ce7" table:formula="of:=[.L40]-[.E40]" office:value-type="float" office:value="4.28571575176584" calcext:value-type="float">
            <text:p>4,286</text:p>
          </table:table-cell>
          <table:table-cell table:style-name="ce11" table:formula="of:=[.A40]-[.J39]" office:value-type="float" office:value="3.85714450735314" calcext:value-type="float">
            <text:p>3,857</text:p>
          </table:table-cell>
          <table:table-cell table:style-name="ce15" table:formula="of:=[.B40]-[.K39]" office:value-type="float" office:value="3.85714485327542" calcext:value-type="float">
            <text:p>3,857</text:p>
          </table:table-cell>
          <table:table-cell table:style-name="ce3" table:formula="of:=[.C40]*0.9-([.C40]-([.C40]+[.E40])/2)/11" office:value-type="float" office:value="-8.28571435235299" calcext:value-type="float">
            <text:p>-8,286</text:p>
          </table:table-cell>
          <table:table-cell table:style-name="ce3" table:formula="of:=[.E40]*0.9+(([.C40]+[.E40])/2-[.E40])/11" office:value-type="float" office:value="4.42857017576374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40]-[.K40]" office:value-type="float" office:value="5.57142982423626" calcext:value-type="float">
            <text:p>5,571</text:p>
          </table:table-cell>
          <table:table-cell table:style-name="ce3" table:formula="of:=[.J40]+[.M40]-[.S40]*[.T40]" office:value-type="float" office:value="-5.71428452811673" calcext:value-type="float">
            <text:p>-5,714</text:p>
          </table:table-cell>
          <table:table-cell table:style-name="ce3" table:formula="of:=[.N40]-[.C40]" office:value-type="float" office:value="4.28571547188327" calcext:value-type="float">
            <text:p>4,286</text:p>
          </table:table-cell>
          <table:table-cell table:style-name="ce3" table:formula="of:=[.L40]-[.E40]" office:value-type="float" office:value="4.28571575176584" calcext:value-type="float">
            <text:p>4,286</text:p>
          </table:table-cell>
          <table:table-cell table:style-name="ce16" table:formula="of:=[.A40]-[.J40]" office:value-type="float" office:value="3.85714447219557" calcext:value-type="float">
            <text:p>3,857</text:p>
          </table:table-cell>
          <table:table-cell table:style-name="ce16" table:formula="of:=[.B40]-[.K40]" office:value-type="float" office:value="3.857144192313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39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40]*0.9+(([.N40]+[.L40])/2-[.N40])/11" office:value-type="float" office:value="-4.42857041493612" calcext:value-type="float">
            <text:p>-4,429</text:p>
          </table:table-cell>
          <table:table-cell table:style-name="ce3" table:formula="of:=[.L40]*0.9-([.L40]-([.L40]+[.N40])/2)/11" office:value-type="float" office:value="8.28571433963106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41]-[.C41]" office:value-type="float" office:value="5.57142958506389" calcext:value-type="float">
            <text:p>5,571</text:p>
          </table:table-cell>
          <table:table-cell table:style-name="ce2" table:formula="of:=[.B41]-[.D41]+[.S41]*[.T41]" office:value-type="float" office:value="5.71428475456717" calcext:value-type="float">
            <text:p>5,714</text:p>
          </table:table-cell>
          <table:table-cell table:style-name="ce3" table:formula="of:=[.N41]-[.C41]" office:value-type="float" office:value="4.28571506221383" calcext:value-type="float">
            <text:p>4,286</text:p>
          </table:table-cell>
          <table:table-cell table:style-name="ce7" table:formula="of:=[.L41]-[.E41]" office:value-type="float" office:value="4.28571524543283" calcext:value-type="float">
            <text:p>4,286</text:p>
          </table:table-cell>
          <table:table-cell table:style-name="ce11" table:formula="of:=[.A41]-[.J40]" office:value-type="float" office:value="3.85714393741688" calcext:value-type="float">
            <text:p>3,857</text:p>
          </table:table-cell>
          <table:table-cell table:style-name="ce15" table:formula="of:=[.B41]-[.K40]" office:value-type="float" office:value="3.85714416386732" calcext:value-type="float">
            <text:p>3,857</text:p>
          </table:table-cell>
          <table:table-cell table:style-name="ce3" table:formula="of:=[.C41]*0.9-([.C41]-([.C41]+[.E41])/2)/11" office:value-type="float" office:value="-8.28571432933786" calcext:value-type="float">
            <text:p>-8,286</text:p>
          </table:table-cell>
          <table:table-cell table:style-name="ce3" table:formula="of:=[.E41]*0.9+(([.C41]+[.E41])/2-[.E41])/11" office:value-type="float" office:value="4.42857060844831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41]-[.K41]" office:value-type="float" office:value="5.57142939155169" calcext:value-type="float">
            <text:p>5,571</text:p>
          </table:table-cell>
          <table:table-cell table:style-name="ce3" table:formula="of:=[.J41]+[.M41]-[.S41]*[.T41]" office:value-type="float" office:value="-5.71428493778617" calcext:value-type="float">
            <text:p>-5,714</text:p>
          </table:table-cell>
          <table:table-cell table:style-name="ce3" table:formula="of:=[.N41]-[.C41]" office:value-type="float" office:value="4.28571506221383" calcext:value-type="float">
            <text:p>4,286</text:p>
          </table:table-cell>
          <table:table-cell table:style-name="ce3" table:formula="of:=[.L41]-[.E41]" office:value-type="float" office:value="4.28571524543283" calcext:value-type="float">
            <text:p>4,286</text:p>
          </table:table-cell>
          <table:table-cell table:style-name="ce16" table:formula="of:=[.A41]-[.J41]" office:value-type="float" office:value="3.85714391440174" calcext:value-type="float">
            <text:p>3,857</text:p>
          </table:table-cell>
          <table:table-cell table:style-name="ce16" table:formula="of:=[.B41]-[.K41]" office:value-type="float" office:value="3.85714373118275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40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41]*0.9+(([.N41]+[.L41])/2-[.N41])/11" office:value-type="float" office:value="-4.42857076501727" calcext:value-type="float">
            <text:p>-4,429</text:p>
          </table:table-cell>
          <table:table-cell table:style-name="ce3" table:formula="of:=[.L41]*0.9-([.L41]-([.L41]+[.N41])/2)/11" office:value-type="float" office:value="8.28571432100972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42]-[.C42]" office:value-type="float" office:value="5.57142923498273" calcext:value-type="float">
            <text:p>5,571</text:p>
          </table:table-cell>
          <table:table-cell table:style-name="ce2" table:formula="of:=[.B42]-[.D42]+[.S42]*[.T42]" office:value-type="float" office:value="5.71428508602699" calcext:value-type="float">
            <text:p>5,714</text:p>
          </table:table-cell>
          <table:table-cell table:style-name="ce3" table:formula="of:=[.N42]-[.C42]" office:value-type="float" office:value="4.28571479403271" calcext:value-type="float">
            <text:p>4,286</text:p>
          </table:table-cell>
          <table:table-cell table:style-name="ce7" table:formula="of:=[.L42]-[.E42]" office:value-type="float" office:value="4.28571491397301" calcext:value-type="float">
            <text:p>4,286</text:p>
          </table:table-cell>
          <table:table-cell table:style-name="ce11" table:formula="of:=[.A42]-[.J41]" office:value-type="float" office:value="3.85714356432059" calcext:value-type="float">
            <text:p>3,857</text:p>
          </table:table-cell>
          <table:table-cell table:style-name="ce15" table:formula="of:=[.B42]-[.K41]" office:value-type="float" office:value="3.85714371256141" calcext:value-type="float">
            <text:p>3,857</text:p>
          </table:table-cell>
          <table:table-cell table:style-name="ce3" table:formula="of:=[.C42]*0.9-([.C42]-([.C42]+[.E42])/2)/11" office:value-type="float" office:value="-8.2857143142715" calcext:value-type="float">
            <text:p>-8,286</text:p>
          </table:table-cell>
          <table:table-cell table:style-name="ce3" table:formula="of:=[.E42]*0.9+(([.C42]+[.E42])/2-[.E42])/11" office:value-type="float" office:value="4.42857089169579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42]-[.K42]" office:value-type="float" office:value="5.57142910830421" calcext:value-type="float">
            <text:p>5,571</text:p>
          </table:table-cell>
          <table:table-cell table:style-name="ce3" table:formula="of:=[.J42]+[.M42]-[.S42]*[.T42]" office:value-type="float" office:value="-5.71428520596729" calcext:value-type="float">
            <text:p>-5,714</text:p>
          </table:table-cell>
          <table:table-cell table:style-name="ce3" table:formula="of:=[.N42]-[.C42]" office:value-type="float" office:value="4.28571479403271" calcext:value-type="float">
            <text:p>4,286</text:p>
          </table:table-cell>
          <table:table-cell table:style-name="ce3" table:formula="of:=[.L42]-[.E42]" office:value-type="float" office:value="4.28571491397301" calcext:value-type="float">
            <text:p>4,286</text:p>
          </table:table-cell>
          <table:table-cell table:style-name="ce16" table:formula="of:=[.A42]-[.J42]" office:value-type="float" office:value="3.85714354925423" calcext:value-type="float">
            <text:p>3,857</text:p>
          </table:table-cell>
          <table:table-cell table:style-name="ce16" table:formula="of:=[.B42]-[.K42]" office:value-type="float" office:value="3.85714342931393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41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42]*0.9+(([.N42]+[.L42])/2-[.N42])/11" office:value-type="float" office:value="-4.42857099419023" calcext:value-type="float">
            <text:p>-4,429</text:p>
          </table:table-cell>
          <table:table-cell table:style-name="ce3" table:formula="of:=[.L42]*0.9-([.L42]-([.L42]+[.N42])/2)/11" office:value-type="float" office:value="8.28571430881967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43]-[.C43]" office:value-type="float" office:value="5.57142900580977" calcext:value-type="float">
            <text:p>5,571</text:p>
          </table:table-cell>
          <table:table-cell table:style-name="ce2" table:formula="of:=[.B43]-[.D43]+[.S43]*[.T43]" office:value-type="float" office:value="5.7142853030099" calcext:value-type="float">
            <text:p>5,714</text:p>
          </table:table-cell>
          <table:table-cell table:style-name="ce3" table:formula="of:=[.N43]-[.C43]" office:value-type="float" office:value="4.28571461847381" calcext:value-type="float">
            <text:p>4,286</text:p>
          </table:table-cell>
          <table:table-cell table:style-name="ce7" table:formula="of:=[.L43]-[.E43]" office:value-type="float" office:value="4.2857146969901" calcext:value-type="float">
            <text:p>4,286</text:p>
          </table:table-cell>
          <table:table-cell table:style-name="ce11" table:formula="of:=[.A43]-[.J42]" office:value-type="float" office:value="3.85714332008127" calcext:value-type="float">
            <text:p>3,857</text:p>
          </table:table-cell>
          <table:table-cell table:style-name="ce15" table:formula="of:=[.B43]-[.K42]" office:value-type="float" office:value="3.85714341712388" calcext:value-type="float">
            <text:p>3,857</text:p>
          </table:table-cell>
          <table:table-cell table:style-name="ce3" table:formula="of:=[.C43]*0.9-([.C43]-([.C43]+[.E43])/2)/11" office:value-type="float" office:value="-8.28571430440864" calcext:value-type="float">
            <text:p>-8,286</text:p>
          </table:table-cell>
          <table:table-cell table:style-name="ce3" table:formula="of:=[.E43]*0.9+(([.C43]+[.E43])/2-[.E43])/11" office:value-type="float" office:value="4.42857107711755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43]-[.K43]" office:value-type="float" office:value="5.57142892288245" calcext:value-type="float">
            <text:p>5,571</text:p>
          </table:table-cell>
          <table:table-cell table:style-name="ce3" table:formula="of:=[.J43]+[.M43]-[.S43]*[.T43]" office:value-type="float" office:value="-5.71428538152619" calcext:value-type="float">
            <text:p>-5,714</text:p>
          </table:table-cell>
          <table:table-cell table:style-name="ce3" table:formula="of:=[.N43]-[.C43]" office:value-type="float" office:value="4.28571461847381" calcext:value-type="float">
            <text:p>4,286</text:p>
          </table:table-cell>
          <table:table-cell table:style-name="ce3" table:formula="of:=[.L43]-[.E43]" office:value-type="float" office:value="4.2857146969901" calcext:value-type="float">
            <text:p>4,286</text:p>
          </table:table-cell>
          <table:table-cell table:style-name="ce16" table:formula="of:=[.A43]-[.J43]" office:value-type="float" office:value="3.85714331021841" calcext:value-type="float">
            <text:p>3,857</text:p>
          </table:table-cell>
          <table:table-cell table:style-name="ce16" table:formula="of:=[.B43]-[.K43]" office:value-type="float" office:value="3.85714323170212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42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43]*0.9+(([.N43]+[.L43])/2-[.N43])/11" office:value-type="float" office:value="-4.42857114421329" calcext:value-type="float">
            <text:p>-4,429</text:p>
          </table:table-cell>
          <table:table-cell table:style-name="ce3" table:formula="of:=[.L43]*0.9-([.L43]-([.L43]+[.N43])/2)/11" office:value-type="float" office:value="8.28571430083972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44]-[.C44]" office:value-type="float" office:value="5.57142885578671" calcext:value-type="float">
            <text:p>5,571</text:p>
          </table:table-cell>
          <table:table-cell table:style-name="ce2" table:formula="of:=[.B44]-[.D44]+[.S44]*[.T44]" office:value-type="float" office:value="5.71428544505301" calcext:value-type="float">
            <text:p>5,714</text:p>
          </table:table-cell>
          <table:table-cell table:style-name="ce3" table:formula="of:=[.N44]-[.C44]" office:value-type="float" office:value="4.28571450354802" calcext:value-type="float">
            <text:p>4,286</text:p>
          </table:table-cell>
          <table:table-cell table:style-name="ce7" table:formula="of:=[.L44]-[.E44]" office:value-type="float" office:value="4.28571455494699" calcext:value-type="float">
            <text:p>4,286</text:p>
          </table:table-cell>
          <table:table-cell table:style-name="ce11" table:formula="of:=[.A44]-[.J43]" office:value-type="float" office:value="3.85714316019535" calcext:value-type="float">
            <text:p>3,857</text:p>
          </table:table-cell>
          <table:table-cell table:style-name="ce15" table:formula="of:=[.B44]-[.K43]" office:value-type="float" office:value="3.85714322372217" calcext:value-type="float">
            <text:p>3,857</text:p>
          </table:table-cell>
          <table:table-cell table:style-name="ce3" table:formula="of:=[.C44]*0.9-([.C44]-([.C44]+[.E44])/2)/11" office:value-type="float" office:value="-8.28571429795214" calcext:value-type="float">
            <text:p>-8,286</text:p>
          </table:table-cell>
          <table:table-cell table:style-name="ce3" table:formula="of:=[.E44]*0.9+(([.C44]+[.E44])/2-[.E44])/11" office:value-type="float" office:value="4.42857119849985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44]-[.K44]" office:value-type="float" office:value="5.57142880150015" calcext:value-type="float">
            <text:p>5,571</text:p>
          </table:table-cell>
          <table:table-cell table:style-name="ce3" table:formula="of:=[.J44]+[.M44]-[.S44]*[.T44]" office:value-type="float" office:value="-5.71428549645198" calcext:value-type="float">
            <text:p>-5,714</text:p>
          </table:table-cell>
          <table:table-cell table:style-name="ce3" table:formula="of:=[.N44]-[.C44]" office:value-type="float" office:value="4.28571450354802" calcext:value-type="float">
            <text:p>4,286</text:p>
          </table:table-cell>
          <table:table-cell table:style-name="ce3" table:formula="of:=[.L44]-[.E44]" office:value-type="float" office:value="4.28571455494699" calcext:value-type="float">
            <text:p>4,286</text:p>
          </table:table-cell>
          <table:table-cell table:style-name="ce16" table:formula="of:=[.A44]-[.J44]" office:value-type="float" office:value="3.85714315373884" calcext:value-type="float">
            <text:p>3,857</text:p>
          </table:table-cell>
          <table:table-cell table:style-name="ce16" table:formula="of:=[.B44]-[.K44]" office:value-type="float" office:value="3.85714310233987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43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44]*0.9+(([.N44]+[.L44])/2-[.N44])/11" office:value-type="float" office:value="-4.4285712424226" calcext:value-type="float">
            <text:p>-4,429</text:p>
          </table:table-cell>
          <table:table-cell table:style-name="ce3" table:formula="of:=[.L44]*0.9-([.L44]-([.L44]+[.N44])/2)/11" office:value-type="float" office:value="8.28571429561582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45]-[.C45]" office:value-type="float" office:value="5.5714287575774" calcext:value-type="float">
            <text:p>5,571</text:p>
          </table:table-cell>
          <table:table-cell table:style-name="ce2" table:formula="of:=[.B45]-[.D45]+[.S45]*[.T45]" office:value-type="float" office:value="5.71428553803842" calcext:value-type="float">
            <text:p>5,714</text:p>
          </table:table-cell>
          <table:table-cell table:style-name="ce3" table:formula="of:=[.N45]-[.C45]" office:value-type="float" office:value="4.28571442831437" calcext:value-type="float">
            <text:p>4,286</text:p>
          </table:table-cell>
          <table:table-cell table:style-name="ce7" table:formula="of:=[.L45]-[.E45]" office:value-type="float" office:value="4.28571446196158" calcext:value-type="float">
            <text:p>4,286</text:p>
          </table:table-cell>
          <table:table-cell table:style-name="ce11" table:formula="of:=[.A45]-[.J44]" office:value-type="float" office:value="3.85714305552953" calcext:value-type="float">
            <text:p>3,857</text:p>
          </table:table-cell>
          <table:table-cell table:style-name="ce15" table:formula="of:=[.B45]-[.K44]" office:value-type="float" office:value="3.85714309711597" calcext:value-type="float">
            <text:p>3,857</text:p>
          </table:table-cell>
          <table:table-cell table:style-name="ce3" table:formula="of:=[.C45]*0.9-([.C45]-([.C45]+[.E45])/2)/11" office:value-type="float" office:value="-8.28571429372553" calcext:value-type="float">
            <text:p>-8,286</text:p>
          </table:table-cell>
          <table:table-cell table:style-name="ce3" table:formula="of:=[.E45]*0.9+(([.C45]+[.E45])/2-[.E45])/11" office:value-type="float" office:value="4.42857127796011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45]-[.K45]" office:value-type="float" office:value="5.5714287220399" calcext:value-type="float">
            <text:p>5,571</text:p>
          </table:table-cell>
          <table:table-cell table:style-name="ce3" table:formula="of:=[.J45]+[.M45]-[.S45]*[.T45]" office:value-type="float" office:value="-5.71428557168563" calcext:value-type="float">
            <text:p>-5,714</text:p>
          </table:table-cell>
          <table:table-cell table:style-name="ce3" table:formula="of:=[.N45]-[.C45]" office:value-type="float" office:value="4.28571442831437" calcext:value-type="float">
            <text:p>4,286</text:p>
          </table:table-cell>
          <table:table-cell table:style-name="ce3" table:formula="of:=[.L45]-[.E45]" office:value-type="float" office:value="4.28571446196158" calcext:value-type="float">
            <text:p>4,286</text:p>
          </table:table-cell>
          <table:table-cell table:style-name="ce16" table:formula="of:=[.A45]-[.J45]" office:value-type="float" office:value="3.85714305130292" calcext:value-type="float">
            <text:p>3,857</text:p>
          </table:table-cell>
          <table:table-cell table:style-name="ce16" table:formula="of:=[.B45]-[.K45]" office:value-type="float" office:value="3.85714301765571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44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45]*0.9+(([.N45]+[.L45])/2-[.N45])/11" office:value-type="float" office:value="-4.42857130671318" calcext:value-type="float">
            <text:p>-4,429</text:p>
          </table:table-cell>
          <table:table-cell table:style-name="ce3" table:formula="of:=[.L45]*0.9-([.L45]-([.L45]+[.N45])/2)/11" office:value-type="float" office:value="8.28571429219611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46]-[.C46]" office:value-type="float" office:value="5.57142869328682" calcext:value-type="float">
            <text:p>5,571</text:p>
          </table:table-cell>
          <table:table-cell table:style-name="ce2" table:formula="of:=[.B46]-[.D46]+[.S46]*[.T46]" office:value-type="float" office:value="5.71428559890928" calcext:value-type="float">
            <text:p>5,714</text:p>
          </table:table-cell>
          <table:table-cell table:style-name="ce3" table:formula="of:=[.N46]-[.C46]" office:value-type="float" office:value="4.28571437906431" calcext:value-type="float">
            <text:p>4,286</text:p>
          </table:table-cell>
          <table:table-cell table:style-name="ce7" table:formula="of:=[.L46]-[.E46]" office:value-type="float" office:value="4.28571440109072" calcext:value-type="float">
            <text:p>4,286</text:p>
          </table:table-cell>
          <table:table-cell table:style-name="ce11" table:formula="of:=[.A46]-[.J45]" office:value-type="float" office:value="3.85714298701235" calcext:value-type="float">
            <text:p>3,857</text:p>
          </table:table-cell>
          <table:table-cell table:style-name="ce15" table:formula="of:=[.B46]-[.K45]" office:value-type="float" office:value="3.857143014236" calcext:value-type="float">
            <text:p>3,857</text:p>
          </table:table-cell>
          <table:table-cell table:style-name="ce3" table:formula="of:=[.C46]*0.9-([.C46]-([.C46]+[.E46])/2)/11" office:value-type="float" office:value="-8.28571429095867" calcext:value-type="float">
            <text:p>-8,286</text:p>
          </table:table-cell>
          <table:table-cell table:style-name="ce3" table:formula="of:=[.E46]*0.9+(([.C46]+[.E46])/2-[.E46])/11" office:value-type="float" office:value="4.42857132997703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46]-[.K46]" office:value-type="float" office:value="5.57142867002298" calcext:value-type="float">
            <text:p>5,571</text:p>
          </table:table-cell>
          <table:table-cell table:style-name="ce3" table:formula="of:=[.J46]+[.M46]-[.S46]*[.T46]" office:value-type="float" office:value="-5.71428562093569" calcext:value-type="float">
            <text:p>-5,714</text:p>
          </table:table-cell>
          <table:table-cell table:style-name="ce3" table:formula="of:=[.N46]-[.C46]" office:value-type="float" office:value="4.28571437906431" calcext:value-type="float">
            <text:p>4,286</text:p>
          </table:table-cell>
          <table:table-cell table:style-name="ce3" table:formula="of:=[.L46]-[.E46]" office:value-type="float" office:value="4.28571440109072" calcext:value-type="float">
            <text:p>4,286</text:p>
          </table:table-cell>
          <table:table-cell table:style-name="ce16" table:formula="of:=[.A46]-[.J46]" office:value-type="float" office:value="3.85714298424549" calcext:value-type="float">
            <text:p>3,857</text:p>
          </table:table-cell>
          <table:table-cell table:style-name="ce16" table:formula="of:=[.B46]-[.K46]" office:value-type="float" office:value="3.85714296221908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45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46]*0.9+(([.N46]+[.L46])/2-[.N46])/11" office:value-type="float" office:value="-4.42857134879959" calcext:value-type="float">
            <text:p>-4,429</text:p>
          </table:table-cell>
          <table:table-cell table:style-name="ce3" table:formula="of:=[.L46]*0.9-([.L46]-([.L46]+[.N46])/2)/11" office:value-type="float" office:value="8.28571428995747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47]-[.C47]" office:value-type="float" office:value="5.57142865120041" calcext:value-type="float">
            <text:p>5,571</text:p>
          </table:table-cell>
          <table:table-cell table:style-name="ce2" table:formula="of:=[.B47]-[.D47]+[.S47]*[.T47]" office:value-type="float" office:value="5.71428563875706" calcext:value-type="float">
            <text:p>5,714</text:p>
          </table:table-cell>
          <table:table-cell table:style-name="ce3" table:formula="of:=[.N47]-[.C47]" office:value-type="float" office:value="4.28571434682383" calcext:value-type="float">
            <text:p>4,286</text:p>
          </table:table-cell>
          <table:table-cell table:style-name="ce7" table:formula="of:=[.L47]-[.E47]" office:value-type="float" office:value="4.28571436124294" calcext:value-type="float">
            <text:p>4,286</text:p>
          </table:table-cell>
          <table:table-cell table:style-name="ce11" table:formula="of:=[.A47]-[.J46]" office:value-type="float" office:value="3.85714294215908" calcext:value-type="float">
            <text:p>3,857</text:p>
          </table:table-cell>
          <table:table-cell table:style-name="ce15" table:formula="of:=[.B47]-[.K46]" office:value-type="float" office:value="3.85714295998044" calcext:value-type="float">
            <text:p>3,857</text:p>
          </table:table-cell>
          <table:table-cell table:style-name="ce3" table:formula="of:=[.C47]*0.9-([.C47]-([.C47]+[.E47])/2)/11" office:value-type="float" office:value="-8.28571428914741" calcext:value-type="float">
            <text:p>-8,286</text:p>
          </table:table-cell>
          <table:table-cell table:style-name="ce3" table:formula="of:=[.E47]*0.9+(([.C47]+[.E47])/2-[.E47])/11" office:value-type="float" office:value="4.42857136402876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47]-[.K47]" office:value-type="float" office:value="5.57142863597124" calcext:value-type="float">
            <text:p>5,571</text:p>
          </table:table-cell>
          <table:table-cell table:style-name="ce3" table:formula="of:=[.J47]+[.M47]-[.S47]*[.T47]" office:value-type="float" office:value="-5.71428565317617" calcext:value-type="float">
            <text:p>-5,714</text:p>
          </table:table-cell>
          <table:table-cell table:style-name="ce3" table:formula="of:=[.N47]-[.C47]" office:value-type="float" office:value="4.28571434682383" calcext:value-type="float">
            <text:p>4,286</text:p>
          </table:table-cell>
          <table:table-cell table:style-name="ce3" table:formula="of:=[.L47]-[.E47]" office:value-type="float" office:value="4.28571436124294" calcext:value-type="float">
            <text:p>4,286</text:p>
          </table:table-cell>
          <table:table-cell table:style-name="ce16" table:formula="of:=[.A47]-[.J47]" office:value-type="float" office:value="3.85714294034781" calcext:value-type="float">
            <text:p>3,857</text:p>
          </table:table-cell>
          <table:table-cell table:style-name="ce16" table:formula="of:=[.B47]-[.K47]" office:value-type="float" office:value="3.85714292592871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46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47]*0.9+(([.N47]+[.L47])/2-[.N47])/11" office:value-type="float" office:value="-4.42857137635054" calcext:value-type="float">
            <text:p>-4,429</text:p>
          </table:table-cell>
          <table:table-cell table:style-name="ce3" table:formula="of:=[.L47]*0.9-([.L47]-([.L47]+[.N47])/2)/11" office:value-type="float" office:value="8.28571428849199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48]-[.C48]" office:value-type="float" office:value="5.57142862364946" calcext:value-type="float">
            <text:p>5,571</text:p>
          </table:table-cell>
          <table:table-cell table:style-name="ce2" table:formula="of:=[.B48]-[.D48]+[.S48]*[.T48]" office:value-type="float" office:value="5.71428566484254" calcext:value-type="float">
            <text:p>5,714</text:p>
          </table:table-cell>
          <table:table-cell table:style-name="ce3" table:formula="of:=[.N48]-[.C48]" office:value-type="float" office:value="4.28571432571831" calcext:value-type="float">
            <text:p>4,286</text:p>
          </table:table-cell>
          <table:table-cell table:style-name="ce7" table:formula="of:=[.L48]-[.E48]" office:value-type="float" office:value="4.28571433515746" calcext:value-type="float">
            <text:p>4,286</text:p>
          </table:table-cell>
          <table:table-cell table:style-name="ce11" table:formula="of:=[.A48]-[.J47]" office:value-type="float" office:value="3.85714291279686" calcext:value-type="float">
            <text:p>3,857</text:p>
          </table:table-cell>
          <table:table-cell table:style-name="ce15" table:formula="of:=[.B48]-[.K47]" office:value-type="float" office:value="3.85714292446323" calcext:value-type="float">
            <text:p>3,857</text:p>
          </table:table-cell>
          <table:table-cell table:style-name="ce3" table:formula="of:=[.C48]*0.9-([.C48]-([.C48]+[.E48])/2)/11" office:value-type="float" office:value="-8.2857142879617" calcext:value-type="float">
            <text:p>-8,286</text:p>
          </table:table-cell>
          <table:table-cell table:style-name="ce3" table:formula="of:=[.E48]*0.9+(([.C48]+[.E48])/2-[.E48])/11" office:value-type="float" office:value="4.42857138631999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48]-[.K48]" office:value-type="float" office:value="5.57142861368001" calcext:value-type="float">
            <text:p>5,571</text:p>
          </table:table-cell>
          <table:table-cell table:style-name="ce3" table:formula="of:=[.J48]+[.M48]-[.S48]*[.T48]" office:value-type="float" office:value="-5.71428567428169" calcext:value-type="float">
            <text:p>-5,714</text:p>
          </table:table-cell>
          <table:table-cell table:style-name="ce3" table:formula="of:=[.N48]-[.C48]" office:value-type="float" office:value="4.28571432571831" calcext:value-type="float">
            <text:p>4,286</text:p>
          </table:table-cell>
          <table:table-cell table:style-name="ce3" table:formula="of:=[.L48]-[.E48]" office:value-type="float" office:value="4.28571433515746" calcext:value-type="float">
            <text:p>4,286</text:p>
          </table:table-cell>
          <table:table-cell table:style-name="ce16" table:formula="of:=[.A48]-[.J48]" office:value-type="float" office:value="3.85714291161116" calcext:value-type="float">
            <text:p>3,857</text:p>
          </table:table-cell>
          <table:table-cell table:style-name="ce16" table:formula="of:=[.B48]-[.K48]" office:value-type="float" office:value="3.85714290217201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47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48]*0.9+(([.N48]+[.L48])/2-[.N48])/11" office:value-type="float" office:value="-4.42857139438617" calcext:value-type="float">
            <text:p>-4,429</text:p>
          </table:table-cell>
          <table:table-cell table:style-name="ce3" table:formula="of:=[.L48]*0.9-([.L48]-([.L48]+[.N48])/2)/11" office:value-type="float" office:value="8.28571428753265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49]-[.C49]" office:value-type="float" office:value="5.57142860561383" calcext:value-type="float">
            <text:p>5,571</text:p>
          </table:table-cell>
          <table:table-cell table:style-name="ce2" table:formula="of:=[.B49]-[.D49]+[.S49]*[.T49]" office:value-type="float" office:value="5.71428568191882" calcext:value-type="float">
            <text:p>5,714</text:p>
          </table:table-cell>
          <table:table-cell table:style-name="ce3" table:formula="of:=[.N49]-[.C49]" office:value-type="float" office:value="4.28571431190205" calcext:value-type="float">
            <text:p>4,286</text:p>
          </table:table-cell>
          <table:table-cell table:style-name="ce7" table:formula="of:=[.L49]-[.E49]" office:value-type="float" office:value="4.28571431808118" calcext:value-type="float">
            <text:p>4,286</text:p>
          </table:table-cell>
          <table:table-cell table:style-name="ce11" table:formula="of:=[.A49]-[.J48]" office:value-type="float" office:value="3.85714289357553" calcext:value-type="float">
            <text:p>3,857</text:p>
          </table:table-cell>
          <table:table-cell table:style-name="ce15" table:formula="of:=[.B49]-[.K48]" office:value-type="float" office:value="3.85714290121267" calcext:value-type="float">
            <text:p>3,857</text:p>
          </table:table-cell>
          <table:table-cell table:style-name="ce3" table:formula="of:=[.C49]*0.9-([.C49]-([.C49]+[.E49])/2)/11" office:value-type="float" office:value="-8.28571428718551" calcext:value-type="float">
            <text:p>-8,286</text:p>
          </table:table-cell>
          <table:table-cell table:style-name="ce3" table:formula="of:=[.E49]*0.9+(([.C49]+[.E49])/2-[.E49])/11" office:value-type="float" office:value="4.42857140091245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49]-[.K49]" office:value-type="float" office:value="5.57142859908755" calcext:value-type="float">
            <text:p>5,571</text:p>
          </table:table-cell>
          <table:table-cell table:style-name="ce3" table:formula="of:=[.J49]+[.M49]-[.S49]*[.T49]" office:value-type="float" office:value="-5.71428568809796" calcext:value-type="float">
            <text:p>-5,714</text:p>
          </table:table-cell>
          <table:table-cell table:style-name="ce3" table:formula="of:=[.N49]-[.C49]" office:value-type="float" office:value="4.28571431190205" calcext:value-type="float">
            <text:p>4,286</text:p>
          </table:table-cell>
          <table:table-cell table:style-name="ce3" table:formula="of:=[.L49]-[.E49]" office:value-type="float" office:value="4.28571431808118" calcext:value-type="float">
            <text:p>4,286</text:p>
          </table:table-cell>
          <table:table-cell table:style-name="ce16" table:formula="of:=[.A49]-[.J49]" office:value-type="float" office:value="3.85714289279934" calcext:value-type="float">
            <text:p>3,857</text:p>
          </table:table-cell>
          <table:table-cell table:style-name="ce16" table:formula="of:=[.B49]-[.K49]" office:value-type="float" office:value="3.8571428866202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48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49]*0.9+(([.N49]+[.L49])/2-[.N49])/11" office:value-type="float" office:value="-4.4285714061928" calcext:value-type="float">
            <text:p>-4,429</text:p>
          </table:table-cell>
          <table:table-cell table:style-name="ce3" table:formula="of:=[.L49]*0.9-([.L49]-([.L49]+[.N49])/2)/11" office:value-type="float" office:value="8.28571428690464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50]-[.C50]" office:value-type="float" office:value="5.5714285938072" calcext:value-type="float">
            <text:p>5,571</text:p>
          </table:table-cell>
          <table:table-cell table:style-name="ce2" table:formula="of:=[.B50]-[.D50]+[.S50]*[.T50]" office:value-type="float" office:value="5.71428569309744" calcext:value-type="float">
            <text:p>5,714</text:p>
          </table:table-cell>
          <table:table-cell table:style-name="ce3" table:formula="of:=[.N50]-[.C50]" office:value-type="float" office:value="4.28571430285753" calcext:value-type="float">
            <text:p>4,286</text:p>
          </table:table-cell>
          <table:table-cell table:style-name="ce7" table:formula="of:=[.L50]-[.E50]" office:value-type="float" office:value="4.28571430690256" calcext:value-type="float">
            <text:p>4,286</text:p>
          </table:table-cell>
          <table:table-cell table:style-name="ce11" table:formula="of:=[.A50]-[.J49]" office:value-type="float" office:value="3.85714288099271" calcext:value-type="float">
            <text:p>3,857</text:p>
          </table:table-cell>
          <table:table-cell table:style-name="ce15" table:formula="of:=[.B50]-[.K49]" office:value-type="float" office:value="3.85714288599219" calcext:value-type="float">
            <text:p>3,857</text:p>
          </table:table-cell>
          <table:table-cell table:style-name="ce3" table:formula="of:=[.C50]*0.9-([.C50]-([.C50]+[.E50])/2)/11" office:value-type="float" office:value="-8.28571428667739" calcext:value-type="float">
            <text:p>-8,286</text:p>
          </table:table-cell>
          <table:table-cell table:style-name="ce3" table:formula="of:=[.E50]*0.9+(([.C50]+[.E50])/2-[.E50])/11" office:value-type="float" office:value="4.42857141046508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50]-[.K50]" office:value-type="float" office:value="5.57142858953492" calcext:value-type="float">
            <text:p>5,571</text:p>
          </table:table-cell>
          <table:table-cell table:style-name="ce3" table:formula="of:=[.J50]+[.M50]-[.S50]*[.T50]" office:value-type="float" office:value="-5.71428569714247" calcext:value-type="float">
            <text:p>-5,714</text:p>
          </table:table-cell>
          <table:table-cell table:style-name="ce3" table:formula="of:=[.N50]-[.C50]" office:value-type="float" office:value="4.28571430285753" calcext:value-type="float">
            <text:p>4,286</text:p>
          </table:table-cell>
          <table:table-cell table:style-name="ce3" table:formula="of:=[.L50]-[.E50]" office:value-type="float" office:value="4.28571430690256" calcext:value-type="float">
            <text:p>4,286</text:p>
          </table:table-cell>
          <table:table-cell table:style-name="ce16" table:formula="of:=[.A50]-[.J50]" office:value-type="float" office:value="3.85714288048459" calcext:value-type="float">
            <text:p>3,857</text:p>
          </table:table-cell>
          <table:table-cell table:style-name="ce16" table:formula="of:=[.B50]-[.K50]" office:value-type="float" office:value="3.85714287643956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49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50]*0.9+(([.N50]+[.L50])/2-[.N50])/11" office:value-type="float" office:value="-4.42857141392175" calcext:value-type="float">
            <text:p>-4,429</text:p>
          </table:table-cell>
          <table:table-cell table:style-name="ce3" table:formula="of:=[.L50]*0.9-([.L50]-([.L50]+[.N50])/2)/11" office:value-type="float" office:value="8.28571428649352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51]-[.C51]" office:value-type="float" office:value="5.57142858607825" calcext:value-type="float">
            <text:p>5,571</text:p>
          </table:table-cell>
          <table:table-cell table:style-name="ce2" table:formula="of:=[.B51]-[.D51]+[.S51]*[.T51]" office:value-type="float" office:value="5.71428570041527" calcext:value-type="float">
            <text:p>5,714</text:p>
          </table:table-cell>
          <table:table-cell table:style-name="ce3" table:formula="of:=[.N51]-[.C51]" office:value-type="float" office:value="4.28571429693673" calcext:value-type="float">
            <text:p>4,286</text:p>
          </table:table-cell>
          <table:table-cell table:style-name="ce7" table:formula="of:=[.L51]-[.E51]" office:value-type="float" office:value="4.28571429958473" calcext:value-type="float">
            <text:p>4,286</text:p>
          </table:table-cell>
          <table:table-cell table:style-name="ce11" table:formula="of:=[.A51]-[.J50]" office:value-type="float" office:value="3.85714287275564" calcext:value-type="float">
            <text:p>3,857</text:p>
          </table:table-cell>
          <table:table-cell table:style-name="ce15" table:formula="of:=[.B51]-[.K50]" office:value-type="float" office:value="3.85714287602844" calcext:value-type="float">
            <text:p>3,857</text:p>
          </table:table-cell>
          <table:table-cell table:style-name="ce3" table:formula="of:=[.C51]*0.9-([.C51]-([.C51]+[.E51])/2)/11" office:value-type="float" office:value="-8.28571428634476" calcext:value-type="float">
            <text:p>-8,286</text:p>
          </table:table-cell>
          <table:table-cell table:style-name="ce3" table:formula="of:=[.E51]*0.9+(([.C51]+[.E51])/2-[.E51])/11" office:value-type="float" office:value="4.42857141671851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51]-[.K51]" office:value-type="float" office:value="5.57142858328149" calcext:value-type="float">
            <text:p>5,571</text:p>
          </table:table-cell>
          <table:table-cell table:style-name="ce3" table:formula="of:=[.J51]+[.M51]-[.S51]*[.T51]" office:value-type="float" office:value="-5.71428570306327" calcext:value-type="float">
            <text:p>-5,714</text:p>
          </table:table-cell>
          <table:table-cell table:style-name="ce3" table:formula="of:=[.N51]-[.C51]" office:value-type="float" office:value="4.28571429693673" calcext:value-type="float">
            <text:p>4,286</text:p>
          </table:table-cell>
          <table:table-cell table:style-name="ce3" table:formula="of:=[.L51]-[.E51]" office:value-type="float" office:value="4.28571429958473" calcext:value-type="float">
            <text:p>4,286</text:p>
          </table:table-cell>
          <table:table-cell table:style-name="ce16" table:formula="of:=[.A51]-[.J51]" office:value-type="float" office:value="3.85714287242301" calcext:value-type="float">
            <text:p>3,857</text:p>
          </table:table-cell>
          <table:table-cell table:style-name="ce16" table:formula="of:=[.B51]-[.K51]" office:value-type="float" office:value="3.85714286977502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50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51]*0.9+(([.N51]+[.L51])/2-[.N51])/11" office:value-type="float" office:value="-4.42857141898134" calcext:value-type="float">
            <text:p>-4,429</text:p>
          </table:table-cell>
          <table:table-cell table:style-name="ce3" table:formula="of:=[.L51]*0.9-([.L51]-([.L51]+[.N51])/2)/11" office:value-type="float" office:value="8.2857142862244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52]-[.C52]" office:value-type="float" office:value="5.57142858101866" calcext:value-type="float">
            <text:p>5,571</text:p>
          </table:table-cell>
          <table:table-cell table:style-name="ce2" table:formula="of:=[.B52]-[.D52]+[.S52]*[.T52]" office:value-type="float" office:value="5.71428570520573" calcext:value-type="float">
            <text:p>5,714</text:p>
          </table:table-cell>
          <table:table-cell table:style-name="ce3" table:formula="of:=[.N52]-[.C52]" office:value-type="float" office:value="4.28571429306081" calcext:value-type="float">
            <text:p>4,286</text:p>
          </table:table-cell>
          <table:table-cell table:style-name="ce7" table:formula="of:=[.L52]-[.E52]" office:value-type="float" office:value="4.28571429479427" calcext:value-type="float">
            <text:p>4,286</text:p>
          </table:table-cell>
          <table:table-cell table:style-name="ce11" table:formula="of:=[.A52]-[.J51]" office:value-type="float" office:value="3.85714286736342" calcext:value-type="float">
            <text:p>3,857</text:p>
          </table:table-cell>
          <table:table-cell table:style-name="ce15" table:formula="of:=[.B52]-[.K51]" office:value-type="float" office:value="3.85714286950589" calcext:value-type="float">
            <text:p>3,857</text:p>
          </table:table-cell>
          <table:table-cell table:style-name="ce3" table:formula="of:=[.C52]*0.9-([.C52]-([.C52]+[.E52])/2)/11" office:value-type="float" office:value="-8.28571428612701" calcext:value-type="float">
            <text:p>-8,286</text:p>
          </table:table-cell>
          <table:table-cell table:style-name="ce3" table:formula="of:=[.E52]*0.9+(([.C52]+[.E52])/2-[.E52])/11" office:value-type="float" office:value="4.42857142081217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52]-[.K52]" office:value-type="float" office:value="5.57142857918783" calcext:value-type="float">
            <text:p>5,571</text:p>
          </table:table-cell>
          <table:table-cell table:style-name="ce3" table:formula="of:=[.J52]+[.M52]-[.S52]*[.T52]" office:value-type="float" office:value="-5.71428570693919" calcext:value-type="float">
            <text:p>-5,714</text:p>
          </table:table-cell>
          <table:table-cell table:style-name="ce3" table:formula="of:=[.N52]-[.C52]" office:value-type="float" office:value="4.28571429306081" calcext:value-type="float">
            <text:p>4,286</text:p>
          </table:table-cell>
          <table:table-cell table:style-name="ce3" table:formula="of:=[.L52]-[.E52]" office:value-type="float" office:value="4.28571429479427" calcext:value-type="float">
            <text:p>4,286</text:p>
          </table:table-cell>
          <table:table-cell table:style-name="ce16" table:formula="of:=[.A52]-[.J52]" office:value-type="float" office:value="3.85714286714568" calcext:value-type="float">
            <text:p>3,857</text:p>
          </table:table-cell>
          <table:table-cell table:style-name="ce16" table:formula="of:=[.B52]-[.K52]" office:value-type="float" office:value="3.85714286541222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51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52]*0.9+(([.N52]+[.L52])/2-[.N52])/11" office:value-type="float" office:value="-4.42857142229349" calcext:value-type="float">
            <text:p>-4,429</text:p>
          </table:table-cell>
          <table:table-cell table:style-name="ce3" table:formula="of:=[.L52]*0.9-([.L52]-([.L52]+[.N52])/2)/11" office:value-type="float" office:value="8.28571428604822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53]-[.C53]" office:value-type="float" office:value="5.57142857770652" calcext:value-type="float">
            <text:p>5,571</text:p>
          </table:table-cell>
          <table:table-cell table:style-name="ce2" table:formula="of:=[.B53]-[.D53]+[.S53]*[.T53]" office:value-type="float" office:value="5.7142857083417" calcext:value-type="float">
            <text:p>5,714</text:p>
          </table:table-cell>
          <table:table-cell table:style-name="ce3" table:formula="of:=[.N53]-[.C53]" office:value-type="float" office:value="4.28571429052353" calcext:value-type="float">
            <text:p>4,286</text:p>
          </table:table-cell>
          <table:table-cell table:style-name="ce7" table:formula="of:=[.L53]-[.E53]" office:value-type="float" office:value="4.2857142916583" calcext:value-type="float">
            <text:p>4,286</text:p>
          </table:table-cell>
          <table:table-cell table:style-name="ce11" table:formula="of:=[.A53]-[.J52]" office:value-type="float" office:value="3.85714286383353" calcext:value-type="float">
            <text:p>3,857</text:p>
          </table:table-cell>
          <table:table-cell table:style-name="ce15" table:formula="of:=[.B53]-[.K52]" office:value-type="float" office:value="3.85714286523605" calcext:value-type="float">
            <text:p>3,857</text:p>
          </table:table-cell>
          <table:table-cell table:style-name="ce3" table:formula="of:=[.C53]*0.9-([.C53]-([.C53]+[.E53])/2)/11" office:value-type="float" office:value="-8.28571428598447" calcext:value-type="float">
            <text:p>-8,286</text:p>
          </table:table-cell>
          <table:table-cell table:style-name="ce3" table:formula="of:=[.E53]*0.9+(([.C53]+[.E53])/2-[.E53])/11" office:value-type="float" office:value="4.428571423492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53]-[.K53]" office:value-type="float" office:value="5.571428576508" calcext:value-type="float">
            <text:p>5,571</text:p>
          </table:table-cell>
          <table:table-cell table:style-name="ce3" table:formula="of:=[.J53]+[.M53]-[.S53]*[.T53]" office:value-type="float" office:value="-5.71428570947647" calcext:value-type="float">
            <text:p>-5,714</text:p>
          </table:table-cell>
          <table:table-cell table:style-name="ce3" table:formula="of:=[.N53]-[.C53]" office:value-type="float" office:value="4.28571429052353" calcext:value-type="float">
            <text:p>4,286</text:p>
          </table:table-cell>
          <table:table-cell table:style-name="ce3" table:formula="of:=[.L53]-[.E53]" office:value-type="float" office:value="4.2857142916583" calcext:value-type="float">
            <text:p>4,286</text:p>
          </table:table-cell>
          <table:table-cell table:style-name="ce16" table:formula="of:=[.A53]-[.J53]" office:value-type="float" office:value="3.85714286369098" calcext:value-type="float">
            <text:p>3,857</text:p>
          </table:table-cell>
          <table:table-cell table:style-name="ce16" table:formula="of:=[.B53]-[.K53]" office:value-type="float" office:value="3.85714286255622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52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53]*0.9+(([.N53]+[.L53])/2-[.N53])/11" office:value-type="float" office:value="-4.42857142446171" calcext:value-type="float">
            <text:p>-4,429</text:p>
          </table:table-cell>
          <table:table-cell table:style-name="ce3" table:formula="of:=[.L53]*0.9-([.L53]-([.L53]+[.N53])/2)/11" office:value-type="float" office:value="8.28571428593289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54]-[.C54]" office:value-type="float" office:value="5.57142857553829" calcext:value-type="float">
            <text:p>5,571</text:p>
          </table:table-cell>
          <table:table-cell table:style-name="ce2" table:formula="of:=[.B54]-[.D54]+[.S54]*[.T54]" office:value-type="float" office:value="5.7142857103946" calcext:value-type="float">
            <text:p>5,714</text:p>
          </table:table-cell>
          <table:table-cell table:style-name="ce3" table:formula="of:=[.N54]-[.C54]" office:value-type="float" office:value="4.28571428886255" calcext:value-type="float">
            <text:p>4,286</text:p>
          </table:table-cell>
          <table:table-cell table:style-name="ce7" table:formula="of:=[.L54]-[.E54]" office:value-type="float" office:value="4.2857142896054" calcext:value-type="float">
            <text:p>4,286</text:p>
          </table:table-cell>
          <table:table-cell table:style-name="ce11" table:formula="of:=[.A54]-[.J53]" office:value-type="float" office:value="3.85714286152276" calcext:value-type="float">
            <text:p>3,857</text:p>
          </table:table-cell>
          <table:table-cell table:style-name="ce15" table:formula="of:=[.B54]-[.K53]" office:value-type="float" office:value="3.85714286244089" calcext:value-type="float">
            <text:p>3,857</text:p>
          </table:table-cell>
          <table:table-cell table:style-name="ce3" table:formula="of:=[.C54]*0.9-([.C54]-([.C54]+[.E54])/2)/11" office:value-type="float" office:value="-8.28571428589116" calcext:value-type="float">
            <text:p>-8,286</text:p>
          </table:table-cell>
          <table:table-cell table:style-name="ce3" table:formula="of:=[.E54]*0.9+(([.C54]+[.E54])/2-[.E54])/11" office:value-type="float" office:value="4.42857142524629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54]-[.K54]" office:value-type="float" office:value="5.57142857475371" calcext:value-type="float">
            <text:p>5,571</text:p>
          </table:table-cell>
          <table:table-cell table:style-name="ce3" table:formula="of:=[.J54]+[.M54]-[.S54]*[.T54]" office:value-type="float" office:value="-5.71428571113745" calcext:value-type="float">
            <text:p>-5,714</text:p>
          </table:table-cell>
          <table:table-cell table:style-name="ce3" table:formula="of:=[.N54]-[.C54]" office:value-type="float" office:value="4.28571428886255" calcext:value-type="float">
            <text:p>4,286</text:p>
          </table:table-cell>
          <table:table-cell table:style-name="ce3" table:formula="of:=[.L54]-[.E54]" office:value-type="float" office:value="4.2857142896054" calcext:value-type="float">
            <text:p>4,286</text:p>
          </table:table-cell>
          <table:table-cell table:style-name="ce16" table:formula="of:=[.A54]-[.J54]" office:value-type="float" office:value="3.85714286142944" calcext:value-type="float">
            <text:p>3,857</text:p>
          </table:table-cell>
          <table:table-cell table:style-name="ce16" table:formula="of:=[.B54]-[.K54]" office:value-type="float" office:value="3.85714286068659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53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54]*0.9+(([.N54]+[.L54])/2-[.N54])/11" office:value-type="float" office:value="-4.42857142588109" calcext:value-type="float">
            <text:p>-4,429</text:p>
          </table:table-cell>
          <table:table-cell table:style-name="ce3" table:formula="of:=[.L54]*0.9-([.L54]-([.L54]+[.N54])/2)/11" office:value-type="float" office:value="8.28571428585739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55]-[.C55]" office:value-type="float" office:value="5.57142857411891" calcext:value-type="float">
            <text:p>5,571</text:p>
          </table:table-cell>
          <table:table-cell table:style-name="ce2" table:formula="of:=[.B55]-[.D55]+[.S55]*[.T55]" office:value-type="float" office:value="5.71428571173848" calcext:value-type="float">
            <text:p>5,714</text:p>
          </table:table-cell>
          <table:table-cell table:style-name="ce3" table:formula="of:=[.N55]-[.C55]" office:value-type="float" office:value="4.28571428777523" calcext:value-type="float">
            <text:p>4,286</text:p>
          </table:table-cell>
          <table:table-cell table:style-name="ce7" table:formula="of:=[.L55]-[.E55]" office:value-type="float" office:value="4.28571428826152" calcext:value-type="float">
            <text:p>4,286</text:p>
          </table:table-cell>
          <table:table-cell table:style-name="ce11" table:formula="of:=[.A55]-[.J54]" office:value-type="float" office:value="3.85714286001006" calcext:value-type="float">
            <text:p>3,857</text:p>
          </table:table-cell>
          <table:table-cell table:style-name="ce15" table:formula="of:=[.B55]-[.K54]" office:value-type="float" office:value="3.85714286061109" calcext:value-type="float">
            <text:p>3,857</text:p>
          </table:table-cell>
          <table:table-cell table:style-name="ce3" table:formula="of:=[.C55]*0.9-([.C55]-([.C55]+[.E55])/2)/11" office:value-type="float" office:value="-8.28571428583007" calcext:value-type="float">
            <text:p>-8,286</text:p>
          </table:table-cell>
          <table:table-cell table:style-name="ce3" table:formula="of:=[.E55]*0.9+(([.C55]+[.E55])/2-[.E55])/11" office:value-type="float" office:value="4.4285714263947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55]-[.K55]" office:value-type="float" office:value="5.5714285736053" calcext:value-type="float">
            <text:p>5,571</text:p>
          </table:table-cell>
          <table:table-cell table:style-name="ce3" table:formula="of:=[.J55]+[.M55]-[.S55]*[.T55]" office:value-type="float" office:value="-5.71428571222477" calcext:value-type="float">
            <text:p>-5,714</text:p>
          </table:table-cell>
          <table:table-cell table:style-name="ce3" table:formula="of:=[.N55]-[.C55]" office:value-type="float" office:value="4.28571428777523" calcext:value-type="float">
            <text:p>4,286</text:p>
          </table:table-cell>
          <table:table-cell table:style-name="ce3" table:formula="of:=[.L55]-[.E55]" office:value-type="float" office:value="4.28571428826152" calcext:value-type="float">
            <text:p>4,286</text:p>
          </table:table-cell>
          <table:table-cell table:style-name="ce16" table:formula="of:=[.A55]-[.J55]" office:value-type="float" office:value="3.85714285994898" calcext:value-type="float">
            <text:p>3,857</text:p>
          </table:table-cell>
          <table:table-cell table:style-name="ce16" table:formula="of:=[.B55]-[.K55]" office:value-type="float" office:value="3.85714285946269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54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55]*0.9+(([.N55]+[.L55])/2-[.N55])/11" office:value-type="float" office:value="-4.42857142681026" calcext:value-type="float">
            <text:p>-4,429</text:p>
          </table:table-cell>
          <table:table-cell table:style-name="ce3" table:formula="of:=[.L55]*0.9-([.L55]-([.L55]+[.N55])/2)/11" office:value-type="float" office:value="8.28571428580796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56]-[.C56]" office:value-type="float" office:value="5.57142857318974" calcext:value-type="float">
            <text:p>5,571</text:p>
          </table:table-cell>
          <table:table-cell table:style-name="ce2" table:formula="of:=[.B56]-[.D56]+[.S56]*[.T56]" office:value-type="float" office:value="5.71428571261822" calcext:value-type="float">
            <text:p>5,714</text:p>
          </table:table-cell>
          <table:table-cell table:style-name="ce3" table:formula="of:=[.N56]-[.C56]" office:value-type="float" office:value="4.28571428706344" calcext:value-type="float">
            <text:p>4,286</text:p>
          </table:table-cell>
          <table:table-cell table:style-name="ce7" table:formula="of:=[.L56]-[.E56]" office:value-type="float" office:value="4.28571428738178" calcext:value-type="float">
            <text:p>4,286</text:p>
          </table:table-cell>
          <table:table-cell table:style-name="ce11" table:formula="of:=[.A56]-[.J55]" office:value-type="float" office:value="3.85714285901981" calcext:value-type="float">
            <text:p>3,857</text:p>
          </table:table-cell>
          <table:table-cell table:style-name="ce15" table:formula="of:=[.B56]-[.K55]" office:value-type="float" office:value="3.85714285941326" calcext:value-type="float">
            <text:p>3,857</text:p>
          </table:table-cell>
          <table:table-cell table:style-name="ce3" table:formula="of:=[.C56]*0.9-([.C56]-([.C56]+[.E56])/2)/11" office:value-type="float" office:value="-8.28571428579008" calcext:value-type="float">
            <text:p>-8,286</text:p>
          </table:table-cell>
          <table:table-cell table:style-name="ce3" table:formula="of:=[.E56]*0.9+(([.C56]+[.E56])/2-[.E56])/11" office:value-type="float" office:value="4.42857142714648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56]-[.K56]" office:value-type="float" office:value="5.57142857285352" calcext:value-type="float">
            <text:p>5,571</text:p>
          </table:table-cell>
          <table:table-cell table:style-name="ce3" table:formula="of:=[.J56]+[.M56]-[.S56]*[.T56]" office:value-type="float" office:value="-5.71428571293656" calcext:value-type="float">
            <text:p>-5,714</text:p>
          </table:table-cell>
          <table:table-cell table:style-name="ce3" table:formula="of:=[.N56]-[.C56]" office:value-type="float" office:value="4.28571428706344" calcext:value-type="float">
            <text:p>4,286</text:p>
          </table:table-cell>
          <table:table-cell table:style-name="ce3" table:formula="of:=[.L56]-[.E56]" office:value-type="float" office:value="4.28571428738178" calcext:value-type="float">
            <text:p>4,286</text:p>
          </table:table-cell>
          <table:table-cell table:style-name="ce16" table:formula="of:=[.A56]-[.J56]" office:value-type="float" office:value="3.85714285897982" calcext:value-type="float">
            <text:p>3,857</text:p>
          </table:table-cell>
          <table:table-cell table:style-name="ce16" table:formula="of:=[.B56]-[.K56]" office:value-type="float" office:value="3.85714285866148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55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56]*0.9+(([.N56]+[.L56])/2-[.N56])/11" office:value-type="float" office:value="-4.42857142741852" calcext:value-type="float">
            <text:p>-4,429</text:p>
          </table:table-cell>
          <table:table-cell table:style-name="ce3" table:formula="of:=[.L56]*0.9-([.L56]-([.L56]+[.N56])/2)/11" office:value-type="float" office:value="8.28571428577561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57]-[.C57]" office:value-type="float" office:value="5.57142857258148" calcext:value-type="float">
            <text:p>5,571</text:p>
          </table:table-cell>
          <table:table-cell table:style-name="ce2" table:formula="of:=[.B57]-[.D57]+[.S57]*[.T57]" office:value-type="float" office:value="5.71428571319413" calcext:value-type="float">
            <text:p>5,714</text:p>
          </table:table-cell>
          <table:table-cell table:style-name="ce3" table:formula="of:=[.N57]-[.C57]" office:value-type="float" office:value="4.28571428659748" calcext:value-type="float">
            <text:p>4,286</text:p>
          </table:table-cell>
          <table:table-cell table:style-name="ce7" table:formula="of:=[.L57]-[.E57]" office:value-type="float" office:value="4.28571428680587" calcext:value-type="float">
            <text:p>4,286</text:p>
          </table:table-cell>
          <table:table-cell table:style-name="ce11" table:formula="of:=[.A57]-[.J56]" office:value-type="float" office:value="3.85714285837156" calcext:value-type="float">
            <text:p>3,857</text:p>
          </table:table-cell>
          <table:table-cell table:style-name="ce15" table:formula="of:=[.B57]-[.K56]" office:value-type="float" office:value="3.85714285862913" calcext:value-type="float">
            <text:p>3,857</text:p>
          </table:table-cell>
          <table:table-cell table:style-name="ce3" table:formula="of:=[.C57]*0.9-([.C57]-([.C57]+[.E57])/2)/11" office:value-type="float" office:value="-8.2857142857639" calcext:value-type="float">
            <text:p>-8,286</text:p>
          </table:table-cell>
          <table:table-cell table:style-name="ce3" table:formula="of:=[.E57]*0.9+(([.C57]+[.E57])/2-[.E57])/11" office:value-type="float" office:value="4.42857142763862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57]-[.K57]" office:value-type="float" office:value="5.57142857236138" calcext:value-type="float">
            <text:p>5,571</text:p>
          </table:table-cell>
          <table:table-cell table:style-name="ce3" table:formula="of:=[.J57]+[.M57]-[.S57]*[.T57]" office:value-type="float" office:value="-5.71428571340252" calcext:value-type="float">
            <text:p>-5,714</text:p>
          </table:table-cell>
          <table:table-cell table:style-name="ce3" table:formula="of:=[.N57]-[.C57]" office:value-type="float" office:value="4.28571428659748" calcext:value-type="float">
            <text:p>4,286</text:p>
          </table:table-cell>
          <table:table-cell table:style-name="ce3" table:formula="of:=[.L57]-[.E57]" office:value-type="float" office:value="4.28571428680587" calcext:value-type="float">
            <text:p>4,286</text:p>
          </table:table-cell>
          <table:table-cell table:style-name="ce16" table:formula="of:=[.A57]-[.J57]" office:value-type="float" office:value="3.85714285834539" calcext:value-type="float">
            <text:p>3,857</text:p>
          </table:table-cell>
          <table:table-cell table:style-name="ce16" table:formula="of:=[.B57]-[.K57]" office:value-type="float" office:value="3.85714285813699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56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57]*0.9+(([.N57]+[.L57])/2-[.N57])/11" office:value-type="float" office:value="-4.4285714278167" calcext:value-type="float">
            <text:p>-4,429</text:p>
          </table:table-cell>
          <table:table-cell table:style-name="ce3" table:formula="of:=[.L57]*0.9-([.L57]-([.L57]+[.N57])/2)/11" office:value-type="float" office:value="8.28571428575443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58]-[.C58]" office:value-type="float" office:value="5.5714285721833" calcext:value-type="float">
            <text:p>5,571</text:p>
          </table:table-cell>
          <table:table-cell table:style-name="ce2" table:formula="of:=[.B58]-[.D58]+[.S58]*[.T58]" office:value-type="float" office:value="5.71428571357113" calcext:value-type="float">
            <text:p>5,714</text:p>
          </table:table-cell>
          <table:table-cell table:style-name="ce3" table:formula="of:=[.N58]-[.C58]" office:value-type="float" office:value="4.28571428629245" calcext:value-type="float">
            <text:p>4,286</text:p>
          </table:table-cell>
          <table:table-cell table:style-name="ce7" table:formula="of:=[.L58]-[.E58]" office:value-type="float" office:value="4.28571428642887" calcext:value-type="float">
            <text:p>4,286</text:p>
          </table:table-cell>
          <table:table-cell table:style-name="ce11" table:formula="of:=[.A58]-[.J57]" office:value-type="float" office:value="3.8571428579472" calcext:value-type="float">
            <text:p>3,857</text:p>
          </table:table-cell>
          <table:table-cell table:style-name="ce15" table:formula="of:=[.B58]-[.K57]" office:value-type="float" office:value="3.85714285811581" calcext:value-type="float">
            <text:p>3,857</text:p>
          </table:table-cell>
          <table:table-cell table:style-name="ce3" table:formula="of:=[.C58]*0.9-([.C58]-([.C58]+[.E58])/2)/11" office:value-type="float" office:value="-8.28571428574677" calcext:value-type="float">
            <text:p>-8,286</text:p>
          </table:table-cell>
          <table:table-cell table:style-name="ce3" table:formula="of:=[.E58]*0.9+(([.C58]+[.E58])/2-[.E58])/11" office:value-type="float" office:value="4.42857142796079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58]-[.K58]" office:value-type="float" office:value="5.57142857203922" calcext:value-type="float">
            <text:p>5,571</text:p>
          </table:table-cell>
          <table:table-cell table:style-name="ce3" table:formula="of:=[.J58]+[.M58]-[.S58]*[.T58]" office:value-type="float" office:value="-5.71428571370755" calcext:value-type="float">
            <text:p>-5,714</text:p>
          </table:table-cell>
          <table:table-cell table:style-name="ce3" table:formula="of:=[.N58]-[.C58]" office:value-type="float" office:value="4.28571428629245" calcext:value-type="float">
            <text:p>4,286</text:p>
          </table:table-cell>
          <table:table-cell table:style-name="ce3" table:formula="of:=[.L58]-[.E58]" office:value-type="float" office:value="4.28571428642887" calcext:value-type="float">
            <text:p>4,286</text:p>
          </table:table-cell>
          <table:table-cell table:style-name="ce16" table:formula="of:=[.A58]-[.J58]" office:value-type="float" office:value="3.85714285793007" calcext:value-type="float">
            <text:p>3,857</text:p>
          </table:table-cell>
          <table:table-cell table:style-name="ce16" table:formula="of:=[.B58]-[.K58]" office:value-type="float" office:value="3.85714285779365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57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58]*0.9+(([.N58]+[.L58])/2-[.N58])/11" office:value-type="float" office:value="-4.42857142807736" calcext:value-type="float">
            <text:p>-4,429</text:p>
          </table:table-cell>
          <table:table-cell table:style-name="ce3" table:formula="of:=[.L58]*0.9-([.L58]-([.L58]+[.N58])/2)/11" office:value-type="float" office:value="8.28571428574057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59]-[.C59]" office:value-type="float" office:value="5.57142857192264" calcext:value-type="float">
            <text:p>5,571</text:p>
          </table:table-cell>
          <table:table-cell table:style-name="ce2" table:formula="of:=[.B59]-[.D59]+[.S59]*[.T59]" office:value-type="float" office:value="5.71428571381793" calcext:value-type="float">
            <text:p>5,714</text:p>
          </table:table-cell>
          <table:table-cell table:style-name="ce3" table:formula="of:=[.N59]-[.C59]" office:value-type="float" office:value="4.28571428609277" calcext:value-type="float">
            <text:p>4,286</text:p>
          </table:table-cell>
          <table:table-cell table:style-name="ce7" table:formula="of:=[.L59]-[.E59]" office:value-type="float" office:value="4.28571428618207" calcext:value-type="float">
            <text:p>4,286</text:p>
          </table:table-cell>
          <table:table-cell table:style-name="ce11" table:formula="of:=[.A59]-[.J58]" office:value-type="float" office:value="3.8571428576694" calcext:value-type="float">
            <text:p>3,857</text:p>
          </table:table-cell>
          <table:table-cell table:style-name="ce15" table:formula="of:=[.B59]-[.K58]" office:value-type="float" office:value="3.85714285777978" calcext:value-type="float">
            <text:p>3,857</text:p>
          </table:table-cell>
          <table:table-cell table:style-name="ce3" table:formula="of:=[.C59]*0.9-([.C59]-([.C59]+[.E59])/2)/11" office:value-type="float" office:value="-8.28571428573555" calcext:value-type="float">
            <text:p>-8,286</text:p>
          </table:table-cell>
          <table:table-cell table:style-name="ce3" table:formula="of:=[.E59]*0.9+(([.C59]+[.E59])/2-[.E59])/11" office:value-type="float" office:value="4.42857142817169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59]-[.K59]" office:value-type="float" office:value="5.57142857182832" calcext:value-type="float">
            <text:p>5,571</text:p>
          </table:table-cell>
          <table:table-cell table:style-name="ce3" table:formula="of:=[.J59]+[.M59]-[.S59]*[.T59]" office:value-type="float" office:value="-5.71428571390723" calcext:value-type="float">
            <text:p>-5,714</text:p>
          </table:table-cell>
          <table:table-cell table:style-name="ce3" table:formula="of:=[.N59]-[.C59]" office:value-type="float" office:value="4.28571428609277" calcext:value-type="float">
            <text:p>4,286</text:p>
          </table:table-cell>
          <table:table-cell table:style-name="ce3" table:formula="of:=[.L59]-[.E59]" office:value-type="float" office:value="4.28571428618207" calcext:value-type="float">
            <text:p>4,286</text:p>
          </table:table-cell>
          <table:table-cell table:style-name="ce16" table:formula="of:=[.A59]-[.J59]" office:value-type="float" office:value="3.85714285765819" calcext:value-type="float">
            <text:p>3,857</text:p>
          </table:table-cell>
          <table:table-cell table:style-name="ce16" table:formula="of:=[.B59]-[.K59]" office:value-type="float" office:value="3.85714285756888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58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59]*0.9+(([.N59]+[.L59])/2-[.N59])/11" office:value-type="float" office:value="-4.428571428248" calcext:value-type="float">
            <text:p>-4,429</text:p>
          </table:table-cell>
          <table:table-cell table:style-name="ce3" table:formula="of:=[.L59]*0.9-([.L59]-([.L59]+[.N59])/2)/11" office:value-type="float" office:value="8.28571428573149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60]-[.C60]" office:value-type="float" office:value="5.571428571752" calcext:value-type="float">
            <text:p>5,571</text:p>
          </table:table-cell>
          <table:table-cell table:style-name="ce2" table:formula="of:=[.B60]-[.D60]+[.S60]*[.T60]" office:value-type="float" office:value="5.71428571397949" calcext:value-type="float">
            <text:p>5,714</text:p>
          </table:table-cell>
          <table:table-cell table:style-name="ce3" table:formula="of:=[.N60]-[.C60]" office:value-type="float" office:value="4.28571428596205" calcext:value-type="float">
            <text:p>4,286</text:p>
          </table:table-cell>
          <table:table-cell table:style-name="ce7" table:formula="of:=[.L60]-[.E60]" office:value-type="float" office:value="4.28571428602051" calcext:value-type="float">
            <text:p>4,286</text:p>
          </table:table-cell>
          <table:table-cell table:style-name="ce11" table:formula="of:=[.A60]-[.J59]" office:value-type="float" office:value="3.85714285748755" calcext:value-type="float">
            <text:p>3,857</text:p>
          </table:table-cell>
          <table:table-cell table:style-name="ce15" table:formula="of:=[.B60]-[.K59]" office:value-type="float" office:value="3.8571428575598" calcext:value-type="float">
            <text:p>3,857</text:p>
          </table:table-cell>
          <table:table-cell table:style-name="ce3" table:formula="of:=[.C60]*0.9-([.C60]-([.C60]+[.E60])/2)/11" office:value-type="float" office:value="-8.2857142857282" calcext:value-type="float">
            <text:p>-8,286</text:p>
          </table:table-cell>
          <table:table-cell table:style-name="ce3" table:formula="of:=[.E60]*0.9+(([.C60]+[.E60])/2-[.E60])/11" office:value-type="float" office:value="4.42857142830975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60]-[.K60]" office:value-type="float" office:value="5.57142857169025" calcext:value-type="float">
            <text:p>5,571</text:p>
          </table:table-cell>
          <table:table-cell table:style-name="ce3" table:formula="of:=[.J60]+[.M60]-[.S60]*[.T60]" office:value-type="float" office:value="-5.71428571403795" calcext:value-type="float">
            <text:p>-5,714</text:p>
          </table:table-cell>
          <table:table-cell table:style-name="ce3" table:formula="of:=[.N60]-[.C60]" office:value-type="float" office:value="4.28571428596205" calcext:value-type="float">
            <text:p>4,286</text:p>
          </table:table-cell>
          <table:table-cell table:style-name="ce3" table:formula="of:=[.L60]-[.E60]" office:value-type="float" office:value="4.28571428602051" calcext:value-type="float">
            <text:p>4,286</text:p>
          </table:table-cell>
          <table:table-cell table:style-name="ce16" table:formula="of:=[.A60]-[.J60]" office:value-type="float" office:value="3.8571428574802" calcext:value-type="float">
            <text:p>3,857</text:p>
          </table:table-cell>
          <table:table-cell table:style-name="ce16" table:formula="of:=[.B60]-[.K60]" office:value-type="float" office:value="3.85714285742174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59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60]*0.9+(([.N60]+[.L60])/2-[.N60])/11" office:value-type="float" office:value="-4.4285714283597" calcext:value-type="float">
            <text:p>-4,429</text:p>
          </table:table-cell>
          <table:table-cell table:style-name="ce3" table:formula="of:=[.L60]*0.9-([.L60]-([.L60]+[.N60])/2)/11" office:value-type="float" office:value="8.28571428572555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61]-[.C61]" office:value-type="float" office:value="5.5714285716403" calcext:value-type="float">
            <text:p>5,571</text:p>
          </table:table-cell>
          <table:table-cell table:style-name="ce2" table:formula="of:=[.B61]-[.D61]+[.S61]*[.T61]" office:value-type="float" office:value="5.71428571408525" calcext:value-type="float">
            <text:p>5,714</text:p>
          </table:table-cell>
          <table:table-cell table:style-name="ce3" table:formula="of:=[.N61]-[.C61]" office:value-type="float" office:value="4.28571428587648" calcext:value-type="float">
            <text:p>4,286</text:p>
          </table:table-cell>
          <table:table-cell table:style-name="ce7" table:formula="of:=[.L61]-[.E61]" office:value-type="float" office:value="4.28571428591475" calcext:value-type="float">
            <text:p>4,286</text:p>
          </table:table-cell>
          <table:table-cell table:style-name="ce11" table:formula="of:=[.A61]-[.J60]" office:value-type="float" office:value="3.8571428573685" calcext:value-type="float">
            <text:p>3,857</text:p>
          </table:table-cell>
          <table:table-cell table:style-name="ce15" table:formula="of:=[.B61]-[.K60]" office:value-type="float" office:value="3.8571428574158" calcext:value-type="float">
            <text:p>3,857</text:p>
          </table:table-cell>
          <table:table-cell table:style-name="ce3" table:formula="of:=[.C61]*0.9-([.C61]-([.C61]+[.E61])/2)/11" office:value-type="float" office:value="-8.2857142857234" calcext:value-type="float">
            <text:p>-8,286</text:p>
          </table:table-cell>
          <table:table-cell table:style-name="ce3" table:formula="of:=[.E61]*0.9+(([.C61]+[.E61])/2-[.E61])/11" office:value-type="float" office:value="4.42857142840012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61]-[.K61]" office:value-type="float" office:value="5.57142857159988" calcext:value-type="float">
            <text:p>5,571</text:p>
          </table:table-cell>
          <table:table-cell table:style-name="ce3" table:formula="of:=[.J61]+[.M61]-[.S61]*[.T61]" office:value-type="float" office:value="-5.71428571412352" calcext:value-type="float">
            <text:p>-5,714</text:p>
          </table:table-cell>
          <table:table-cell table:style-name="ce3" table:formula="of:=[.N61]-[.C61]" office:value-type="float" office:value="4.28571428587648" calcext:value-type="float">
            <text:p>4,286</text:p>
          </table:table-cell>
          <table:table-cell table:style-name="ce3" table:formula="of:=[.L61]-[.E61]" office:value-type="float" office:value="4.28571428591475" calcext:value-type="float">
            <text:p>4,286</text:p>
          </table:table-cell>
          <table:table-cell table:style-name="ce16" table:formula="of:=[.A61]-[.J61]" office:value-type="float" office:value="3.85714285736369" calcext:value-type="float">
            <text:p>3,857</text:p>
          </table:table-cell>
          <table:table-cell table:style-name="ce16" table:formula="of:=[.B61]-[.K61]" office:value-type="float" office:value="3.85714285732542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60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61]*0.9+(([.N61]+[.L61])/2-[.N61])/11" office:value-type="float" office:value="-4.42857142843283" calcext:value-type="float">
            <text:p>-4,429</text:p>
          </table:table-cell>
          <table:table-cell table:style-name="ce3" table:formula="of:=[.L61]*0.9-([.L61]-([.L61]+[.N61])/2)/11" office:value-type="float" office:value="8.28571428572166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62]-[.C62]" office:value-type="float" office:value="5.57142857156717" calcext:value-type="float">
            <text:p>5,571</text:p>
          </table:table-cell>
          <table:table-cell table:style-name="ce2" table:formula="of:=[.B62]-[.D62]+[.S62]*[.T62]" office:value-type="float" office:value="5.71428571415449" calcext:value-type="float">
            <text:p>5,714</text:p>
          </table:table-cell>
          <table:table-cell table:style-name="ce3" table:formula="of:=[.N62]-[.C62]" office:value-type="float" office:value="4.28571428582046" calcext:value-type="float">
            <text:p>4,286</text:p>
          </table:table-cell>
          <table:table-cell table:style-name="ce7" table:formula="of:=[.L62]-[.E62]" office:value-type="float" office:value="4.28571428584551" calcext:value-type="float">
            <text:p>4,286</text:p>
          </table:table-cell>
          <table:table-cell table:style-name="ce11" table:formula="of:=[.A62]-[.J61]" office:value-type="float" office:value="3.85714285729057" calcext:value-type="float">
            <text:p>3,857</text:p>
          </table:table-cell>
          <table:table-cell table:style-name="ce15" table:formula="of:=[.B62]-[.K61]" office:value-type="float" office:value="3.85714285732153" calcext:value-type="float">
            <text:p>3,857</text:p>
          </table:table-cell>
          <table:table-cell table:style-name="ce3" table:formula="of:=[.C62]*0.9-([.C62]-([.C62]+[.E62])/2)/11" office:value-type="float" office:value="-8.28571428572025" calcext:value-type="float">
            <text:p>-8,286</text:p>
          </table:table-cell>
          <table:table-cell table:style-name="ce3" table:formula="of:=[.E62]*0.9+(([.C62]+[.E62])/2-[.E62])/11" office:value-type="float" office:value="4.42857142845929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62]-[.K62]" office:value-type="float" office:value="5.57142857154071" calcext:value-type="float">
            <text:p>5,571</text:p>
          </table:table-cell>
          <table:table-cell table:style-name="ce3" table:formula="of:=[.J62]+[.M62]-[.S62]*[.T62]" office:value-type="float" office:value="-5.71428571417954" calcext:value-type="float">
            <text:p>-5,714</text:p>
          </table:table-cell>
          <table:table-cell table:style-name="ce3" table:formula="of:=[.N62]-[.C62]" office:value-type="float" office:value="4.28571428582046" calcext:value-type="float">
            <text:p>4,286</text:p>
          </table:table-cell>
          <table:table-cell table:style-name="ce3" table:formula="of:=[.L62]-[.E62]" office:value-type="float" office:value="4.28571428584551" calcext:value-type="float">
            <text:p>4,286</text:p>
          </table:table-cell>
          <table:table-cell table:style-name="ce16" table:formula="of:=[.A62]-[.J62]" office:value-type="float" office:value="3.85714285728742" calcext:value-type="float">
            <text:p>3,857</text:p>
          </table:table-cell>
          <table:table-cell table:style-name="ce16" table:formula="of:=[.B62]-[.K62]" office:value-type="float" office:value="3.85714285726237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61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62]*0.9+(([.N62]+[.L62])/2-[.N62])/11" office:value-type="float" office:value="-4.4285714284807" calcext:value-type="float">
            <text:p>-4,429</text:p>
          </table:table-cell>
          <table:table-cell table:style-name="ce3" table:formula="of:=[.L62]*0.9-([.L62]-([.L62]+[.N62])/2)/11" office:value-type="float" office:value="8.28571428571911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63]-[.C63]" office:value-type="float" office:value="5.5714285715193" calcext:value-type="float">
            <text:p>5,571</text:p>
          </table:table-cell>
          <table:table-cell table:style-name="ce2" table:formula="of:=[.B63]-[.D63]+[.S63]*[.T63]" office:value-type="float" office:value="5.71428571419981" calcext:value-type="float">
            <text:p>5,714</text:p>
          </table:table-cell>
          <table:table-cell table:style-name="ce3" table:formula="of:=[.N63]-[.C63]" office:value-type="float" office:value="4.28571428578379" calcext:value-type="float">
            <text:p>4,286</text:p>
          </table:table-cell>
          <table:table-cell table:style-name="ce7" table:formula="of:=[.L63]-[.E63]" office:value-type="float" office:value="4.28571428580019" calcext:value-type="float">
            <text:p>4,286</text:p>
          </table:table-cell>
          <table:table-cell table:style-name="ce11" table:formula="of:=[.A63]-[.J62]" office:value-type="float" office:value="3.85714285723955" calcext:value-type="float">
            <text:p>3,857</text:p>
          </table:table-cell>
          <table:table-cell table:style-name="ce15" table:formula="of:=[.B63]-[.K62]" office:value-type="float" office:value="3.85714285725982" calcext:value-type="float">
            <text:p>3,857</text:p>
          </table:table-cell>
          <table:table-cell table:style-name="ce3" table:formula="of:=[.C63]*0.9-([.C63]-([.C63]+[.E63])/2)/11" office:value-type="float" office:value="-8.28571428571819" calcext:value-type="float">
            <text:p>-8,286</text:p>
          </table:table-cell>
          <table:table-cell table:style-name="ce3" table:formula="of:=[.E63]*0.9+(([.C63]+[.E63])/2-[.E63])/11" office:value-type="float" office:value="4.42857142849802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63]-[.K63]" office:value-type="float" office:value="5.57142857150198" calcext:value-type="float">
            <text:p>5,571</text:p>
          </table:table-cell>
          <table:table-cell table:style-name="ce3" table:formula="of:=[.J63]+[.M63]-[.S63]*[.T63]" office:value-type="float" office:value="-5.71428571421621" calcext:value-type="float">
            <text:p>-5,714</text:p>
          </table:table-cell>
          <table:table-cell table:style-name="ce3" table:formula="of:=[.N63]-[.C63]" office:value-type="float" office:value="4.28571428578379" calcext:value-type="float">
            <text:p>4,286</text:p>
          </table:table-cell>
          <table:table-cell table:style-name="ce3" table:formula="of:=[.L63]-[.E63]" office:value-type="float" office:value="4.28571428580019" calcext:value-type="float">
            <text:p>4,286</text:p>
          </table:table-cell>
          <table:table-cell table:style-name="ce16" table:formula="of:=[.A63]-[.J63]" office:value-type="float" office:value="3.85714285723749" calcext:value-type="float">
            <text:p>3,857</text:p>
          </table:table-cell>
          <table:table-cell table:style-name="ce16" table:formula="of:=[.B63]-[.K63]" office:value-type="float" office:value="3.85714285722109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62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63]*0.9+(([.N63]+[.L63])/2-[.N63])/11" office:value-type="float" office:value="-4.42857142851203" calcext:value-type="float">
            <text:p>-4,429</text:p>
          </table:table-cell>
          <table:table-cell table:style-name="ce3" table:formula="of:=[.L63]*0.9-([.L63]-([.L63]+[.N63])/2)/11" office:value-type="float" office:value="8.28571428571745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64]-[.C64]" office:value-type="float" office:value="5.57142857148797" calcext:value-type="float">
            <text:p>5,571</text:p>
          </table:table-cell>
          <table:table-cell table:style-name="ce2" table:formula="of:=[.B64]-[.D64]+[.S64]*[.T64]" office:value-type="float" office:value="5.71428571422948" calcext:value-type="float">
            <text:p>5,714</text:p>
          </table:table-cell>
          <table:table-cell table:style-name="ce3" table:formula="of:=[.N64]-[.C64]" office:value-type="float" office:value="4.28571428575979" calcext:value-type="float">
            <text:p>4,286</text:p>
          </table:table-cell>
          <table:table-cell table:style-name="ce7" table:formula="of:=[.L64]-[.E64]" office:value-type="float" office:value="4.28571428577052" calcext:value-type="float">
            <text:p>4,286</text:p>
          </table:table-cell>
          <table:table-cell table:style-name="ce11" table:formula="of:=[.A64]-[.J63]" office:value-type="float" office:value="3.85714285720616" calcext:value-type="float">
            <text:p>3,857</text:p>
          </table:table-cell>
          <table:table-cell table:style-name="ce15" table:formula="of:=[.B64]-[.K63]" office:value-type="float" office:value="3.85714285721943" calcext:value-type="float">
            <text:p>3,857</text:p>
          </table:table-cell>
          <table:table-cell table:style-name="ce3" table:formula="of:=[.C64]*0.9-([.C64]-([.C64]+[.E64])/2)/11" office:value-type="float" office:value="-8.28571428571684" calcext:value-type="float">
            <text:p>-8,286</text:p>
          </table:table-cell>
          <table:table-cell table:style-name="ce3" table:formula="of:=[.E64]*0.9+(([.C64]+[.E64])/2-[.E64])/11" office:value-type="float" office:value="4.42857142852337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64]-[.K64]" office:value-type="float" office:value="5.57142857147663" calcext:value-type="float">
            <text:p>5,571</text:p>
          </table:table-cell>
          <table:table-cell table:style-name="ce3" table:formula="of:=[.J64]+[.M64]-[.S64]*[.T64]" office:value-type="float" office:value="-5.71428571424022" calcext:value-type="float">
            <text:p>-5,714</text:p>
          </table:table-cell>
          <table:table-cell table:style-name="ce3" table:formula="of:=[.N64]-[.C64]" office:value-type="float" office:value="4.28571428575979" calcext:value-type="float">
            <text:p>4,286</text:p>
          </table:table-cell>
          <table:table-cell table:style-name="ce3" table:formula="of:=[.L64]-[.E64]" office:value-type="float" office:value="4.28571428577052" calcext:value-type="float">
            <text:p>4,286</text:p>
          </table:table-cell>
          <table:table-cell table:style-name="ce16" table:formula="of:=[.A64]-[.J64]" office:value-type="float" office:value="3.85714285720481" calcext:value-type="float">
            <text:p>3,857</text:p>
          </table:table-cell>
          <table:table-cell table:style-name="ce16" table:formula="of:=[.B64]-[.K64]" office:value-type="float" office:value="3.85714285719407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63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64]*0.9+(([.N64]+[.L64])/2-[.N64])/11" office:value-type="float" office:value="-4.42857142853255" calcext:value-type="float">
            <text:p>-4,429</text:p>
          </table:table-cell>
          <table:table-cell table:style-name="ce3" table:formula="of:=[.L64]*0.9-([.L64]-([.L64]+[.N64])/2)/11" office:value-type="float" office:value="8.28571428571635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65]-[.C65]" office:value-type="float" office:value="5.57142857146745" calcext:value-type="float">
            <text:p>5,571</text:p>
          </table:table-cell>
          <table:table-cell table:style-name="ce2" table:formula="of:=[.B65]-[.D65]+[.S65]*[.T65]" office:value-type="float" office:value="5.7142857142489" calcext:value-type="float">
            <text:p>5,714</text:p>
          </table:table-cell>
          <table:table-cell table:style-name="ce3" table:formula="of:=[.N65]-[.C65]" office:value-type="float" office:value="4.28571428574407" calcext:value-type="float">
            <text:p>4,286</text:p>
          </table:table-cell>
          <table:table-cell table:style-name="ce7" table:formula="of:=[.L65]-[.E65]" office:value-type="float" office:value="4.2857142857511" calcext:value-type="float">
            <text:p>4,286</text:p>
          </table:table-cell>
          <table:table-cell table:style-name="ce11" table:formula="of:=[.A65]-[.J64]" office:value-type="float" office:value="3.85714285718429" calcext:value-type="float">
            <text:p>3,857</text:p>
          </table:table-cell>
          <table:table-cell table:style-name="ce15" table:formula="of:=[.B65]-[.K64]" office:value-type="float" office:value="3.85714285719298" calcext:value-type="float">
            <text:p>3,857</text:p>
          </table:table-cell>
          <table:table-cell table:style-name="ce3" table:formula="of:=[.C65]*0.9-([.C65]-([.C65]+[.E65])/2)/11" office:value-type="float" office:value="-8.28571428571596" calcext:value-type="float">
            <text:p>-8,286</text:p>
          </table:table-cell>
          <table:table-cell table:style-name="ce3" table:formula="of:=[.E65]*0.9+(([.C65]+[.E65])/2-[.E65])/11" office:value-type="float" office:value="4.42857142853997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65]-[.K65]" office:value-type="float" office:value="5.57142857146003" calcext:value-type="float">
            <text:p>5,571</text:p>
          </table:table-cell>
          <table:table-cell table:style-name="ce3" table:formula="of:=[.J65]+[.M65]-[.S65]*[.T65]" office:value-type="float" office:value="-5.71428571425593" calcext:value-type="float">
            <text:p>-5,714</text:p>
          </table:table-cell>
          <table:table-cell table:style-name="ce3" table:formula="of:=[.N65]-[.C65]" office:value-type="float" office:value="4.28571428574407" calcext:value-type="float">
            <text:p>4,286</text:p>
          </table:table-cell>
          <table:table-cell table:style-name="ce3" table:formula="of:=[.L65]-[.E65]" office:value-type="float" office:value="4.2857142857511" calcext:value-type="float">
            <text:p>4,286</text:p>
          </table:table-cell>
          <table:table-cell table:style-name="ce16" table:formula="of:=[.A65]-[.J65]" office:value-type="float" office:value="3.85714285718341" calcext:value-type="float">
            <text:p>3,857</text:p>
          </table:table-cell>
          <table:table-cell table:style-name="ce16" table:formula="of:=[.B65]-[.K65]" office:value-type="float" office:value="3.85714285717638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64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65]*0.9+(([.N65]+[.L65])/2-[.N65])/11" office:value-type="float" office:value="-4.42857142854598" calcext:value-type="float">
            <text:p>-4,429</text:p>
          </table:table-cell>
          <table:table-cell table:style-name="ce3" table:formula="of:=[.L65]*0.9-([.L65]-([.L65]+[.N65])/2)/11" office:value-type="float" office:value="8.28571428571564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66]-[.C66]" office:value-type="float" office:value="5.57142857145402" calcext:value-type="float">
            <text:p>5,571</text:p>
          </table:table-cell>
          <table:table-cell table:style-name="ce2" table:formula="of:=[.B66]-[.D66]+[.S66]*[.T66]" office:value-type="float" office:value="5.71428571426162" calcext:value-type="float">
            <text:p>5,714</text:p>
          </table:table-cell>
          <table:table-cell table:style-name="ce3" table:formula="of:=[.N66]-[.C66]" office:value-type="float" office:value="4.28571428573378" calcext:value-type="float">
            <text:p>4,286</text:p>
          </table:table-cell>
          <table:table-cell table:style-name="ce7" table:formula="of:=[.L66]-[.E66]" office:value-type="float" office:value="4.28571428573838" calcext:value-type="float">
            <text:p>4,286</text:p>
          </table:table-cell>
          <table:table-cell table:style-name="ce11" table:formula="of:=[.A66]-[.J65]" office:value-type="float" office:value="3.85714285716998" calcext:value-type="float">
            <text:p>3,857</text:p>
          </table:table-cell>
          <table:table-cell table:style-name="ce15" table:formula="of:=[.B66]-[.K65]" office:value-type="float" office:value="3.85714285717567" calcext:value-type="float">
            <text:p>3,857</text:p>
          </table:table-cell>
          <table:table-cell table:style-name="ce3" table:formula="of:=[.C66]*0.9-([.C66]-([.C66]+[.E66])/2)/11" office:value-type="float" office:value="-8.28571428571538" calcext:value-type="float">
            <text:p>-8,286</text:p>
          </table:table-cell>
          <table:table-cell table:style-name="ce3" table:formula="of:=[.E66]*0.9+(([.C66]+[.E66])/2-[.E66])/11" office:value-type="float" office:value="4.42857142855084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66]-[.K66]" office:value-type="float" office:value="5.57142857144916" calcext:value-type="float">
            <text:p>5,571</text:p>
          </table:table-cell>
          <table:table-cell table:style-name="ce3" table:formula="of:=[.J66]+[.M66]-[.S66]*[.T66]" office:value-type="float" office:value="-5.71428571426622" calcext:value-type="float">
            <text:p>-5,714</text:p>
          </table:table-cell>
          <table:table-cell table:style-name="ce3" table:formula="of:=[.N66]-[.C66]" office:value-type="float" office:value="4.28571428573378" calcext:value-type="float">
            <text:p>4,286</text:p>
          </table:table-cell>
          <table:table-cell table:style-name="ce3" table:formula="of:=[.L66]-[.E66]" office:value-type="float" office:value="4.28571428573838" calcext:value-type="float">
            <text:p>4,286</text:p>
          </table:table-cell>
          <table:table-cell table:style-name="ce16" table:formula="of:=[.A66]-[.J66]" office:value-type="float" office:value="3.8571428571694" calcext:value-type="float">
            <text:p>3,857</text:p>
          </table:table-cell>
          <table:table-cell table:style-name="ce16" table:formula="of:=[.B66]-[.K66]" office:value-type="float" office:value="3.8571428571648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65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66]*0.9+(([.N66]+[.L66])/2-[.N66])/11" office:value-type="float" office:value="-4.42857142855477" calcext:value-type="float">
            <text:p>-4,429</text:p>
          </table:table-cell>
          <table:table-cell table:style-name="ce3" table:formula="of:=[.L66]*0.9-([.L66]-([.L66]+[.N66])/2)/11" office:value-type="float" office:value="8.28571428571517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67]-[.C67]" office:value-type="float" office:value="5.57142857144523" calcext:value-type="float">
            <text:p>5,571</text:p>
          </table:table-cell>
          <table:table-cell table:style-name="ce2" table:formula="of:=[.B67]-[.D67]+[.S67]*[.T67]" office:value-type="float" office:value="5.71428571426994" calcext:value-type="float">
            <text:p>5,714</text:p>
          </table:table-cell>
          <table:table-cell table:style-name="ce3" table:formula="of:=[.N67]-[.C67]" office:value-type="float" office:value="4.28571428572705" calcext:value-type="float">
            <text:p>4,286</text:p>
          </table:table-cell>
          <table:table-cell table:style-name="ce7" table:formula="of:=[.L67]-[.E67]" office:value-type="float" office:value="4.28571428573006" calcext:value-type="float">
            <text:p>4,286</text:p>
          </table:table-cell>
          <table:table-cell table:style-name="ce11" table:formula="of:=[.A67]-[.J66]" office:value-type="float" office:value="3.85714285716061" calcext:value-type="float">
            <text:p>3,857</text:p>
          </table:table-cell>
          <table:table-cell table:style-name="ce15" table:formula="of:=[.B67]-[.K66]" office:value-type="float" office:value="3.85714285716433" calcext:value-type="float">
            <text:p>3,857</text:p>
          </table:table-cell>
          <table:table-cell table:style-name="ce3" table:formula="of:=[.C67]*0.9-([.C67]-([.C67]+[.E67])/2)/11" office:value-type="float" office:value="-8.285714285715" calcext:value-type="float">
            <text:p>-8,286</text:p>
          </table:table-cell>
          <table:table-cell table:style-name="ce3" table:formula="of:=[.E67]*0.9+(([.C67]+[.E67])/2-[.E67])/11" office:value-type="float" office:value="4.42857142855795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67]-[.K67]" office:value-type="float" office:value="5.57142857144205" calcext:value-type="float">
            <text:p>5,571</text:p>
          </table:table-cell>
          <table:table-cell table:style-name="ce3" table:formula="of:=[.J67]+[.M67]-[.S67]*[.T67]" office:value-type="float" office:value="-5.71428571427295" calcext:value-type="float">
            <text:p>-5,714</text:p>
          </table:table-cell>
          <table:table-cell table:style-name="ce3" table:formula="of:=[.N67]-[.C67]" office:value-type="float" office:value="4.28571428572705" calcext:value-type="float">
            <text:p>4,286</text:p>
          </table:table-cell>
          <table:table-cell table:style-name="ce3" table:formula="of:=[.L67]-[.E67]" office:value-type="float" office:value="4.28571428573006" calcext:value-type="float">
            <text:p>4,286</text:p>
          </table:table-cell>
          <table:table-cell table:style-name="ce16" table:formula="of:=[.A67]-[.J67]" office:value-type="float" office:value="3.85714285716024" calcext:value-type="float">
            <text:p>3,857</text:p>
          </table:table-cell>
          <table:table-cell table:style-name="ce16" table:formula="of:=[.B67]-[.K67]" office:value-type="float" office:value="3.85714285715722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66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>
          <table:table-cell table:style-name="ce3" table:formula="of:=[.N67]*0.9+(([.N67]+[.L67])/2-[.N67])/11" office:value-type="float" office:value="-4.42857142856052" calcext:value-type="float">
            <text:p>-4,429</text:p>
          </table:table-cell>
          <table:table-cell table:style-name="ce3" table:formula="of:=[.L67]*0.9-([.L67]-([.L67]+[.N67])/2)/11" office:value-type="float" office:value="8.28571428571487" calcext:value-type="float">
            <text:p>8,286</text:p>
          </table:table-cell>
          <table:table-cell table:style-name="ce3" office:value-type="float" office:value="-10" calcext:value-type="float">
            <text:p>-10,000</text:p>
          </table:table-cell>
          <table:table-cell table:style-name="ce2" table:formula="of:=[.A68]-[.C68]" office:value-type="float" office:value="5.57142857143948" calcext:value-type="float">
            <text:p>5,571</text:p>
          </table:table-cell>
          <table:table-cell table:style-name="ce2" table:formula="of:=[.B68]-[.D68]+[.S68]*[.T68]" office:value-type="float" office:value="5.71428571427539" calcext:value-type="float">
            <text:p>5,714</text:p>
          </table:table-cell>
          <table:table-cell table:style-name="ce3" table:formula="of:=[.N68]-[.C68]" office:value-type="float" office:value="4.28571428572264" calcext:value-type="float">
            <text:p>4,286</text:p>
          </table:table-cell>
          <table:table-cell table:style-name="ce7" table:formula="of:=[.L68]-[.E68]" office:value-type="float" office:value="4.28571428572461" calcext:value-type="float">
            <text:p>4,286</text:p>
          </table:table-cell>
          <table:table-cell table:style-name="ce11" table:formula="of:=[.A68]-[.J67]" office:value-type="float" office:value="3.85714285715448" calcext:value-type="float">
            <text:p>3,857</text:p>
          </table:table-cell>
          <table:table-cell table:style-name="ce15" table:formula="of:=[.B68]-[.K67]" office:value-type="float" office:value="3.85714285715692" calcext:value-type="float">
            <text:p>3,857</text:p>
          </table:table-cell>
          <table:table-cell table:style-name="ce3" table:formula="of:=[.C68]*0.9-([.C68]-([.C68]+[.E68])/2)/11" office:value-type="float" office:value="-8.28571428571476" calcext:value-type="float">
            <text:p>-8,286</text:p>
          </table:table-cell>
          <table:table-cell table:style-name="ce3" table:formula="of:=[.E68]*0.9+(([.C68]+[.E68])/2-[.E68])/11" office:value-type="float" office:value="4.4285714285626" calcext:value-type="float">
            <text:p>4,429</text:p>
          </table:table-cell>
          <table:table-cell table:style-name="ce2" office:value-type="float" office:value="10" calcext:value-type="float">
            <text:p>10,000</text:p>
          </table:table-cell>
          <table:table-cell table:style-name="ce3" table:formula="of:=[.L68]-[.K68]" office:value-type="float" office:value="5.5714285714374" calcext:value-type="float">
            <text:p>5,571</text:p>
          </table:table-cell>
          <table:table-cell table:style-name="ce3" table:formula="of:=[.J68]+[.M68]-[.S68]*[.T68]" office:value-type="float" office:value="-5.71428571427736" calcext:value-type="float">
            <text:p>-5,714</text:p>
          </table:table-cell>
          <table:table-cell table:style-name="ce3" table:formula="of:=[.N68]-[.C68]" office:value-type="float" office:value="4.28571428572264" calcext:value-type="float">
            <text:p>4,286</text:p>
          </table:table-cell>
          <table:table-cell table:style-name="ce3" table:formula="of:=[.L68]-[.E68]" office:value-type="float" office:value="4.28571428572461" calcext:value-type="float">
            <text:p>4,286</text:p>
          </table:table-cell>
          <table:table-cell table:style-name="ce16" table:formula="of:=[.A68]-[.J68]" office:value-type="float" office:value="3.85714285715423" calcext:value-type="float">
            <text:p>3,857</text:p>
          </table:table-cell>
          <table:table-cell table:style-name="ce16" table:formula="of:=[.B68]-[.K68]" office:value-type="float" office:value="3.85714285715226" calcext:value-type="float">
            <text:p>3,857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table:formula="of:=[.T67]" office:value-type="float" office:value="0.3" calcext:value-type="float">
            <text:p>0,300</text:p>
          </table:table-cell>
          <table:table-cell table:number-columns-repeated="16364"/>
        </table:table-row>
        <table:table-row table:style-name="ro1" table:number-rows-repeated="10485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4:35:12.234000000</meta:creation-date>
    <dc:date>2023-12-12T19:18:30.266000000</dc:date>
    <meta:editing-duration>PT4H43M18S</meta:editing-duration>
    <meta:editing-cycles>3</meta:editing-cycles>
    <meta:generator>LibreOffice/7.6.3.2$Windows_X86_64 LibreOffice_project/29d686fea9f6705b262d369fede658f824154cc0</meta:generator>
    <meta:document-statistic meta:table-count="1" meta:cell-count="1360" meta:object-count="0"/>
  </office:meta>
</office:document-meta>
</file>